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393cm" fo:min-width="1.964cm" fo:padding-top="0.165cm" fo:padding-bottom="0.165cm" fo:padding-left="0.29cm" fo:padding-right="0.29cm"/>
    </style:style>
    <style:style style:name="gr2"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393cm" fo:min-width="1.965cm" fo:padding-top="0.165cm" fo:padding-bottom="0.165cm" fo:padding-left="0.29cm" fo:padding-right="0.29cm"/>
    </style:style>
    <style:style style:name="gr4"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5" style:family="graphic" style:parent-style-name="standard">
      <style:graphic-properties draw:stroke="none" svg:stroke-width="0.081cm" svg:stroke-color="#000000" draw:marker-start-width="0.321cm" draw:marker-end-width="0.321cm" draw:fill="none" draw:fill-color="#ffffff" fo:min-height="0.433cm"/>
    </style:style>
    <style:style style:name="gr6" style:family="graphic" style:parent-style-name="standard">
      <style:graphic-properties draw:stroke="none" svg:stroke-width="0.081cm" svg:stroke-color="#000000" draw:marker-start-width="0.321cm" draw:marker-end-width="0.321cm" draw:fill="none" draw:fill-color="#ffffff" fo:min-height="1.297cm"/>
    </style:style>
    <style:style style:name="gr7" style:family="graphic" style:parent-style-name="standard">
      <style:graphic-properties draw:stroke="none" svg:stroke-width="0.053cm" svg:stroke-color="#000000" draw:marker-start-width="0.279cm" draw:marker-end-width="0.279cm" draw:fill="none" draw:fill-color="#ffffff" fo:min-height="1.297cm"/>
    </style:style>
    <style:style style:name="gr8" style:family="graphic" style:parent-style-name="standard">
      <style:graphic-properties draw:stroke="none" svg:stroke-width="0.081cm" svg:stroke-color="#000000" draw:marker-start-width="0.321cm" draw:marker-end-width="0.321cm" draw:fill="none" draw:fill-color="#ffffff" fo:min-height="0.865cm"/>
    </style:style>
    <style:style style:name="gr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341cm" fo:min-width="1.912cm" fo:padding-top="0.165cm" fo:padding-bottom="0.165cm" fo:padding-left="0.29cm" fo:padding-right="0.29cm"/>
    </style:style>
    <style:style style:name="gr10" style:family="graphic" style:parent-style-name="objectwithoutfill">
      <style:graphic-properties svg:stroke-width="0.081cm" draw:marker-start-width="0.322cm" draw:marker-end-width="0.322cm" draw:fill="none" draw:textarea-vertical-align="middle" fo:padding-top="0.166cm" fo:padding-bottom="0.166cm" fo:padding-left="0.291cm" fo:padding-right="0.291cm"/>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13" style:family="graphic" style:parent-style-name="objectwithoutfill">
      <style:graphic-properties svg:stroke-width="0.081cm" draw:marker-start="Arrow"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width="0.053cm" svg:stroke-color="#000000" draw:marker-start-width="0.279cm" draw:marker-end-width="0.279cm" draw:fill="none" draw:fill-color="#ffffff" fo:min-height="0.865cm"/>
    </style:style>
    <style:style style:name="gr15"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1.324cm" fo:min-width="7.366cm" fo:padding-top="0.178cm" fo:padding-bottom="0.178cm" fo:padding-left="0.303cm" fo:padding-right="0.303cm"/>
    </style:style>
    <style:style style:name="gr1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width="0.106cm" svg:stroke-color="#000000" draw:marker-start-width="0.359cm" draw:marker-end-width="0.359cm" draw:fill="none" draw:fill-color="#729fcf" draw:textarea-horizontal-align="justify" draw:textarea-vertical-align="middle" draw:auto-grow-height="false" fo:min-height="0.385cm" fo:min-width="0.77cm" fo:padding-top="0.178cm" fo:padding-bottom="0.178cm" fo:padding-left="0.303cm" fo:padding-right="0.303cm"/>
    </style:style>
    <style:style style:name="gr18"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375cm"/>
    </style:style>
    <style:style style:name="gr19"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556cm" fo:min-width="1.069cm"/>
    </style:style>
    <style:style style:name="gr20"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556cm" fo:min-width="0.743cm"/>
    </style:style>
    <style:style style:name="gr21"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556cm" fo:min-width="1.073cm"/>
    </style:style>
    <style:style style:name="gr22"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29cm" fo:min-width="2.675cm" fo:padding-top="0.178cm" fo:padding-bottom="0.178cm" fo:padding-left="0.303cm" fo:padding-right="0.303cm"/>
    </style:style>
    <style:style style:name="gr23"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1.423cm" fo:min-width="3.003cm"/>
    </style:style>
    <style:style style:name="gr24" style:family="graphic" style:parent-style-name="objectwithoutfill">
      <style:graphic-properties svg:stroke-width="0.106cm" draw:marker-start="Circle"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false" fo:min-height="1.111cm" fo:min-width="0cm"/>
    </style:style>
    <style:style style:name="gr26"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false" fo:min-height="0.556cm" fo:min-width="0cm"/>
    </style:style>
    <style:style style:name="gr27" style:family="graphic" style:parent-style-name="standard">
      <style:graphic-properties svg:stroke-width="0.106cm" svg:stroke-color="#000000" draw:marker-start-width="0.359cm" draw:marker-end-width="0.359cm" draw:fill="none" draw:fill-color="#729fcf" draw:textarea-horizontal-align="justify" draw:textarea-vertical-align="middle" draw:auto-grow-height="false" fo:min-height="1.02cm" fo:min-width="1.405cm" fo:padding-top="0.178cm" fo:padding-bottom="0.178cm" fo:padding-left="0.303cm" fo:padding-right="0.303cm"/>
    </style:style>
    <style:style style:name="gr28"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1.115cm"/>
    </style:style>
    <style:style style:name="gr29"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1.344cm"/>
    </style:style>
    <style:style style:name="gr30"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false" fo:min-height="1.423cm" fo:min-width="0cm"/>
    </style:style>
    <style:style style:name="gr31"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353cm"/>
    </style:style>
    <style:style style:name="gr32"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391cm"/>
    </style:style>
    <style:style style:name="gr33"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32cm"/>
    </style:style>
    <style:style style:name="gr34"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705cm"/>
    </style:style>
    <style:style style:name="gr35"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671cm"/>
    </style:style>
    <style:style style:name="gr36"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false" fo:min-height="0.712cm" fo:min-width="0cm"/>
    </style:style>
    <style:style style:name="gr37"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1.717cm" fo:min-width="9.332cm" fo:padding-top="0.178cm" fo:padding-bottom="0.178cm" fo:padding-left="0.303cm" fo:padding-right="0.303cm"/>
    </style:style>
    <style:style style:name="gr38"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385cm" fo:min-width="0.77cm" fo:padding-top="0.178cm" fo:padding-bottom="0.178cm" fo:padding-left="0.303cm" fo:padding-right="0.303cm"/>
    </style:style>
    <style:style style:name="gr39"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475cm" fo:min-width="0.802cm"/>
    </style:style>
    <style:style style:name="gr40"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475cm" fo:min-width="0.849cm"/>
    </style:style>
    <style:style style:name="gr41"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475cm" fo:min-width="0.895cm"/>
    </style:style>
    <style:style style:name="gr42"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475cm" fo:min-width="0.942cm"/>
    </style:style>
    <style:style style:name="gr43" style:family="graphic" style:parent-style-name="standard">
      <style:graphic-properties draw:stroke="none" svg:stroke-width="0.106cm" svg:stroke-color="#000000" draw:marker-start-width="0.359cm" draw:marker-end-width="0.359cm" draw:fill="none" draw:fill-color="#ffffff" fo:min-height="0.949cm"/>
    </style:style>
    <style:style style:name="gr44" style:family="graphic" style:parent-style-name="standard">
      <style:graphic-properties draw:stroke="none" svg:stroke-width="0.106cm" svg:stroke-color="#000000" draw:marker-start-width="0.359cm" draw:marker-end-width="0.359cm" draw:fill="none" draw:fill-color="#ffffff" fo:min-height="0.475cm"/>
    </style:style>
    <style:style style:name="gr45"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1.02cm" fo:min-width="0.77cm" fo:padding-top="0.178cm" fo:padding-bottom="0.178cm" fo:padding-left="0.303cm" fo:padding-right="0.303cm"/>
    </style:style>
    <style:style style:name="gr46"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459cm"/>
    </style:style>
    <style:style style:name="gr47" style:family="graphic" style:parent-style-name="objectwithoutfill">
      <style:graphic-properties svg:stroke-width="0.106cm" draw:marker-start="" draw:marker-start-width="0.359cm" draw:marker-end=""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draw:marker-start-width="0.359cm" draw:marker-end="" draw:marker-end-width="0.359cm" draw:fill="none" draw:textarea-vertical-align="middle" fo:padding-top="0.178cm" fo:padding-bottom="0.178cm" fo:padding-left="0.303cm" fo:padding-right="0.303cm"/>
    </style:style>
    <style:style style:name="gr49"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475cm" fo:min-width="0.476cm"/>
    </style:style>
    <style:style style:name="gr50"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475cm" fo:min-width="0.239cm"/>
    </style:style>
    <style:style style:name="gr51"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385cm" fo:min-width="0.77cm" fo:padding-top="0.178cm" fo:padding-bottom="0.178cm" fo:padding-left="0.303cm" fo:padding-right="0.303cm"/>
    </style:style>
    <style:style style:name="gr52"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105cm" fo:min-width="0.946cm" fo:padding-top="0.178cm" fo:padding-bottom="0.178cm" fo:padding-left="0.303cm" fo:padding-right="0.303cm"/>
    </style:style>
    <style:style style:name="gr53"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1.657cm"/>
    </style:style>
    <style:style style:name="gr54"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519cm" fo:min-width="0.275cm" fo:padding-top="0.178cm" fo:padding-bottom="0.178cm" fo:padding-left="0.303cm" fo:padding-right="0.303cm" fo:wrap-option="no-wrap"/>
    </style:style>
    <style:style style:name="gr55"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734cm"/>
    </style:style>
    <style:style style:name="gr56" style:family="graphic" style:parent-style-name="objectwithoutfill">
      <style:graphic-properties svg:stroke-width="0.106cm" draw:marker-start="" draw:marker-start-width="0.359cm" draw:marker-end-width="0.359cm" draw:fill="none" draw:textarea-vertical-align="middle" fo:padding-top="0.178cm" fo:padding-bottom="0.178cm" fo:padding-left="0.303cm" fo:padding-right="0.303cm"/>
    </style:style>
    <style:style style:name="gr57"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1.56cm"/>
    </style:style>
    <style:style style:name="gr58"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0.709cm"/>
    </style:style>
    <style:style style:name="gr59"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1.547cm"/>
    </style:style>
    <style:style style:name="gr60" style:family="graphic" style:parent-style-name="standard">
      <style:graphic-properties draw:stroke="none" svg:stroke-width="0.106cm" svg:stroke-color="#000000" draw:marker-start-width="0.359cm" draw:marker-end-width="0.359cm" draw:fill="none" draw:fill-color="#ffffff" draw:textarea-horizontal-align="left" draw:auto-grow-height="true" draw:auto-grow-width="true" fo:min-height="0.712cm" fo:min-width="1.983cm"/>
    </style:style>
    <style:style style:name="gr61"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3.456cm" fo:min-width="0.031cm" fo:padding-top="0.177cm" fo:padding-bottom="0.177cm" fo:padding-left="0.302cm" fo:padding-right="0.302cm"/>
    </style:style>
    <style:style style:name="gr62" style:family="graphic" style:parent-style-name="objectwithoutfill">
      <style:graphic-properties svg:stroke-width="0.106cm" draw:marker-start-width="0.358cm" draw:marker-end="" draw:marker-end-width="0.358cm" draw:fill="none" draw:textarea-vertical-align="middle" fo:padding-top="0.177cm" fo:padding-bottom="0.177cm" fo:padding-left="0.302cm" fo:padding-right="0.302cm"/>
    </style:style>
    <style:style style:name="gr63"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64" style:family="graphic" style:parent-style-name="standard">
      <style:graphic-properties draw:stroke="none" svg:stroke-width="0.106cm" svg:stroke-color="#000000" draw:marker-start-width="0.358cm" draw:marker-end-width="0.358cm" draw:fill="none" draw:fill-color="#ffffff" fo:min-height="0.949cm"/>
    </style:style>
    <style:style style:name="gr65" style:family="graphic" style:parent-style-name="standard">
      <style:graphic-properties draw:stroke="none" svg:stroke-width="0.106cm" svg:stroke-color="#000000" draw:marker-start-width="0.358cm" draw:marker-end-width="0.358cm" draw:fill="none" draw:fill-color="#ffffff" fo:min-height="0.475cm"/>
    </style:style>
    <style:style style:name="gr66" style:family="graphic" style:parent-style-name="standard">
      <style:graphic-properties svg:stroke-width="0.106cm" svg:stroke-color="#000000" draw:marker-start="Arrow" draw:marker-start-width="0.458cm" draw:marker-end="Arrow" draw:marker-end-width="0.458cm" draw:textarea-vertical-align="middle" fo:padding-top="0.177cm" fo:padding-bottom="0.177cm" fo:padding-left="0.302cm" fo:padding-right="0.302cm"/>
    </style:style>
    <style:style style:name="gr67" style:family="graphic" style:parent-style-name="standard">
      <style:graphic-properties svg:stroke-width="0.106cm" svg:stroke-color="#000000" draw:marker-start-width="0.358cm" draw:marker-end-width="0.358cm" draw:fill="none" draw:fill-color="#729fcf" draw:textarea-horizontal-align="justify" draw:textarea-vertical-align="middle" draw:auto-grow-height="false" fo:min-height="0.001cm" fo:min-width="0.106cm" fo:padding-top="0.177cm" fo:padding-bottom="0.177cm" fo:padding-left="0.302cm" fo:padding-right="0.302cm"/>
    </style:style>
    <style:style style:name="gr68" style:family="graphic" style:parent-style-name="standard">
      <style:graphic-properties svg:stroke-width="0.106cm" svg:stroke-color="#000000" draw:marker-start-width="0.358cm" draw:marker-end-width="0.358cm" draw:fill-color="#000000" draw:textarea-horizontal-align="justify" draw:textarea-vertical-align="middle" draw:auto-grow-height="false" fo:min-height="0cm" fo:min-width="0cm" fo:padding-top="0.177cm" fo:padding-bottom="0.177cm" fo:padding-left="0.302cm" fo:padding-right="0.302cm"/>
    </style:style>
    <style:style style:name="gr69" style:family="graphic" style:parent-style-name="objectwithoutfill">
      <style:graphic-properties svg:stroke-width="0.106cm" draw:marker-start="Circle" draw:marker-start-width="0.358cm" draw:marker-end-width="0.358cm" draw:fill="none" draw:textarea-vertical-align="middle" fo:padding-top="0.177cm" fo:padding-bottom="0.177cm" fo:padding-left="0.302cm" fo:padding-right="0.302cm"/>
    </style:style>
    <style:style style:name="gr7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3.56cm" fo:min-width="0.135cm" fo:padding-top="0.177cm" fo:padding-bottom="0.177cm" fo:padding-left="0.302cm" fo:padding-right="0.302cm"/>
    </style:style>
    <style:style style:name="gr71" style:family="graphic" style:parent-style-name="objectwithoutfill">
      <style:graphic-properties svg:stroke-width="0.106cm" draw:marker-start="" draw:marker-start-width="0.358cm" draw:marker-end="" draw:marker-end-width="0.358cm" draw:fill="none" draw:textarea-vertical-align="middle" fo:padding-top="0.177cm" fo:padding-bottom="0.177cm" fo:padding-left="0.302cm" fo:padding-right="0.302cm"/>
    </style:style>
    <style:style style:name="gr72" style:family="graphic" style:parent-style-name="standard">
      <style:graphic-properties svg:stroke-width="0.106cm" svg:stroke-color="#000000" draw:marker-start-width="0.358cm" draw:marker-end-width="0.358cm" draw:fill="none" draw:fill-color="#729fcf" draw:textarea-horizontal-align="justify" draw:textarea-vertical-align="middle" draw:auto-grow-height="false" fo:min-height="0.105cm" fo:min-width="0.21cm" fo:padding-top="0.177cm" fo:padding-bottom="0.177cm" fo:padding-left="0.302cm" fo:padding-right="0.302cm"/>
    </style:style>
    <style:style style:name="gr73" style:family="graphic" style:parent-style-name="standard">
      <style:graphic-properties draw:stroke="none" svg:stroke-width="0.106cm" svg:stroke-color="#000000" draw:marker-start-width="0.358cm" draw:marker-end-width="0.358cm" draw:fill="none" draw:fill-color="#ffffff" fo:min-height="0.477cm"/>
    </style:style>
    <style:style style:name="gr74"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3.264cm" fo:min-width="4.537cm" fo:padding-top="0.177cm" fo:padding-bottom="0.177cm" fo:padding-left="0.302cm" fo:padding-right="0.302cm"/>
    </style:style>
    <style:style style:name="gr75"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712cm" fo:min-width="0.515cm"/>
    </style:style>
    <style:style style:name="gr76"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2.925cm" fo:min-width="0.135cm" fo:padding-top="0.177cm" fo:padding-bottom="0.177cm" fo:padding-left="0.302cm" fo:padding-right="0.302cm"/>
    </style:style>
    <style:style style:name="gr77"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648cm" fo:min-width="1.296cm" fo:padding-top="0.177cm" fo:padding-bottom="0.177cm" fo:padding-left="0.302cm" fo:padding-right="0.302cm"/>
    </style:style>
    <style:style style:name="gr78"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865cm" fo:min-width="1.238cm"/>
    </style:style>
    <style:style style:name="gr79"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6.1cm" fo:min-width="4.58cm" fo:padding-top="0.177cm" fo:padding-bottom="0.177cm" fo:padding-left="0.302cm" fo:padding-right="0.302cm"/>
    </style:style>
    <style:style style:name="gr80"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014cm"/>
    </style:style>
    <style:style style:name="gr81"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251cm"/>
    </style:style>
    <style:style style:name="gr82"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865cm" fo:min-width="1.534cm"/>
    </style:style>
    <style:style style:name="gr83"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158cm"/>
    </style:style>
    <style:style style:name="gr84"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712cm" fo:min-width="1.344cm"/>
    </style:style>
    <style:style style:name="gr85"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865cm" fo:min-width="0.823cm"/>
    </style:style>
    <style:style style:name="gr86"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1.546cm" fo:min-width="1.296cm" fo:padding-top="0.177cm" fo:padding-bottom="0.177cm" fo:padding-left="0.302cm" fo:padding-right="0.302cm"/>
    </style:style>
    <style:style style:name="gr87"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1.729cm" fo:min-width="1.098cm"/>
    </style:style>
    <style:style style:name="gr88" style:family="graphic" style:parent-style-name="objectwithoutfill">
      <style:graphic-properties svg:stroke-width="0.106cm" draw:marker-start-width="0.358cm" draw:marker-end="Circle" draw:marker-end-width="0.358cm" draw:fill="none" draw:textarea-vertical-align="middle" fo:padding-top="0.177cm" fo:padding-bottom="0.177cm" fo:padding-left="0.302cm" fo:padding-right="0.302cm"/>
    </style:style>
    <style:style style:name="gr89"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13.043cm" fo:min-width="1.405cm" fo:padding-top="0.177cm" fo:padding-bottom="0.177cm" fo:padding-left="0.302cm" fo:padding-right="0.302cm"/>
    </style:style>
    <style:style style:name="gr90"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3.777cm" fo:min-width="0.662cm"/>
    </style:style>
    <style:style style:name="gr91"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395cm"/>
    </style:style>
    <style:style style:name="gr92"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467cm"/>
    </style:style>
    <style:style style:name="gr93"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0.497cm"/>
    </style:style>
    <style:style style:name="gr94"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2.144cm"/>
    </style:style>
    <style:style style:name="gr95"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0.425cm"/>
    </style:style>
    <style:style style:name="gr96"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2.263cm"/>
    </style:style>
    <style:style style:name="gr97"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09cm"/>
    </style:style>
    <style:style style:name="gr98"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069cm"/>
    </style:style>
    <style:style style:name="gr99"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475cm" fo:min-width="0cm"/>
    </style:style>
    <style:style style:name="gr100"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512cm" fo:min-width="0cm"/>
    </style:style>
    <style:style style:name="gr101"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865cm" fo:min-width="1.302cm"/>
    </style:style>
    <style:style style:name="gr102"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475cm" fo:min-width="1.28cm"/>
    </style:style>
    <style:style style:name="gr103"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1.069cm" fo:min-width="1.437cm"/>
    </style:style>
    <style:style style:name="gr104"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713cm" fo:min-width="1.475cm"/>
    </style:style>
    <style:style style:name="gr105"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713cm" fo:min-width="1.687cm"/>
    </style:style>
    <style:style style:name="gr106"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713cm" fo:min-width="1.386cm"/>
    </style:style>
    <style:style style:name="gr107"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357cm" fo:min-width="1.399cm"/>
    </style:style>
    <style:style style:name="gr108"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68cm" fo:min-width="3.746cm" fo:padding-top="0.178cm" fo:padding-bottom="0.178cm" fo:padding-left="0.303cm" fo:padding-right="0.303cm"/>
    </style:style>
    <style:style style:name="gr109" style:family="graphic" style:parent-style-name="standard">
      <style:graphic-properties draw:stroke="none" svg:stroke-color="#000000" draw:fill="none" draw:fill-color="#ffffff" draw:textarea-horizontal-align="left" draw:auto-grow-height="true" draw:auto-grow-width="false" fo:min-height="2.221cm" fo:min-width="3.124cm"/>
    </style:style>
    <style:style style:name="gr110"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968cm" fo:min-width="2.092cm" fo:padding-top="0.178cm" fo:padding-bottom="0.178cm" fo:padding-left="0.303cm" fo:padding-right="0.303cm"/>
    </style:style>
    <style:style style:name="gr111"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839cm" fo:min-width="5.725cm" fo:padding-top="0.178cm" fo:padding-bottom="0.178cm" fo:padding-left="0.303cm" fo:padding-right="0.303cm"/>
    </style:style>
    <style:style style:name="gr112"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988cm" fo:min-width="2.955cm" fo:padding-top="0.178cm" fo:padding-bottom="0.178cm" fo:padding-left="0.303cm" fo:padding-right="0.303cm"/>
    </style:style>
    <style:style style:name="gr113"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0.968cm" fo:min-width="2.955cm" fo:padding-top="0.178cm" fo:padding-bottom="0.178cm" fo:padding-left="0.303cm" fo:padding-right="0.303cm"/>
    </style:style>
    <style:style style:name="gr114"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68cm" fo:min-width="2.696cm" fo:padding-top="0.178cm" fo:padding-bottom="0.178cm" fo:padding-left="0.303cm" fo:padding-right="0.303cm"/>
    </style:style>
    <style:style style:name="gr115"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68cm" fo:min-width="2.307cm" fo:padding-top="0.178cm" fo:padding-bottom="0.178cm" fo:padding-left="0.303cm" fo:padding-right="0.303cm"/>
    </style:style>
    <style:style style:name="gr116"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2.68cm" fo:min-width="2.231cm" fo:padding-top="0.178cm" fo:padding-bottom="0.178cm" fo:padding-left="0.303cm" fo:padding-right="0.303cm"/>
    </style:style>
    <style:style style:name="gr117" style:family="graphic" style:parent-style-name="objectwithoutfill">
      <style:graphic-properties svg:stroke-width="0.081cm" svg:stroke-color="#21409a" draw:marker-start-width="0.321cm" draw:marker-end="Arrow" draw:marker-end-width="0.321cm" draw:fill="none" draw:textarea-vertical-align="middle" fo:padding-top="0.165cm" fo:padding-bottom="0.165cm" fo:padding-left="0.29cm" fo:padding-right="0.29cm"/>
    </style:style>
    <style:style style:name="gr118" style:family="graphic" style:parent-style-name="objectwithoutfill">
      <style:graphic-properties svg:stroke-width="0.081cm" svg:stroke-color="#21409a" draw:marker-start="Circle" draw:marker-start-width="0.321cm" draw:marker-end="Rounded_20_short_20_Arrow" draw:marker-end-width="0.321cm" draw:fill="none" draw:textarea-vertical-align="middle" fo:padding-top="0.165cm" fo:padding-bottom="0.165cm" fo:padding-left="0.29cm" fo:padding-right="0.29cm"/>
    </style:style>
    <style:style style:name="gr119" style:family="graphic" style:parent-style-name="objectwithoutfill">
      <style:graphic-properties svg:stroke-width="0.081cm" svg:stroke-color="#21409a" draw:marker-start="Circle" draw:marker-start-width="0.321cm" draw:marker-end="Arrow" draw:marker-end-width="0.421cm" draw:fill="none" draw:textarea-vertical-align="middle" fo:padding-top="0.165cm" fo:padding-bottom="0.165cm" fo:padding-left="0.29cm" fo:padding-right="0.29cm"/>
    </style:style>
    <style:style style:name="gr120" style:family="graphic" style:parent-style-name="objectwithoutfill">
      <style:graphic-properties svg:stroke-width="0.081cm" svg:stroke-color="#21409a" draw:marker-start-width="0.321cm" draw:marker-end="Arrow" draw:marker-end-width="0.421cm" draw:fill="none" draw:textarea-vertical-align="middle" fo:padding-top="0.165cm" fo:padding-bottom="0.165cm" fo:padding-left="0.29cm" fo:padding-right="0.29cm"/>
    </style:style>
    <style:style style:name="gr121" style:family="graphic" style:parent-style-name="standard">
      <style:graphic-properties svg:stroke-color="#000000" draw:fill-color="#000000" draw:textarea-horizontal-align="justify" draw:textarea-vertical-align="middle" draw:auto-grow-height="false" fo:min-height="0.385cm" fo:min-width="0.135cm"/>
    </style:style>
    <style:style style:name="gr122" style:family="graphic" style:parent-style-name="standard">
      <style:graphic-properties draw:stroke="none" svg:stroke-color="#000000" draw:fill="none" draw:fill-color="#ffffff" draw:textarea-horizontal-align="left" draw:auto-grow-height="true" draw:auto-grow-width="true" fo:min-height="1.666cm" fo:min-width="1.623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124" style:family="graphic" style:parent-style-name="standard">
      <style:graphic-properties draw:stroke="none" svg:stroke-color="#000000" draw:fill="none" draw:fill-color="#ffffff" draw:textarea-horizontal-align="left" draw:auto-grow-height="true" draw:auto-grow-width="true" fo:min-height="1.111cm" fo:min-width="1.623cm"/>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126" style:family="graphic" style:parent-style-name="standard">
      <style:graphic-properties draw:stroke="none" svg:stroke-color="#000000" draw:fill="none" draw:fill-color="#ffffff" draw:textarea-horizontal-align="left" draw:auto-grow-height="true" draw:auto-grow-width="true" fo:min-height="1.666cm" fo:min-width="1.848cm"/>
    </style:style>
    <style:style style:name="gr127" style:family="graphic" style:parent-style-name="standard">
      <style:graphic-properties draw:stroke="none" svg:stroke-color="#000000" draw:fill="none" draw:fill-color="#ffffff" draw:textarea-horizontal-align="left" draw:auto-grow-height="true" draw:auto-grow-width="true" fo:min-height="0.556cm" fo:min-width="1.302cm"/>
    </style:style>
    <style:style style:name="gr128" style:family="graphic" style:parent-style-name="standard">
      <style:graphic-properties draw:stroke="none" svg:stroke-color="#000000" draw:fill="none" draw:fill-color="#ffffff" draw:textarea-horizontal-align="left" draw:auto-grow-height="true" draw:auto-grow-width="true" fo:min-height="0.712cm" fo:min-width="1.416cm"/>
    </style:style>
    <style:style style:name="gr129" style:family="graphic" style:parent-style-name="standard">
      <style:graphic-properties draw:stroke="none" svg:stroke-color="#000000" draw:fill="none" draw:fill-color="#ffffff" draw:textarea-horizontal-align="left" draw:auto-grow-height="true" draw:auto-grow-width="true" fo:min-height="1.111cm" fo:min-width="2.508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1.09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187cm"/>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2.788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1.831cm"/>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1.153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1.649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1.945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1.767cm"/>
    </style:style>
    <style:style style:name="gr139" style:family="graphic" style:parent-style-name="standard">
      <style:graphic-properties draw:stroke="none" svg:stroke-color="#000000" draw:fill="none" draw:fill-color="#ffffff" draw:textarea-horizontal-align="left" draw:auto-grow-height="true" draw:auto-grow-width="true" fo:min-height="0.712cm" fo:min-width="1.344cm"/>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141" style:family="graphic" style:parent-style-name="standard">
      <style:graphic-properties svg:stroke-color="#000000" draw:fill-color="#ed1c24" draw:textarea-horizontal-align="justify" draw:textarea-vertical-align="middle" draw:auto-grow-height="false" fo:min-height="0.385cm" fo:min-width="0.135cm"/>
    </style:style>
    <style:style style:name="gr142" style:family="graphic" style:parent-style-name="standard">
      <style:graphic-properties svg:stroke-color="#000000" draw:fill-color="#00a65d" draw:textarea-horizontal-align="justify" draw:textarea-vertical-align="middle" draw:auto-grow-height="false" fo:min-height="0.385cm" fo:min-width="0.135cm"/>
    </style:style>
    <style:style style:name="gr143" style:family="graphic" style:parent-style-name="standard">
      <style:graphic-properties svg:stroke-color="#000000" draw:fill-color="#21409a" draw:textarea-horizontal-align="justify" draw:textarea-vertical-align="middle" draw:auto-grow-height="false" fo:min-height="0.385cm" fo:min-width="0.135cm"/>
    </style:style>
    <style:style style:name="gr144"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145"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5.603cm"/>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3.727cm"/>
    </style:style>
    <style:style style:name="gr148"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4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919cm" fo:min-width="2.831cm" fo:padding-top="0.165cm" fo:padding-bottom="0.165cm" fo:padding-left="0.29cm" fo:padding-right="0.29cm"/>
    </style:style>
    <style:style style:name="gr150" style:family="graphic" style:parent-style-name="standard">
      <style:graphic-properties draw:stroke="none" svg:stroke-color="#000000" draw:fill="none" draw:fill-color="#ffffff" draw:textarea-horizontal-align="left" draw:auto-grow-height="true" draw:auto-grow-width="true" fo:min-height="0.995cm" fo:min-width="3.12cm"/>
    </style:style>
    <style:style style:name="gr151" style:family="graphic" style:parent-style-name="standard">
      <style:graphic-properties draw:stroke="none" svg:stroke-color="#000000" draw:fill="none" draw:fill-color="#ffffff" draw:textarea-horizontal-align="left" draw:auto-grow-height="true" draw:auto-grow-width="true" fo:min-height="0.996cm" fo:min-width="1.927cm"/>
    </style:style>
    <style:style style:name="gr152" style:family="graphic" style:parent-style-name="standard">
      <style:graphic-properties draw:stroke="none" svg:stroke-color="#000000" draw:fill="none" draw:fill-color="#ffffff" draw:textarea-horizontal-align="left" draw:auto-grow-height="true" draw:auto-grow-width="true" fo:min-height="0.689cm" fo:min-width="4.251cm"/>
    </style:style>
    <style:style style:name="gr153" style:family="graphic" style:parent-style-name="objectwithoutfill">
      <style:graphic-properties svg:stroke-width="0.081cm" svg:stroke-color="#000000" draw:marker-start-width="0.321cm" draw:marker-end="Arrow" draw:marker-end-width="0.321cm" draw:fill="none" draw:textarea-vertical-align="middle" fo:padding-top="0.165cm" fo:padding-bottom="0.165cm" fo:padding-left="0.29cm" fo:padding-right="0.29cm"/>
    </style:style>
    <style:style style:name="gr154" style:family="graphic" style:parent-style-name="standard">
      <style:graphic-properties draw:stroke="none" svg:stroke-color="#000000" draw:fill="none" draw:fill-color="#ffffff" draw:textarea-horizontal-align="left" draw:auto-grow-height="true" draw:auto-grow-width="false" fo:min-height="1.303cm" fo:min-width="0cm"/>
    </style:style>
    <style:style style:name="gr155" style:family="graphic" style:parent-style-name="standard">
      <style:graphic-properties draw:stroke="none" svg:stroke-color="#000000" draw:fill="none" draw:fill-color="#ffffff" draw:textarea-horizontal-align="left" draw:auto-grow-height="true" draw:auto-grow-width="true" fo:min-height="1.303cm" fo:min-width="5.1cm"/>
    </style:style>
    <style:style style:name="gr156"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407cm" fo:min-width="2.055cm" fo:padding-top="0.165cm" fo:padding-bottom="0.165cm" fo:padding-left="0.29cm" fo:padding-right="0.29cm"/>
    </style:style>
    <style:style style:name="gr157" style:family="graphic" style:parent-style-name="standard">
      <style:graphic-properties draw:stroke="none" svg:stroke-color="#000000" draw:fill="none" draw:fill-color="#ffffff" draw:textarea-horizontal-align="left" draw:auto-grow-height="true" draw:auto-grow-width="true" fo:min-height="0.712cm" fo:min-width="2.296cm"/>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2.716cm"/>
    </style:style>
    <style:style style:name="gr159"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2.745cm"/>
    </style:style>
    <style:style style:name="gr161" style:family="graphic" style:parent-style-name="standard">
      <style:graphic-properties draw:stroke="none" svg:stroke-color="#000000" draw:fill="none" draw:fill-color="#ffffff" draw:textarea-horizontal-align="left" draw:auto-grow-height="true" draw:auto-grow-width="true" fo:min-height="0.712cm" fo:min-width="1.484cm"/>
    </style:style>
    <style:style style:name="gr162" style:family="graphic" style:parent-style-name="objectwithoutfill">
      <style:graphic-properties svg:stroke-width="0.081cm" svg:stroke-color="#000000" draw:marker-start-width="0.321cm" draw:marker-end="Rounded_20_short_20_Arrow" draw:marker-end-width="0.321cm" draw:fill="none" draw:textarea-vertical-align="middle" fo:padding-top="0.165cm" fo:padding-bottom="0.165cm" fo:padding-left="0.29cm" fo:padding-right="0.29cm"/>
    </style:style>
    <style:style style:name="gr163" style:family="graphic" style:parent-style-name="objectwithoutfill">
      <style:graphic-properties svg:stroke-width="0.081cm" svg:stroke-color="#000000" draw:marker-start-width="0.321cm" draw:marker-end="Arrow" draw:marker-end-width="0.421cm" draw:fill="none" draw:textarea-vertical-align="middle" fo:padding-top="0.165cm" fo:padding-bottom="0.165cm" fo:padding-left="0.29cm" fo:padding-right="0.29cm"/>
    </style:style>
    <style:style style:name="gr164" style:family="graphic" style:parent-style-name="standard">
      <style:graphic-properties draw:stroke="none" svg:stroke-color="#000000" draw:fill="none" draw:fill-color="#ffffff" draw:textarea-horizontal-align="left" draw:auto-grow-height="true" draw:auto-grow-width="true" fo:min-height="0.949cm" fo:min-width="3.401cm"/>
    </style:style>
    <style:style style:name="gr165" style:family="graphic" style:parent-style-name="standard">
      <style:graphic-properties draw:stroke="none" svg:stroke-color="#000000" draw:fill="none" draw:fill-color="#ffffff" draw:textarea-horizontal-align="left" draw:auto-grow-height="true" draw:auto-grow-width="true" fo:min-height="0.475cm" fo:min-width="1.145cm"/>
    </style:style>
    <style:style style:name="gr166" style:family="graphic" style:parent-style-name="standard">
      <style:graphic-properties draw:stroke="none" svg:stroke-color="#000000" draw:fill="none" draw:fill-color="#ffffff" draw:textarea-horizontal-align="left" draw:auto-grow-height="true" draw:auto-grow-width="true" fo:min-height="0.475cm" fo:min-width="1.052cm"/>
    </style:style>
    <style:style style:name="gr167" style:family="graphic" style:parent-style-name="standard">
      <style:graphic-properties draw:stroke="none" svg:stroke-color="#000000" draw:fill="none" draw:fill-color="#ffffff" draw:textarea-horizontal-align="left" draw:auto-grow-height="true" draw:auto-grow-width="true" fo:min-height="0.475cm" fo:min-width="3.169cm"/>
    </style:style>
    <style:style style:name="gr168" style:family="graphic" style:parent-style-name="standard">
      <style:graphic-properties draw:stroke="none" svg:stroke-color="#000000" draw:fill="none" draw:fill-color="#ffffff" draw:textarea-horizontal-align="left" draw:auto-grow-height="true" draw:auto-grow-width="true" fo:min-height="0.475cm" fo:min-width="1.996cm"/>
    </style:style>
    <style:style style:name="gr169" style:family="graphic" style:parent-style-name="standard">
      <style:graphic-properties draw:stroke="none" svg:stroke-color="#000000" draw:fill="none" draw:fill-color="#ffffff" draw:textarea-horizontal-align="left" draw:auto-grow-height="true" draw:auto-grow-width="true" fo:min-height="0.949cm" fo:min-width="3.499cm"/>
    </style:style>
    <style:style style:name="gr17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71" style:family="graphic" style:parent-style-name="standard">
      <style:graphic-properties draw:stroke="none" svg:stroke-color="#000000" draw:fill="none" draw:fill-color="#ffffff" draw:textarea-horizontal-align="left" draw:auto-grow-height="true" draw:auto-grow-width="true" fo:min-height="0.949cm" fo:min-width="2.364cm"/>
    </style:style>
    <style:style style:name="gr172"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173" style:family="graphic" style:parent-style-name="standard">
      <style:graphic-properties draw:stroke="none" svg:stroke-color="#000000" draw:fill="none" draw:fill-color="#ffffff" draw:textarea-horizontal-align="left" draw:auto-grow-height="true" draw:auto-grow-width="true" fo:min-height="0.949cm" fo:min-width="1.619cm"/>
    </style:style>
    <style:style style:name="gr174" style:family="graphic" style:parent-style-name="standard">
      <style:graphic-properties draw:stroke="none" svg:stroke-color="#000000" draw:fill="none" draw:fill-color="#ffffff" draw:textarea-horizontal-align="left" draw:auto-grow-height="true" draw:auto-grow-width="true" fo:min-height="0.949cm" fo:min-width="3.825cm"/>
    </style:style>
    <style:style style:name="co1" style:family="table-column">
      <style:table-column-properties style:column-width="3.98cm" style:use-optimal-column-width="false"/>
    </style:style>
    <style:style style:name="co2" style:family="table-column">
      <style:table-column-properties style:column-width="4.61cm" style:use-optimal-column-width="false"/>
    </style:style>
    <style:style style:name="co3" style:family="table-column">
      <style:table-column-properties style:column-width="3.224cm" style:use-optimal-column-width="false"/>
    </style:style>
    <style:style style:name="co4" style:family="table-column">
      <style:table-column-properties style:column-width="3.086cm" style:use-optimal-column-width="false"/>
    </style:style>
    <style:style style:name="co5" style:family="table-column">
      <style:table-column-properties style:column-width="3.087cm" style:use-optimal-column-width="false"/>
    </style:style>
    <style:style style:name="co6" style:family="table-column">
      <style:table-column-properties style:column-width="3.263cm" style:use-optimal-column-width="false"/>
    </style:style>
    <style:style style:name="co7" style:family="table-column">
      <style:table-column-properties style:column-width="3.558cm" style:use-optimal-column-width="false"/>
    </style:style>
    <style:style style:name="ro1" style:family="table-row">
      <style:table-row-properties style:row-height="2.658cm"/>
    </style:style>
    <style:style style:name="ro2" style:family="table-row">
      <style:table-row-properties style:row-height="2.665cm"/>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text-properties fo:font-size="14pt" style:font-size-asian="14pt" style:font-size-complex="14pt"/>
    </style:style>
    <style:style style:name="ce3" style:family="table-cell">
      <loext:graphic-properties draw:fill="hatch" draw:fill-hatch-name="Black_20_45_20_Degrees"/>
      <style:paragraph-properties fo:text-align="center"/>
    </style:style>
    <style:style style:name="ce4" style:family="table-cell">
      <loext:graphic-properties draw:fill="hatch" draw:fill-hatch-name="Black_20_45_20_Degrees"/>
      <style:paragraph-properties fo:margin-top="0.508cm" fo:margin-bottom="0cm" fo:text-align="center"/>
    </style:style>
    <style:style style:name="P1" style:family="paragraph">
      <loext:graphic-properties draw:fill="none"/>
      <style:paragraph-properties fo:text-align="center"/>
      <style:text-properties fo:font-weight="bold"/>
    </style:style>
    <style:style style:name="P2" style:family="paragraph">
      <loext:graphic-properties draw:fill="none" draw:fill-color="#ffffff"/>
      <style:text-properties fo:font-size="11pt" fo:font-weight="bold" style:font-size-asian="11pt" style:font-size-complex="11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1pt" fo:font-weight="bold" style:font-size-asian="11pt" style:font-size-complex="11pt"/>
    </style:style>
    <style:style style:name="P5" style:family="paragraph">
      <loext:graphic-properties draw:fill="none" draw:fill-color="#729fcf"/>
      <style:paragraph-properties fo:text-align="center"/>
      <style:text-properties fo:font-weight="bold"/>
    </style:style>
    <style:style style:name="P6" style:family="paragraph">
      <loext:graphic-properties draw:fill="none" draw:fill-color="#ffffff"/>
      <style:text-properties fo:font-size="18pt" fo:font-weight="bold"/>
    </style:style>
    <style:style style:name="P7" style:family="paragraph">
      <loext:graphic-properties draw:fill="none" draw:fill-color="#ffffff"/>
      <style:text-properties fo:font-size="14pt" fo:font-weight="bold"/>
    </style:style>
    <style:style style:name="P8" style:family="paragraph">
      <loext:graphic-properties draw:fill="none" draw:fill-color="#ffffff"/>
      <style:paragraph-properties fo:text-align="center"/>
      <style:text-properties fo:font-size="18pt" fo:font-weight="bold"/>
    </style:style>
    <style:style style:name="P9" style:family="paragraph">
      <loext:graphic-properties draw:fill="none" draw:fill-color="#ffffff"/>
      <style:text-properties fo:font-size="14pt" fo:font-weight="bold" style:font-size-asian="14pt" style:font-size-complex="14pt"/>
    </style:style>
    <style:style style:name="P10" style:family="paragraph">
      <loext:graphic-properties draw:fill="none"/>
      <style:paragraph-properties fo:text-align="center"/>
    </style:style>
    <style:style style:name="P11" style:family="paragraph">
      <loext:graphic-properties draw:fill="none" draw:fill-color="#ffffff"/>
      <style:text-properties fo:font-size="18pt"/>
    </style:style>
    <style:style style:name="P12" style:family="paragraph">
      <loext:graphic-properties draw:fill="none"/>
      <style:paragraph-properties fo:text-align="center"/>
      <style:text-properties fo:font-size="12pt" fo:font-weight="bold"/>
    </style:style>
    <style:style style:name="P13" style:family="paragraph">
      <loext:graphic-properties draw:fill="none" draw:fill-color="#ffffff"/>
      <style:text-properties fo:font-size="12pt" fo:font-weight="bold"/>
    </style:style>
    <style:style style:name="P14" style:family="paragraph">
      <loext:graphic-properties draw:fill="none" draw:fill-color="#ffffff"/>
      <style:text-properties fo:font-size="12pt" fo:font-weight="bold" style:font-size-asian="10.5pt" style:font-size-complex="10.5pt"/>
    </style:style>
    <style:style style:name="P15" style:family="paragraph">
      <loext:graphic-properties draw:fill="none" draw:fill-color="#ffffff"/>
      <style:text-properties fo:font-weight="bold"/>
    </style:style>
    <style:style style:name="P16" style:family="paragraph">
      <loext:graphic-properties draw:fill="none"/>
      <style:paragraph-properties fo:text-align="center"/>
      <style:text-properties fo:font-size="12pt" fo:font-weight="bold" style:font-size-asian="12pt" style:font-size-complex="12pt"/>
    </style:style>
    <style:style style:name="P17" style:family="paragraph">
      <loext:graphic-properties draw:fill="none" draw:fill-color="#ffffff"/>
      <style:text-properties fo:font-size="12pt" fo:font-weight="bold" style:font-size-asian="12pt" style:font-size-complex="12pt"/>
    </style:style>
    <style:style style:name="P18" style:family="paragraph">
      <loext:graphic-properties draw:fill="none" draw:fill-color="#ffffff"/>
      <style:text-properties fo:font-size="12pt" fo:font-weight="bold" style:font-size-asian="7pt" style:font-size-complex="7pt"/>
    </style:style>
    <style:style style:name="P19" style:family="paragraph">
      <loext:graphic-properties draw:fill="none"/>
      <style:paragraph-properties fo:text-align="center"/>
      <style:text-properties fo:font-size="12pt" fo:font-weight="bold" style:font-size-asian="6pt" style:font-size-complex="6pt"/>
    </style:style>
    <style:style style:name="P20" style:family="paragraph">
      <loext:graphic-properties draw:fill="none" draw:fill-color="#ffffff"/>
      <style:text-properties fo:font-size="12pt" fo:font-weight="bold" style:font-size-asian="8pt" style:font-size-complex="8pt"/>
    </style:style>
    <style:style style:name="P21" style:family="paragraph">
      <loext:graphic-properties draw:fill="none" draw:fill-color="#ffffff"/>
      <style:text-properties fo:font-size="12pt" fo:font-weight="bold" style:font-size-asian="6pt" style:font-size-complex="6pt"/>
    </style:style>
    <style:style style:name="P22" style:family="paragraph">
      <style:paragraph-properties fo:text-align="center"/>
      <style:text-properties fo:font-size="12pt" fo:font-weight="bold"/>
    </style:style>
    <style:style style:name="P23" style:family="paragraph">
      <loext:graphic-properties draw:fill="none" draw:fill-color="#729fcf"/>
      <style:paragraph-properties fo:text-align="center"/>
      <style:text-properties fo:font-size="12pt" fo:font-weight="bold"/>
    </style:style>
    <style:style style:name="P24" style:family="paragraph">
      <loext:graphic-properties draw:fill-color="#000000"/>
      <style:paragraph-properties fo:text-align="center"/>
      <style:text-properties fo:font-size="12pt" fo:font-weight="bold"/>
    </style:style>
    <style:style style:name="P25" style:family="paragraph">
      <loext:graphic-properties draw:fill="none" draw:fill-color="#ffffff"/>
      <style:paragraph-properties fo:text-align="center"/>
      <style:text-properties fo:font-size="24pt" fo:font-weight="bold" style:font-size-asian="24pt" style:font-size-complex="24pt"/>
    </style:style>
    <style:style style:name="P26" style:family="paragraph">
      <loext:graphic-properties draw:fill="none" draw:fill-color="#ffffff"/>
      <style:paragraph-properties fo:text-align="center"/>
      <style:text-properties fo:font-size="9pt" fo:font-weight="bold" style:font-size-asian="11pt" style:font-size-complex="11pt"/>
    </style:style>
    <style:style style:name="P27" style:family="paragraph">
      <loext:graphic-properties draw:fill="none"/>
      <style:paragraph-properties fo:text-align="center"/>
      <style:text-properties fo:font-size="9pt" fo:font-weight="bold"/>
    </style:style>
    <style:style style:name="P28" style:family="paragraph">
      <loext:graphic-properties draw:fill="none"/>
      <style:paragraph-properties fo:text-align="center"/>
      <style:text-properties fo:font-size="14pt"/>
    </style:style>
    <style:style style:name="P29" style:family="paragraph">
      <loext:graphic-properties draw:fill="none" draw:fill-color="#ffffff"/>
      <style:text-properties fo:font-size="14pt"/>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text-properties fo:color="#21409a" fo:font-size="14pt" style:font-size-asian="14pt" style:font-size-complex="14pt"/>
    </style:style>
    <style:style style:name="P32" style:family="paragraph">
      <loext:graphic-properties draw:fill="none" draw:fill-color="#ffffff"/>
      <style:text-properties fo:color="#00a65d"/>
    </style:style>
    <style:style style:name="P33" style:family="paragraph">
      <loext:graphic-properties draw:fill="none" draw:fill-color="#ffffff"/>
      <style:text-properties fo:color="#ed1c24"/>
    </style:style>
    <style:style style:name="P34" style:family="paragraph">
      <loext:graphic-properties draw:fill-color="#ed1c24"/>
      <style:paragraph-properties fo:text-align="center"/>
    </style:style>
    <style:style style:name="P35" style:family="paragraph">
      <loext:graphic-properties draw:fill-color="#00a65d"/>
      <style:paragraph-properties fo:text-align="center"/>
    </style:style>
    <style:style style:name="P36" style:family="paragraph">
      <loext:graphic-properties draw:fill-color="#21409a"/>
      <style:paragraph-properties fo:text-align="center"/>
    </style:style>
    <style:style style:name="P37" style:family="paragraph">
      <loext:graphic-properties draw:fill="none" draw:fill-color="#ffffff"/>
    </style:style>
    <style:style style:name="P38" style:family="paragraph">
      <loext:graphic-properties draw:fill="none" draw:fill-color="#ffffff"/>
      <style:text-properties fo:color="#21409a"/>
    </style:style>
    <style:style style:name="P39" style:family="paragraph">
      <style:text-properties fo:font-size="18pt"/>
    </style:style>
    <style:style style:name="P40" style:family="paragraph">
      <loext:graphic-properties draw:fill="none" draw:fill-color="#ffffff"/>
      <style:text-properties fo:font-size="18pt" fo:font-weight="bold" style:font-weight-asian="bold" style:font-weight-complex="bold"/>
    </style:style>
    <style:style style:name="P41" style:family="paragraph">
      <style:text-properties fo:font-size="12pt"/>
    </style:style>
    <style:style style:name="P42" style:family="paragraph">
      <loext:graphic-properties draw:fill="none" draw:fill-color="#ffffff"/>
      <style:text-properties fo:font-size="12pt" style:font-size-asian="12pt" style:font-size-complex="12pt"/>
    </style:style>
    <style:style style:name="P43" style:family="paragraph">
      <loext:graphic-properties draw:fill="none" draw:fill-color="#ffffff"/>
      <style:text-properties fo:font-weight="bold" style:font-weight-asian="bold" style:font-weight-complex="bold"/>
    </style:style>
    <style:style style:name="P44" style:family="paragraph">
      <loext:graphic-properties draw:fill="none" draw:fill-color="#ffffff"/>
      <style:text-properties fo:color="#00a65d" fo:font-size="12pt" style:font-size-asian="12pt" style:font-size-complex="12pt"/>
    </style:style>
    <style:style style:name="T1" style:family="text">
      <style:text-properties fo:font-size="11pt" fo:font-weight="bold" style:font-size-asian="11pt" style:font-size-complex="11pt"/>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8pt" fo:font-weight="bold"/>
    </style:style>
    <style:style style:name="T5" style:family="text">
      <style:text-properties fo:font-size="14pt" fo:font-weight="bold"/>
    </style:style>
    <style:style style:name="T6" style:family="text">
      <style:text-properties fo:font-size="14pt" fo:font-weight="bold" style:font-size-asian="14pt" style:font-size-complex="14pt"/>
    </style:style>
    <style:style style:name="T7" style:family="text">
      <style:text-properties fo:font-size="18pt"/>
    </style:style>
    <style:style style:name="T8" style:family="text">
      <style:text-properties fo:font-size="12pt" fo:font-weight="bold"/>
    </style:style>
    <style:style style:name="T9" style:family="text">
      <style:text-properties fo:font-size="12pt" fo:font-weight="bold" style:font-size-asian="10.5pt" style:font-size-complex="10.5pt"/>
    </style:style>
    <style:style style:name="T10" style:family="text">
      <style:text-properties fo:font-weight="bold"/>
    </style:style>
    <style:style style:name="T11" style:family="text">
      <style:text-properties fo:font-size="12pt" fo:font-weight="bold" style:font-size-asian="12pt" style:font-size-complex="12pt"/>
    </style:style>
    <style:style style:name="T12" style:family="text">
      <style:text-properties fo:font-size="12pt" fo:font-weight="bold" style:font-size-asian="7pt" style:font-size-complex="7pt"/>
    </style:style>
    <style:style style:name="T13" style:family="text">
      <style:text-properties fo:font-size="12pt" fo:font-weight="bold" style:font-size-asian="6pt" style:font-size-complex="6pt"/>
    </style:style>
    <style:style style:name="T14" style:family="text">
      <style:text-properties fo:font-size="12pt" fo:font-weight="bold" style:font-size-asian="8pt" style:font-size-complex="8pt"/>
    </style:style>
    <style:style style:name="T15" style:family="text">
      <style:text-properties fo:font-size="24pt" fo:font-weight="bold" style:font-size-asian="24pt" style:font-size-complex="24pt"/>
    </style:style>
    <style:style style:name="T16" style:family="text">
      <style:text-properties fo:font-size="9pt" fo:font-weight="bold" style:font-size-asian="11pt" style:font-size-complex="11pt"/>
    </style:style>
    <style:style style:name="T17" style:family="text">
      <style:text-properties fo:font-size="14pt"/>
    </style:style>
    <style:style style:name="T18" style:family="text">
      <style:text-properties fo:color="#21409a" fo:font-size="14pt" style:font-size-asian="14pt" style:font-size-complex="14pt"/>
    </style:style>
    <style:style style:name="T19" style:family="text">
      <style:text-properties fo:color="#00a65d"/>
    </style:style>
    <style:style style:name="T20" style:family="text">
      <style:text-properties fo:color="#ed1c24"/>
    </style:style>
    <style:style style:name="T21" style:family="text">
      <style:text-properties fo:color="#21409a"/>
    </style:style>
    <style:style style:name="T22" style:family="text">
      <style:text-properties fo:font-size="12pt" style:font-size-asian="12pt" style:font-size-complex="12pt"/>
    </style:style>
    <style:style style:name="T23" style:family="text">
      <style:text-properties fo:color="#00a65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Flôt de Conception" draw:style-name="dp1" draw:master-page-name="Default">
        <draw:custom-shape draw:style-name="gr1" draw:text-style-name="P1" draw:layer="layout" svg:width="2.464cm" svg:height="1.643cm" svg:x="4.594cm" svg:y="9.22cm">
          <text:p/>
          <draw:enhanced-geometry svg:viewBox="0 0 21600 21600" draw:type="rectangle" draw:enhanced-path="M 0 0 L 21600 0 21600 21600 0 21600 0 0 Z N"/>
        </draw:custom-shape>
        <draw:line draw:style-name="gr2" draw:text-style-name="P1" draw:layer="layout" svg:x1="2.129cm" svg:y1="10.042cm" svg:x2="4.594cm" svg:y2="10.042cm">
          <text:p/>
        </draw:line>
        <draw:custom-shape draw:style-name="gr3" draw:text-style-name="P1" draw:layer="layout" svg:width="2.465cm" svg:height="1.643cm" svg:x="9.523cm" svg:y="9.22cm">
          <text:p/>
          <draw:enhanced-geometry svg:viewBox="0 0 21600 21600" draw:type="rectangle" draw:enhanced-path="M 0 0 L 21600 0 21600 21600 0 21600 0 0 Z N"/>
        </draw:custom-shape>
        <draw:line draw:style-name="gr2" draw:text-style-name="P1" draw:layer="layout" svg:x1="7.058cm" svg:y1="10.042cm" svg:x2="9.523cm" svg:y2="10.042cm">
          <text:p/>
        </draw:line>
        <draw:custom-shape draw:style-name="gr1" draw:text-style-name="P1" draw:layer="layout" svg:width="2.464cm" svg:height="1.643cm" svg:x="4.594cm" svg:y="9.22cm">
          <text:p/>
          <draw:enhanced-geometry svg:viewBox="0 0 21600 21600" draw:type="rectangle" draw:enhanced-path="M 0 0 L 21600 0 21600 21600 0 21600 0 0 Z N"/>
        </draw:custom-shape>
        <draw:line draw:style-name="gr2" draw:text-style-name="P1" draw:layer="layout" svg:x1="2.129cm" svg:y1="10.042cm" svg:x2="4.594cm" svg:y2="10.042cm">
          <text:p/>
        </draw:line>
        <draw:line draw:style-name="gr2" draw:text-style-name="P1" draw:layer="layout" svg:x1="7.058cm" svg:y1="10.042cm" svg:x2="9.523cm" svg:y2="10.042cm">
          <text:p/>
        </draw:line>
        <draw:custom-shape draw:style-name="gr3" draw:text-style-name="P1" draw:layer="layout" svg:width="2.465cm" svg:height="1.643cm" svg:x="4.539cm" svg:y="16.452cm">
          <text:p/>
          <draw:enhanced-geometry svg:viewBox="0 0 21600 21600" draw:type="rectangle" draw:enhanced-path="M 0 0 L 21600 0 21600 21600 0 21600 0 0 Z N"/>
        </draw:custom-shape>
        <draw:custom-shape draw:style-name="gr3" draw:text-style-name="P1" draw:layer="layout" svg:width="2.465cm" svg:height="1.643cm" svg:x="9.468cm" svg:y="16.452cm">
          <text:p/>
          <draw:enhanced-geometry svg:viewBox="0 0 21600 21600" draw:type="rectangle" draw:enhanced-path="M 0 0 L 21600 0 21600 21600 0 21600 0 0 Z N"/>
        </draw:custom-shape>
        <draw:line draw:style-name="gr2" draw:text-style-name="P1" draw:layer="layout" svg:x1="7.004cm" svg:y1="17.274cm" svg:x2="9.469cm" svg:y2="17.274cm">
          <text:p/>
        </draw:line>
        <draw:custom-shape draw:style-name="gr3" draw:text-style-name="P1" draw:layer="layout" svg:width="2.465cm" svg:height="1.643cm" svg:x="4.539cm" svg:y="16.452cm">
          <text:p/>
          <draw:enhanced-geometry svg:viewBox="0 0 21600 21600" draw:type="rectangle" draw:enhanced-path="M 0 0 L 21600 0 21600 21600 0 21600 0 0 Z N"/>
        </draw:custom-shape>
        <draw:line draw:style-name="gr2" draw:text-style-name="P1" draw:layer="layout" svg:x1="7.004cm" svg:y1="17.274cm" svg:x2="9.469cm" svg:y2="17.274cm">
          <text:p/>
        </draw:line>
        <draw:line draw:style-name="gr4" draw:text-style-name="P1" draw:layer="layout" svg:x1="11.933cm" svg:y1="17.274cm" svg:x2="14.398cm" svg:y2="17.274cm">
          <text:p/>
        </draw:line>
        <draw:frame draw:style-name="gr5" draw:text-style-name="P2" draw:layer="layout" svg:width="2.963cm" svg:height="0.683cm" svg:x="4.344cm" svg:y="9.715cm">
          <draw:text-box>
            <text:p><text:span text:style-name="T1">Modélisation</text:span></text:p>
          </draw:text-box>
        </draw:frame>
        <draw:frame draw:style-name="gr5" draw:text-style-name="P2" draw:layer="layout" svg:width="2.963cm" svg:height="0.683cm" svg:x="9.7cm" svg:y="16.912cm">
          <draw:text-box>
            <text:p><text:span text:style-name="T1">Fonderie</text:span></text:p>
          </draw:text-box>
        </draw:frame>
        <draw:frame draw:style-name="gr6" draw:text-style-name="P4" draw:layer="layout" svg:width="2.963cm" svg:height="1.547cm" svg:x="4.281cm" svg:y="16.621cm">
          <draw:text-box>
            <text:p text:style-name="P3"><text:span text:style-name="T1">Placement</text:span></text:p>
            <text:p text:style-name="P3"><text:span text:style-name="T1">&amp;</text:span></text:p>
            <text:p text:style-name="P3"><text:span text:style-name="T1">Routage</text:span></text:p>
          </draw:text-box>
        </draw:frame>
        <draw:frame draw:style-name="gr5" draw:text-style-name="P2" draw:layer="layout" svg:width="2.963cm" svg:height="0.683cm" svg:x="9.432cm" svg:y="9.716cm">
          <draw:text-box>
            <text:p><text:span text:style-name="T1">Simulation</text:span></text:p>
          </draw:text-box>
        </draw:frame>
        <draw:frame draw:style-name="gr7" draw:text-style-name="P4" draw:layer="layout" svg:width="2.963cm" svg:height="1.547cm" svg:x="11.901cm" svg:y="15.134cm">
          <draw:text-box>
            <text:p text:style-name="P3"><text:span text:style-name="T1">Réalisation physique du processeur</text:span></text:p>
          </draw:text-box>
        </draw:frame>
        <draw:frame draw:style-name="gr8" draw:text-style-name="P4" draw:layer="layout" svg:width="2.963cm" svg:height="1.115cm" svg:x="6.609cm" svg:y="15.182cm">
          <draw:text-box>
            <text:p text:style-name="P3"><text:span text:style-name="T1">Masque du circuit</text:span></text:p>
          </draw:text-box>
        </draw:frame>
        <draw:frame draw:style-name="gr7" draw:text-style-name="P4" draw:layer="layout" svg:width="2.963cm" svg:height="1.547cm" svg:x="11.95cm" svg:y="7.986cm">
          <draw:text-box>
            <text:p text:style-name="P3"><text:span text:style-name="T1">Modèle VHDL</text:span></text:p>
            <text:p text:style-name="P3"><text:span text:style-name="T1">fonctionnel</text:span></text:p>
          </draw:text-box>
        </draw:frame>
        <draw:frame draw:style-name="gr8" draw:text-style-name="P2" draw:layer="layout" svg:width="2.963cm" svg:height="1.115cm" svg:x="7.039cm" svg:y="8.077cm">
          <draw:text-box>
            <text:p><text:span text:style-name="T1">Modèle VHDL</text:span></text:p>
          </draw:text-box>
        </draw:frame>
        <draw:frame draw:style-name="gr5" draw:text-style-name="P2" draw:layer="layout" svg:width="2.963cm" svg:height="0.683cm" svg:x="2.086cm" svg:y="8.029cm">
          <draw:text-box>
            <text:p><text:span text:style-name="T1">DOC ARM</text:span></text:p>
          </draw:text-box>
        </draw:frame>
        <draw:custom-shape draw:style-name="gr9" draw:text-style-name="P1" draw:layer="layout" svg:width="2.464cm" svg:height="1.643cm" svg:x="7.073cm" svg:y="12.479cm">
          <text:p/>
          <draw:enhanced-geometry svg:viewBox="0 0 21600 21600" draw:type="rectangle" draw:enhanced-path="M 0 0 L 21600 0 21600 21600 0 21600 0 0 Z N"/>
        </draw:custom-shape>
        <draw:line draw:style-name="gr10" draw:text-style-name="P1" draw:layer="layout" svg:x1="12.035cm" svg:y1="10.066cm" svg:x2="14.194cm" svg:y2="10.066cm">
          <text:p/>
        </draw:line>
        <draw:line draw:style-name="gr11" draw:text-style-name="P1" draw:layer="layout" svg:x1="14.194cm" svg:y1="10.066cm" svg:x2="14.194cm" svg:y2="13.368cm">
          <text:p/>
        </draw:line>
        <draw:line draw:style-name="gr12" draw:text-style-name="P1" draw:layer="layout" svg:x1="14.236cm" svg:y1="13.326cm" svg:x2="9.537cm" svg:y2="13.326cm">
          <text:p/>
        </draw:line>
        <draw:frame draw:style-name="gr5" draw:text-style-name="P2" draw:layer="layout" svg:width="2.963cm" svg:height="0.683cm" svg:x="7.082cm" svg:y="12.987cm">
          <draw:text-box>
            <text:p><text:span text:style-name="T1">Synthèse</text:span></text:p>
          </draw:text-box>
        </draw:frame>
        <draw:line draw:style-name="gr11" draw:text-style-name="P1" draw:layer="layout" svg:x1="7.082cm" svg:y1="13.326cm" svg:x2="2.129cm" svg:y2="13.326cm">
          <text:p/>
        </draw:line>
        <draw:line draw:style-name="gr13" draw:text-style-name="P1" draw:layer="layout" svg:x1="4.542cm" svg:y1="17.263cm" svg:x2="2.129cm" svg:y2="17.263cm">
          <text:p/>
        </draw:line>
        <draw:line draw:style-name="gr11" draw:text-style-name="P1" draw:layer="layout" svg:x1="2.129cm" svg:y1="13.326cm" svg:x2="2.129cm" svg:y2="17.263cm">
          <text:p/>
        </draw:line>
        <draw:frame draw:style-name="gr14" draw:text-style-name="P4" draw:layer="layout" svg:width="2.963cm" svg:height="1.115cm" svg:x="1.875cm" svg:y="12.677cm">
          <draw:text-box>
            <text:p text:style-name="P3"><text:span text:style-name="T1">Netlist</text:span></text:p>
          </draw:text-box>
        </draw:frame>
      </draw:page>
      <draw:page draw:name="Description des étages" draw:style-name="dp1" draw:master-page-name="Default">
        <draw:frame draw:style-name="standard" draw:layer="layout" svg:width="24.807cm" svg:height="13.296cm" svg:x="1.567cm" svg:y="4.1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3"><text:span text:style-name="T2">Etage:</text:span></text:p>
              </table:table-cell>
              <table:table-cell>
                <text:p text:style-name="P3"><text:span text:style-name="T2">IFETCH</text:span></text:p>
              </table:table-cell>
              <table:table-cell table:number-columns-spanned="3">
                <text:p text:style-name="P3"><text:span text:style-name="T2">DECOD</text:span></text:p>
              </table:table-cell>
              <table:covered-table-cell/>
              <table:covered-table-cell/>
              <table:table-cell>
                <text:p text:style-name="P3"><text:span text:style-name="T2">EXE</text:span></text:p>
              </table:table-cell>
              <table:table-cell>
                <text:p text:style-name="P3"><text:span text:style-name="T2">MEM</text:span></text:p>
              </table:table-cell>
            </table:table-row>
            <table:table-row table:style-name="ro1" table:default-cell-style-name="ce2">
              <table:table-cell table:style-name="ce1">
                <text:p text:style-name="P3"><text:span text:style-name="T2">REGOPS</text:span></text:p>
              </table:table-cell>
              <table:table-cell table:number-rows-spanned="4">
                <text:p text:style-name="P3"><text:span text:style-name="T3">lecture</text:span></text:p>
                <text:p text:style-name="P3"><text:span text:style-name="T3">de</text:span></text:p>
                <text:p text:style-name="P3"><text:span text:style-name="T3">l’instruction</text:span></text:p>
              </table:table-cell>
              <table:table-cell table:number-rows-spanned="4">
                <text:p text:style-name="P3"><text:span text:style-name="T3">* décodage</text:span></text:p>
                <text:p text:style-name="P3"><text:span text:style-name="T3">de</text:span></text:p>
                <text:p text:style-name="P3"><text:span text:style-name="T3">l’instruction</text:span></text:p>
                <text:p text:style-name="P3"><text:span text:style-name="T3">suivante</text:span></text:p>
                <text:p text:style-name="P3"><text:span text:style-name="T3"/></text:p>
                <text:p text:style-name="P3"><text:span text:style-name="T3">* lecture</text:span></text:p>
                <text:p text:style-name="P3"><text:span text:style-name="T3">des </text:span></text:p>
                <text:p text:style-name="P3"><text:span text:style-name="T3">opérandes</text:span></text:p>
              </table:table-cell>
              <table:table-cell table:style-name="ce3"/>
              <table:table-cell table:style-name="ce3"/>
              <table:table-cell table:number-rows-spanned="4">
                <text:p text:style-name="P3"><text:span text:style-name="T3">execution</text:span></text:p>
                <text:p text:style-name="P3"><text:span text:style-name="T3">de</text:span></text:p>
                <text:p text:style-name="P3"><text:span text:style-name="T3">l’opération</text:span></text:p>
                <text:p text:style-name="P3"><text:span text:style-name="T3">arithmétique</text:span></text:p>
                <text:p text:style-name="P3"><text:span text:style-name="T3">ou</text:span></text:p>
                <text:p text:style-name="P3"><text:span text:style-name="T3">logique</text:span></text:p>
              </table:table-cell>
              <table:table-cell table:style-name="ce3"/>
            </table:table-row>
            <table:table-row table:style-name="ro1" table:default-cell-style-name="ce2">
              <table:table-cell table:style-name="ce1">
                <text:p text:style-name="P3"><text:span text:style-name="T2">BRANCH</text:span></text:p>
              </table:table-cell>
              <table:covered-table-cell/>
              <table:covered-table-cell/>
              <table:table-cell>
                <text:p text:style-name="P3"><text:span text:style-name="T3">annulation</text:span></text:p>
                <text:p text:style-name="P3"><text:span text:style-name="T3">des</text:span></text:p>
                <text:p text:style-name="P3"><text:span text:style-name="T3">instructions</text:span></text:p>
                <text:p text:style-name="P3"><text:span text:style-name="T3">suivantes</text:span></text:p>
              </table:table-cell>
              <table:table-cell table:style-name="ce4"/>
              <table:covered-table-cell/>
              <table:table-cell table:style-name="ce3"/>
            </table:table-row>
            <table:table-row table:style-name="ro1" table:default-cell-style-name="ce2">
              <table:table-cell table:style-name="ce1">
                <text:p text:style-name="P3"><text:span text:style-name="T2">TRANS</text:span></text:p>
              </table:table-cell>
              <table:covered-table-cell/>
              <table:covered-table-cell/>
              <table:table-cell table:style-name="ce3"/>
              <table:table-cell table:style-name="ce3"/>
              <table:covered-table-cell/>
              <table:table-cell table:number-rows-spanned="2">
                <text:p text:style-name="P3"><text:span text:style-name="T3">accès</text:span></text:p>
                <text:p text:style-name="P3"><text:span text:style-name="T3">mémoire</text:span></text:p>
              </table:table-cell>
            </table:table-row>
            <table:table-row table:style-name="ro2" table:default-cell-style-name="ce2">
              <table:table-cell table:style-name="ce1">
                <text:p text:style-name="P3"><text:span text:style-name="T2">MTRANS</text:span></text:p>
              </table:table-cell>
              <table:covered-table-cell/>
              <table:covered-table-cell/>
              <table:table-cell table:style-name="ce3"/>
              <table:table-cell>
                <text:p text:style-name="P3"><text:span text:style-name="T3">boucle de</text:span></text:p>
                <text:p text:style-name="P3"><text:span text:style-name="T3">lancement</text:span></text:p>
                <text:p text:style-name="P3"><text:span text:style-name="T3">des</text:span></text:p>
                <text:p text:style-name="P3"><text:span text:style-name="T3">instructions</text:span></text:p>
              </table:table-cell>
              <table:covered-table-cell/>
              <table:covered-table-cell/>
            </table:table-row>
          </table:table>
          <draw:image xlink:href="Pictures/TablePreview1.svm" xlink:type="simple" xlink:show="embed" xlink:actuate="onLoad"/>
        </draw:frame>
      </draw:page>
      <draw:page draw:name="ALU - Vue Interne" draw:style-name="dp1" draw:master-page-name="Default">
        <draw:custom-shape draw:style-name="gr15" draw:text-style-name="P1" draw:layer="layout" svg:width="12.7cm" svg:height="2.54cm" draw:transform="rotate (1.5707963267949) translate (13.7cm 16.24cm)">
          <text:p/>
          <draw:enhanced-geometry svg:viewBox="0 0 21600 21600" draw:glue-points="?f6 10800 10800 21600 ?f5 10800 10800 0" draw:text-areas="?f3 ?f3 ?f4 ?f4" draw:type="trapezoid" draw:modifiers="4250.6297229219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1" draw:layer="layout" svg:x1="8.62cm" svg:y1="13.7cm" svg:x2="13.7cm" svg:y2="13.7cm">
          <text:p/>
        </draw:line>
        <draw:line draw:style-name="gr16" draw:text-style-name="P1" draw:layer="layout" svg:x1="8.62cm" svg:y1="6.08cm" svg:x2="13.7cm" svg:y2="6.08cm">
          <text:p/>
        </draw:line>
        <draw:line draw:style-name="gr16" draw:text-style-name="P1" draw:layer="layout" svg:x1="8.62cm" svg:y1="11.16cm" svg:x2="13.7cm" svg:y2="11.16cm">
          <text:p/>
        </draw:line>
        <draw:line draw:style-name="gr16" draw:text-style-name="P1" draw:layer="layout" svg:x1="8.62cm" svg:y1="8.62cm" svg:x2="13.7cm" svg:y2="8.62cm">
          <text:p/>
        </draw:line>
        <draw:custom-shape draw:style-name="gr17" draw:text-style-name="P5" draw:layer="layout" svg:width="1.27cm" svg:height="0.635cm" svg:x="7.35cm" svg:y="5.741cm">
          <text:p/>
          <draw:enhanced-geometry svg:viewBox="0 0 21600 21600" draw:mirror-horizontal="false" draw:mirror-vertical="false" draw:type="rectangle" draw:enhanced-path="M 0 0 L 21600 0 21600 21600 0 21600 0 0 Z N"/>
        </draw:custom-shape>
        <draw:custom-shape draw:style-name="gr17" draw:text-style-name="P5" draw:layer="layout" svg:width="1.27cm" svg:height="0.635cm" svg:x="7.35cm" svg:y="13.361cm">
          <text:p/>
          <draw:enhanced-geometry svg:viewBox="0 0 21600 21600" draw:type="rectangle" draw:enhanced-path="M 0 0 L 21600 0 21600 21600 0 21600 0 0 Z N"/>
        </draw:custom-shape>
        <draw:custom-shape draw:style-name="gr17" draw:text-style-name="P5" draw:layer="layout" svg:width="1.27cm" svg:height="0.635cm" svg:x="7.35cm" svg:y="10.821cm">
          <text:p/>
          <draw:enhanced-geometry svg:viewBox="0 0 21600 21600" draw:type="rectangle" draw:enhanced-path="M 0 0 L 21600 0 21600 21600 0 21600 0 0 Z N"/>
        </draw:custom-shape>
        <draw:custom-shape draw:style-name="gr17" draw:text-style-name="P5" draw:layer="layout" svg:width="1.27cm" svg:height="0.635cm" svg:x="7.35cm" svg:y="8.281cm">
          <text:p/>
          <draw:enhanced-geometry svg:viewBox="0 0 21600 21600" draw:type="rectangle" draw:enhanced-path="M 0 0 L 21600 0 21600 21600 0 21600 0 0 Z N"/>
        </draw:custom-shape>
        <draw:frame draw:style-name="gr18" draw:text-style-name="P6" draw:layer="layout" svg:width="0.875cm" svg:height="0.962cm" svg:x="7.602cm" svg:y="5.614cm">
          <draw:text-box>
            <text:p><text:span text:style-name="T4">+</text:span></text:p>
          </draw:text-box>
        </draw:frame>
        <draw:frame draw:style-name="gr19" draw:text-style-name="P7" draw:layer="layout" svg:width="1.569cm" svg:height="0.806cm" svg:x="7.223cm" svg:y="8.279cm">
          <draw:text-box>
            <text:p><text:span text:style-name="T5">AND</text:span></text:p>
          </draw:text-box>
        </draw:frame>
        <draw:frame draw:style-name="gr20" draw:text-style-name="P7" draw:layer="layout" svg:width="1.243cm" svg:height="0.806cm" svg:x="7.204cm" svg:y="10.735cm">
          <draw:text-box>
            <text:p><text:span text:style-name="T5">OR</text:span></text:p>
          </draw:text-box>
        </draw:frame>
        <draw:frame draw:style-name="gr21" draw:text-style-name="P7" draw:layer="layout" svg:width="1.573cm" svg:height="0.806cm" svg:x="7.204cm" svg:y="13.276cm">
          <draw:text-box>
            <text:p><text:span text:style-name="T5">XOR</text:span></text:p>
          </draw:text-box>
        </draw:frame>
        <draw:line draw:style-name="gr16" draw:text-style-name="P1" draw:layer="layout" svg:x1="16.282cm" svg:y1="9.89cm" svg:x2="25.172cm" svg:y2="9.89cm">
          <text:p/>
        </draw:line>
        <draw:custom-shape draw:style-name="gr22" draw:text-style-name="P1" draw:layer="layout" svg:width="3.175cm" svg:height="2.54cm" svg:x="18.145cm" svg:y="16.24cm">
          <text:p/>
          <draw:enhanced-geometry svg:viewBox="0 0 21600 21600" draw:type="rectangle" draw:enhanced-path="M 0 0 L 21600 0 21600 21600 0 21600 0 0 Z N"/>
        </draw:custom-shape>
        <draw:frame draw:style-name="gr23" draw:text-style-name="P8" draw:layer="layout" svg:width="3.503cm" svg:height="1.673cm" svg:x="17.975cm" svg:y="16.698cm">
          <draw:text-box>
            <text:p text:style-name="P3"><text:span text:style-name="T4">signed</text:span></text:p>
            <text:p text:style-name="P3"><text:span text:style-name="T4">overflow?</text:span></text:p>
          </draw:text-box>
        </draw:frame>
        <draw:line draw:style-name="gr24" draw:text-style-name="P1" draw:layer="layout" svg:x1="17.51cm" svg:y1="9.805cm" svg:x2="17.51cm" svg:y2="16.875cm">
          <text:p/>
        </draw:line>
        <draw:line draw:style-name="gr16" draw:text-style-name="P1" draw:layer="layout" svg:x1="17.51cm" svg:y1="16.875cm" svg:x2="18.145cm" svg:y2="16.875cm">
          <text:p/>
        </draw:line>
        <draw:line draw:style-name="gr16" draw:text-style-name="P1" draw:layer="layout" svg:x1="7.35cm" svg:y1="5.783cm" svg:x2="5.445cm" svg:y2="5.783cm">
          <text:p/>
        </draw:line>
        <draw:line draw:style-name="gr16" draw:text-style-name="P1" draw:layer="layout" svg:x1="7.35cm" svg:y1="6.291cm" svg:x2="3.54cm" svg:y2="6.291cm">
          <text:p/>
        </draw:line>
        <draw:line draw:style-name="gr16" draw:text-style-name="P1" draw:layer="layout" svg:x1="7.35cm" svg:y1="6.037cm" svg:x2="3.54cm" svg:y2="6.037cm">
          <text:p/>
        </draw:line>
        <draw:frame draw:style-name="gr25" draw:text-style-name="P9" draw:layer="layout" svg:width="1.227cm" svg:height="1.361cm" svg:x="5.445cm" svg:y="4.977cm">
          <draw:text-box>
            <text:p><text:span text:style-name="T6">cin</text:span></text:p>
          </draw:text-box>
        </draw:frame>
        <draw:frame draw:style-name="gr26" draw:text-style-name="P9" draw:layer="layout" svg:width="1.433cm" svg:height="0.806cm" svg:x="1.937cm" svg:y="5.995cm">
          <draw:text-box>
            <text:p><text:span text:style-name="T6">op2</text:span></text:p>
          </draw:text-box>
        </draw:frame>
        <draw:frame draw:style-name="gr26" draw:text-style-name="P9" draw:layer="layout" svg:width="1.434cm" svg:height="0.806cm" svg:x="1.979cm" svg:y="5.191cm">
          <draw:text-box>
            <text:p><text:span text:style-name="T6">op1</text:span></text:p>
          </draw:text-box>
        </draw:frame>
        <draw:line draw:style-name="gr24" draw:text-style-name="P1" draw:layer="layout" svg:x1="5.445cm" svg:y1="5.953cm" svg:x2="5.445cm" svg:y2="17.51cm">
          <text:p/>
        </draw:line>
        <draw:line draw:style-name="gr16" draw:text-style-name="P1" draw:layer="layout" svg:x1="5.445cm" svg:y1="17.51cm" svg:x2="18.145cm" svg:y2="17.51cm">
          <text:p/>
        </draw:line>
        <draw:line draw:style-name="gr24" draw:text-style-name="P1" draw:layer="layout" svg:x1="4.81cm" svg:y1="6.207cm" svg:x2="4.81cm" svg:y2="18.145cm">
          <text:p/>
        </draw:line>
        <draw:line draw:style-name="gr16" draw:text-style-name="P1" draw:layer="layout" svg:x1="4.81cm" svg:y1="18.145cm" svg:x2="18.145cm" svg:y2="18.145cm">
          <text:p/>
        </draw:line>
        <draw:line draw:style-name="gr24" draw:text-style-name="P1" draw:layer="layout" svg:x1="5.36cm" svg:y1="8.45cm" svg:x2="7.35cm" svg:y2="8.45cm">
          <text:p/>
        </draw:line>
        <draw:line draw:style-name="gr24" draw:text-style-name="P1" draw:layer="layout" svg:x1="5.36cm" svg:y1="10.99cm" svg:x2="7.35cm" svg:y2="10.99cm">
          <text:p/>
        </draw:line>
        <draw:line draw:style-name="gr24" draw:text-style-name="P1" draw:layer="layout" svg:x1="5.36cm" svg:y1="13.53cm" svg:x2="7.35cm" svg:y2="13.53cm">
          <text:p/>
        </draw:line>
        <draw:line draw:style-name="gr24" draw:text-style-name="P1" draw:layer="layout" svg:x1="4.725cm" svg:y1="8.789cm" svg:x2="7.35cm" svg:y2="8.789cm">
          <text:p/>
        </draw:line>
        <draw:line draw:style-name="gr24" draw:text-style-name="P1" draw:layer="layout" svg:x1="4.725cm" svg:y1="11.329cm" svg:x2="7.35cm" svg:y2="11.329cm">
          <text:p/>
        </draw:line>
        <draw:line draw:style-name="gr24" draw:text-style-name="P1" draw:layer="layout" svg:x1="4.725cm" svg:y1="13.869cm" svg:x2="7.35cm" svg:y2="13.869cm">
          <text:p/>
        </draw:line>
        <draw:line draw:style-name="gr16" draw:text-style-name="P1" draw:layer="layout" svg:x1="8.62cm" svg:y1="5.783cm" svg:x2="13.065cm" svg:y2="5.783cm">
          <text:p/>
        </draw:line>
        <draw:line draw:style-name="gr16" draw:text-style-name="P1" draw:layer="layout" svg:x1="13.065cm" svg:y1="2.905cm" svg:x2="13.065cm" svg:y2="5.783cm">
          <text:p/>
        </draw:line>
        <draw:line draw:style-name="gr16" draw:text-style-name="P1" draw:layer="layout" svg:x1="13.065cm" svg:y1="2.905cm" svg:x2="25.13cm" svg:y2="2.905cm">
          <text:p/>
        </draw:line>
        <draw:line draw:style-name="gr16" draw:text-style-name="P1" draw:layer="layout" svg:x1="21.32cm" svg:y1="17.51cm" svg:x2="25.13cm" svg:y2="17.51cm">
          <text:p/>
        </draw:line>
        <draw:line draw:style-name="gr24" draw:text-style-name="P1" draw:layer="layout" svg:x1="17.425cm" svg:y1="14.97cm" svg:x2="18.78cm" svg:y2="14.97cm">
          <text:p/>
        </draw:line>
        <draw:line draw:style-name="gr24" draw:text-style-name="P1" draw:layer="layout" svg:x1="17.425cm" svg:y1="11.795cm" svg:x2="18.78cm" svg:y2="11.795cm">
          <text:p/>
        </draw:line>
        <draw:custom-shape draw:style-name="gr27" draw:text-style-name="P5" draw:layer="layout" svg:width="1.905cm" svg:height="1.27cm" svg:x="18.78cm" svg:y="11.16cm">
          <text:p/>
          <draw:enhanced-geometry svg:viewBox="0 0 21600 21600" draw:type="rectangle" draw:enhanced-path="M 0 0 L 21600 0 21600 21600 0 21600 0 0 Z N"/>
        </draw:custom-shape>
        <draw:custom-shape draw:style-name="gr27" draw:text-style-name="P5" draw:layer="layout" svg:width="1.905cm" svg:height="1.27cm" svg:x="18.78cm" svg:y="14.335cm">
          <text:p/>
          <draw:enhanced-geometry svg:viewBox="0 0 21600 21600" draw:type="rectangle" draw:enhanced-path="M 0 0 L 21600 0 21600 21600 0 21600 0 0 Z N"/>
        </draw:custom-shape>
        <draw:frame draw:style-name="gr28" draw:text-style-name="P6" draw:layer="layout" svg:width="1.615cm" svg:height="0.962cm" svg:x="18.864cm" svg:y="11.117cm">
          <draw:text-box>
            <text:p><text:span text:style-name="T4">=0?</text:span></text:p>
          </draw:text-box>
        </draw:frame>
        <draw:frame draw:style-name="gr28" draw:text-style-name="P6" draw:layer="layout" svg:width="1.615cm" svg:height="0.962cm" svg:x="18.896cm" svg:y="14.335cm">
          <draw:text-box>
            <text:p><text:span text:style-name="T4">&lt;0?</text:span></text:p>
          </draw:text-box>
        </draw:frame>
        <draw:line draw:style-name="gr16" draw:text-style-name="P1" draw:layer="layout" svg:x1="20.685cm" svg:y1="11.795cm" svg:x2="25.13cm" svg:y2="11.795cm">
          <text:p/>
        </draw:line>
        <draw:line draw:style-name="gr16" draw:text-style-name="P1" draw:layer="layout" svg:x1="20.685cm" svg:y1="14.97cm" svg:x2="25.13cm" svg:y2="14.97cm">
          <text:p/>
        </draw:line>
        <draw:frame draw:style-name="gr29" draw:text-style-name="P6" draw:layer="layout" svg:width="1.844cm" svg:height="0.962cm" svg:x="23.436cm" svg:y="1.816cm">
          <draw:text-box>
            <text:p><text:span text:style-name="T4">cout</text:span></text:p>
          </draw:text-box>
        </draw:frame>
        <draw:frame draw:style-name="gr30" draw:text-style-name="P6" draw:layer="layout" svg:width="1.566cm" svg:height="1.673cm" svg:x="23.733cm" svg:y="8.928cm">
          <draw:text-box>
            <text:p><text:span text:style-name="T4">res</text:span></text:p>
          </draw:text-box>
        </draw:frame>
        <draw:frame draw:style-name="gr31" draw:text-style-name="P6" draw:layer="layout" svg:width="0.853cm" svg:height="0.962cm" svg:x="23.775cm" svg:y="16.548cm">
          <draw:text-box>
            <text:p><text:span text:style-name="T4">v</text:span></text:p>
          </draw:text-box>
        </draw:frame>
        <draw:frame draw:style-name="gr32" draw:text-style-name="P6" draw:layer="layout" svg:width="0.891cm" svg:height="0.962cm" svg:x="23.704cm" svg:y="13.996cm">
          <draw:text-box>
            <text:p><text:span text:style-name="T4">n</text:span></text:p>
          </draw:text-box>
        </draw:frame>
        <draw:frame draw:style-name="gr33" draw:text-style-name="P6" draw:layer="layout" svg:width="0.82cm" svg:height="0.962cm" svg:x="23.733cm" svg:y="10.821cm">
          <draw:text-box>
            <text:p><text:span text:style-name="T4">z</text:span></text:p>
          </draw:text-box>
        </draw:frame>
        <draw:frame draw:style-name="gr34" draw:text-style-name="P6" draw:layer="layout" svg:width="1.205cm" svg:height="0.962cm" svg:x="14.419cm" svg:y="8.069cm">
          <draw:text-box>
            <text:p><text:span text:style-name="T4">01</text:span></text:p>
          </draw:text-box>
        </draw:frame>
        <draw:frame draw:style-name="gr34" draw:text-style-name="P6" draw:layer="layout" svg:width="1.205cm" svg:height="0.962cm" svg:x="14.357cm" svg:y="10.779cm">
          <draw:text-box>
            <text:p><text:span text:style-name="T4">10</text:span></text:p>
          </draw:text-box>
        </draw:frame>
        <draw:frame draw:style-name="gr35" draw:text-style-name="P6" draw:layer="layout" svg:width="1.171cm" svg:height="0.962cm" svg:x="14.4cm" svg:y="13.288cm">
          <draw:text-box>
            <text:p><text:span text:style-name="T4">11</text:span></text:p>
          </draw:text-box>
        </draw:frame>
        <draw:frame draw:style-name="gr36" draw:text-style-name="P6" draw:layer="layout" svg:width="1.205cm" svg:height="0.962cm" svg:x="14.315cm" svg:y="5.562cm">
          <draw:text-box>
            <text:p><text:span text:style-name="T4">00</text:span></text:p>
          </draw:text-box>
        </draw:frame>
      </draw:page>
      <draw:page draw:name="Shifter - Vue Interne" draw:style-name="dp1" draw:master-page-name="Default">
        <draw:custom-shape draw:style-name="gr37" draw:text-style-name="P10" draw:layer="layout" svg:width="15.876cm" svg:height="3.175cm" draw:transform="rotate (1.5707963267949) translate (13.065cm 19.754cm)">
          <text:p/>
          <draw:enhanced-geometry svg:viewBox="0 0 21600 21600" draw:glue-points="?f6 10800 10800 21600 ?f5 10800 10800 0" draw:text-areas="?f3 ?f3 ?f4 ?f4" draw:type="trapezoid" draw:modifiers="4250.6297229219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 draw:text-style-name="P11" draw:layer="layout" svg:width="2.449cm" svg:height="0.962cm" svg:x="13.319cm" svg:y="6.63cm">
          <draw:text-box>
            <text:p><text:span text:style-name="T7">00001</text:span></text:p>
          </draw:text-box>
        </draw:frame>
        <draw:line draw:style-name="gr16" draw:text-style-name="P10" draw:layer="layout" svg:x1="10.525cm" svg:y1="6.926cm" svg:x2="13.065cm" svg:y2="6.926cm">
          <text:p/>
        </draw:line>
        <draw:line draw:style-name="gr16" draw:text-style-name="P10" draw:layer="layout" svg:x1="10.525cm" svg:y1="7.096cm" svg:x2="13.065cm" svg:y2="7.096cm">
          <text:p/>
        </draw:line>
        <draw:line draw:style-name="gr16" draw:text-style-name="P10" draw:layer="layout" svg:x1="10.525cm" svg:y1="9.509cm" svg:x2="13.065cm" svg:y2="9.509cm">
          <text:p/>
        </draw:line>
        <draw:line draw:style-name="gr16" draw:text-style-name="P10" draw:layer="layout" svg:x1="10.525cm" svg:y1="9.679cm" svg:x2="13.065cm" svg:y2="9.679cm">
          <text:p/>
        </draw:line>
        <draw:line draw:style-name="gr16" draw:text-style-name="P10" draw:layer="layout" svg:x1="10.525cm" svg:y1="12.048cm" svg:x2="13.065cm" svg:y2="12.048cm">
          <text:p/>
        </draw:line>
        <draw:line draw:style-name="gr16" draw:text-style-name="P10" draw:layer="layout" svg:x1="10.525cm" svg:y1="12.218cm" svg:x2="13.065cm" svg:y2="12.218cm">
          <text:p/>
        </draw:line>
        <draw:line draw:style-name="gr16" draw:text-style-name="P10" draw:layer="layout" svg:x1="10.525cm" svg:y1="14.546cm" svg:x2="13.065cm" svg:y2="14.546cm">
          <text:p/>
        </draw:line>
        <draw:line draw:style-name="gr16" draw:text-style-name="P10" draw:layer="layout" svg:x1="10.525cm" svg:y1="14.716cm" svg:x2="13.065cm" svg:y2="14.716cm">
          <text:p/>
        </draw:line>
        <draw:line draw:style-name="gr16" draw:text-style-name="P10" draw:layer="layout" svg:x1="10.525cm" svg:y1="17.086cm" svg:x2="13.065cm" svg:y2="17.086cm">
          <text:p/>
        </draw:line>
        <draw:line draw:style-name="gr16" draw:text-style-name="P10" draw:layer="layout" svg:x1="10.525cm" svg:y1="17.256cm" svg:x2="13.065cm" svg:y2="17.256cm">
          <text:p/>
        </draw:line>
        <draw:custom-shape draw:style-name="gr38" draw:text-style-name="P12" draw:layer="layout" svg:width="1.27cm" svg:height="0.635cm" svg:x="9.255cm" svg:y="6.715cm">
          <text:p/>
          <draw:enhanced-geometry svg:viewBox="0 0 21600 21600" draw:type="rectangle" draw:enhanced-path="M 0 0 L 21600 0 21600 21600 0 21600 0 0 Z N"/>
        </draw:custom-shape>
        <draw:custom-shape draw:style-name="gr38" draw:text-style-name="P12" draw:layer="layout" svg:width="1.27cm" svg:height="0.635cm" svg:x="9.255cm" svg:y="9.255cm">
          <text:p/>
          <draw:enhanced-geometry svg:viewBox="0 0 21600 21600" draw:type="rectangle" draw:enhanced-path="M 0 0 L 21600 0 21600 21600 0 21600 0 0 Z N"/>
        </draw:custom-shape>
        <draw:custom-shape draw:style-name="gr38" draw:text-style-name="P12" draw:layer="layout" svg:width="1.27cm" svg:height="0.635cm" svg:x="9.255cm" svg:y="11.795cm">
          <text:p/>
          <draw:enhanced-geometry svg:viewBox="0 0 21600 21600" draw:type="rectangle" draw:enhanced-path="M 0 0 L 21600 0 21600 21600 0 21600 0 0 Z N"/>
        </draw:custom-shape>
        <draw:custom-shape draw:style-name="gr38" draw:text-style-name="P12" draw:layer="layout" svg:width="1.27cm" svg:height="0.635cm" svg:x="9.255cm" svg:y="14.335cm">
          <text:p/>
          <draw:enhanced-geometry svg:viewBox="0 0 21600 21600" draw:type="rectangle" draw:enhanced-path="M 0 0 L 21600 0 21600 21600 0 21600 0 0 Z N"/>
        </draw:custom-shape>
        <draw:custom-shape draw:style-name="gr38" draw:text-style-name="P12" draw:layer="layout" svg:width="1.27cm" svg:height="0.635cm" svg:x="9.255cm" svg:y="16.875cm">
          <text:p/>
          <draw:enhanced-geometry svg:viewBox="0 0 21600 21600" draw:type="rectangle" draw:enhanced-path="M 0 0 L 21600 0 21600 21600 0 21600 0 0 Z N"/>
        </draw:custom-shape>
        <draw:frame draw:style-name="gr39" draw:text-style-name="P13" draw:layer="layout" svg:width="1.302cm" svg:height="0.725cm" svg:x="9.255cm" svg:y="6.715cm">
          <draw:text-box>
            <text:p><text:span text:style-name="T8">LSL</text:span></text:p>
          </draw:text-box>
        </draw:frame>
        <draw:frame draw:style-name="gr40" draw:text-style-name="P13" draw:layer="layout" svg:width="1.349cm" svg:height="0.725cm" svg:x="9.239cm" svg:y="9.17cm">
          <draw:text-box>
            <text:p><text:span text:style-name="T8">LSR</text:span></text:p>
          </draw:text-box>
        </draw:frame>
        <draw:frame draw:style-name="gr41" draw:text-style-name="P13" draw:layer="layout" svg:width="1.395cm" svg:height="0.725cm" svg:x="9.193cm" svg:y="11.795cm">
          <draw:text-box>
            <text:p><text:span text:style-name="T8">ASR</text:span></text:p>
          </draw:text-box>
        </draw:frame>
        <draw:frame draw:style-name="gr42" draw:text-style-name="P13" draw:layer="layout" svg:width="1.442cm" svg:height="0.725cm" svg:x="9.17cm" svg:y="14.292cm">
          <draw:text-box>
            <text:p><text:span text:style-name="T8">ROR</text:span></text:p>
          </draw:text-box>
        </draw:frame>
        <draw:frame draw:style-name="gr41" draw:text-style-name="P13" draw:layer="layout" svg:width="1.395cm" svg:height="0.725cm" svg:x="9.214cm" svg:y="16.832cm">
          <draw:text-box>
            <text:p><text:span text:style-name="T8">RRX</text:span></text:p>
          </draw:text-box>
        </draw:frame>
        <draw:frame draw:style-name="gr43" draw:text-style-name="P14" draw:layer="layout" svg:width="2.285cm" svg:height="1.199cm" svg:x="10.832cm" svg:y="6.072cm">
          <draw:text-box>
            <text:p><text:span text:style-name="T9">lsl_cout</text:span></text:p>
          </draw:text-box>
        </draw:frame>
        <draw:frame draw:style-name="gr43" draw:text-style-name="P14" draw:layer="layout" svg:width="2.286cm" svg:height="1.199cm" svg:x="10.723cm" svg:y="7.215cm">
          <draw:text-box>
            <text:p><text:span text:style-name="T9">lsl_dout</text:span></text:p>
          </draw:text-box>
        </draw:frame>
        <draw:frame draw:style-name="gr43" draw:text-style-name="P14" draw:layer="layout" svg:width="2.341cm" svg:height="1.199cm" svg:x="10.832cm" svg:y="8.697cm">
          <draw:text-box>
            <text:p><text:span text:style-name="T9">lsr_cout</text:span></text:p>
          </draw:text-box>
        </draw:frame>
        <draw:frame draw:style-name="gr43" draw:text-style-name="P14" draw:layer="layout" svg:width="2.394cm" svg:height="1.199cm" svg:x="10.723cm" svg:y="9.84cm">
          <draw:text-box>
            <text:p><text:span text:style-name="T9">lsr_dout</text:span></text:p>
          </draw:text-box>
        </draw:frame>
        <draw:frame draw:style-name="gr43" draw:text-style-name="P14" draw:layer="layout" svg:width="2.558cm" svg:height="1.199cm" svg:x="10.832cm" svg:y="11.237cm">
          <draw:text-box>
            <text:p><text:span text:style-name="T9">asr_cout</text:span></text:p>
          </draw:text-box>
        </draw:frame>
        <draw:frame draw:style-name="gr43" draw:text-style-name="P14" draw:layer="layout" svg:width="2.286cm" svg:height="1.199cm" svg:x="10.723cm" svg:y="12.38cm">
          <draw:text-box>
            <text:p><text:span text:style-name="T9">lsl_dout</text:span></text:p>
          </draw:text-box>
        </draw:frame>
        <draw:frame draw:style-name="gr43" draw:text-style-name="P14" draw:layer="layout" svg:width="2.395cm" svg:height="1.199cm" svg:x="10.832cm" svg:y="13.75cm">
          <draw:text-box>
            <text:p><text:span text:style-name="T9">ror_cout</text:span></text:p>
          </draw:text-box>
        </draw:frame>
        <draw:frame draw:style-name="gr43" draw:text-style-name="P14" draw:layer="layout" svg:width="2.504cm" svg:height="1.199cm" svg:x="10.723cm" svg:y="14.893cm">
          <draw:text-box>
            <text:p><text:span text:style-name="T9">ror_dout</text:span></text:p>
          </draw:text-box>
        </draw:frame>
        <draw:frame draw:style-name="gr43" draw:text-style-name="P14" draw:layer="layout" svg:width="2.449cm" svg:height="1.199cm" svg:x="10.832cm" svg:y="16.29cm">
          <draw:text-box>
            <text:p><text:span text:style-name="T9">rrx_cout</text:span></text:p>
          </draw:text-box>
        </draw:frame>
        <draw:frame draw:style-name="gr43" draw:text-style-name="P14" draw:layer="layout" svg:width="2.394cm" svg:height="1.199cm" svg:x="10.723cm" svg:y="17.433cm">
          <draw:text-box>
            <text:p><text:span text:style-name="T9">rrx_dout</text:span></text:p>
          </draw:text-box>
        </draw:frame>
        <draw:line draw:style-name="gr16" draw:text-style-name="P1" draw:layer="layout" svg:x1="2.905cm" svg:y1="4.81cm" svg:x2="8.62cm" svg:y2="4.81cm">
          <text:p/>
        </draw:line>
        <draw:line draw:style-name="gr16" draw:text-style-name="P1" draw:layer="layout" svg:x1="8.62cm" svg:y1="4.81cm" svg:x2="8.62cm" svg:y2="14.25cm">
          <text:p/>
        </draw:line>
        <draw:line draw:style-name="gr16" draw:text-style-name="P1" draw:layer="layout" svg:x1="8.62cm" svg:y1="14.25cm" svg:x2="9.89cm" svg:y2="14.25cm">
          <text:p/>
        </draw:line>
        <draw:line draw:style-name="gr16" draw:text-style-name="P1" draw:layer="layout" svg:x1="9.89cm" svg:y1="14.25cm" svg:x2="9.89cm" svg:y2="14.335cm">
          <text:p/>
        </draw:line>
        <draw:line draw:style-name="gr24" draw:text-style-name="P1" draw:layer="layout" svg:x1="8.535cm" svg:y1="11.71cm" svg:x2="9.89cm" svg:y2="11.71cm">
          <text:p/>
        </draw:line>
        <draw:line draw:style-name="gr16" draw:text-style-name="P1" draw:layer="layout" svg:x1="9.89cm" svg:y1="11.71cm" svg:x2="9.89cm" svg:y2="11.795cm">
          <text:p/>
        </draw:line>
        <draw:line draw:style-name="gr24" draw:text-style-name="P1" draw:layer="layout" svg:x1="8.535cm" svg:y1="9.17cm" svg:x2="9.89cm" svg:y2="9.17cm">
          <text:p/>
        </draw:line>
        <draw:line draw:style-name="gr16" draw:text-style-name="P1" draw:layer="layout" svg:x1="9.89cm" svg:y1="9.17cm" svg:x2="9.89cm" svg:y2="9.255cm">
          <text:p/>
        </draw:line>
        <draw:line draw:style-name="gr24" draw:text-style-name="P1" draw:layer="layout" svg:x1="8.535cm" svg:y1="6.63cm" svg:x2="9.89cm" svg:y2="6.63cm">
          <text:p/>
        </draw:line>
        <draw:line draw:style-name="gr16" draw:text-style-name="P1" draw:layer="layout" svg:x1="9.89cm" svg:y1="6.63cm" svg:x2="9.89cm" svg:y2="6.715cm">
          <text:p/>
        </draw:line>
        <draw:line draw:style-name="gr16" draw:text-style-name="P1" draw:layer="layout" svg:x1="2.905cm" svg:y1="5.445cm" svg:x2="7.985cm" svg:y2="5.445cm">
          <text:p/>
        </draw:line>
        <draw:line draw:style-name="gr16" draw:text-style-name="P1" draw:layer="layout" svg:x1="7.985cm" svg:y1="5.445cm" svg:x2="7.985cm" svg:y2="17.086cm">
          <text:p/>
        </draw:line>
        <draw:line draw:style-name="gr16" draw:text-style-name="P1" draw:layer="layout" svg:x1="7.985cm" svg:y1="17.086cm" svg:x2="9.255cm" svg:y2="17.086cm">
          <text:p/>
        </draw:line>
        <draw:line draw:style-name="gr24" draw:text-style-name="P1" draw:layer="layout" svg:x1="7.9cm" svg:y1="14.546cm" svg:x2="9.255cm" svg:y2="14.546cm">
          <text:p/>
        </draw:line>
        <draw:line draw:style-name="gr24" draw:text-style-name="P1" draw:layer="layout" svg:x1="7.9cm" svg:y1="12.006cm" svg:x2="9.255cm" svg:y2="12.006cm">
          <text:p/>
        </draw:line>
        <draw:line draw:style-name="gr24" draw:text-style-name="P1" draw:layer="layout" svg:x1="7.9cm" svg:y1="9.466cm" svg:x2="9.255cm" svg:y2="9.466cm">
          <text:p/>
        </draw:line>
        <draw:line draw:style-name="gr24" draw:text-style-name="P1" draw:layer="layout" svg:x1="7.9cm" svg:y1="6.926cm" svg:x2="9.255cm" svg:y2="6.926cm">
          <text:p/>
        </draw:line>
        <draw:line draw:style-name="gr16" draw:text-style-name="P1" draw:layer="layout" svg:x1="2.905cm" svg:y1="6.08cm" svg:x2="7.35cm" svg:y2="6.08cm">
          <text:p/>
        </draw:line>
        <draw:line draw:style-name="gr16" draw:text-style-name="P1" draw:layer="layout" svg:x1="7.35cm" svg:y1="6.08cm" svg:x2="7.35cm" svg:y2="17.298cm">
          <text:p/>
        </draw:line>
        <draw:line draw:style-name="gr16" draw:text-style-name="P1" draw:layer="layout" svg:x1="7.35cm" svg:y1="17.298cm" svg:x2="9.255cm" svg:y2="17.298cm">
          <text:p/>
        </draw:line>
        <draw:line draw:style-name="gr24" draw:text-style-name="P1" draw:layer="layout" svg:x1="7.265cm" svg:y1="14.758cm" svg:x2="9.255cm" svg:y2="14.758cm">
          <text:p/>
        </draw:line>
        <draw:line draw:style-name="gr24" draw:text-style-name="P1" draw:layer="layout" svg:x1="7.265cm" svg:y1="12.218cm" svg:x2="9.255cm" svg:y2="12.218cm">
          <text:p/>
        </draw:line>
        <draw:line draw:style-name="gr24" draw:text-style-name="P1" draw:layer="layout" svg:x1="7.265cm" svg:y1="9.678cm" svg:x2="9.255cm" svg:y2="9.678cm">
          <text:p/>
        </draw:line>
        <draw:line draw:style-name="gr24" draw:text-style-name="P1" draw:layer="layout" svg:x1="7.265cm" svg:y1="7.138cm" svg:x2="9.255cm" svg:y2="7.138cm">
          <text:p/>
        </draw:line>
        <draw:line draw:style-name="gr16" draw:text-style-name="P10" draw:layer="layout" svg:x1="16.24cm" svg:y1="11.16cm" svg:x2="25.765cm" svg:y2="11.16cm">
          <text:p/>
        </draw:line>
        <draw:line draw:style-name="gr16" draw:text-style-name="P10" draw:layer="layout" svg:x1="16.24cm" svg:y1="13.7cm" svg:x2="25.765cm" svg:y2="13.7cm">
          <text:p/>
        </draw:line>
        <draw:frame draw:style-name="gr43" draw:text-style-name="P14" draw:layer="layout" svg:width="2.412cm" svg:height="1.199cm" svg:x="2.821cm" svg:y="4.132cm">
          <draw:text-box>
            <text:p><text:span text:style-name="T9">shift_val</text:span></text:p>
          </draw:text-box>
        </draw:frame>
        <draw:frame draw:style-name="gr44" draw:text-style-name="P14" draw:layer="layout" svg:width="2.073cm" svg:height="0.725cm" svg:x="2.779cm" svg:y="4.81cm">
          <draw:text-box>
            <text:p><text:span text:style-name="T9">cin</text:span></text:p>
          </draw:text-box>
        </draw:frame>
        <draw:frame draw:style-name="gr44" draw:text-style-name="P14" draw:layer="layout" svg:width="2.073cm" svg:height="0.725cm" svg:x="2.735cm" svg:y="5.418cm">
          <draw:text-box>
            <text:p><text:span text:style-name="T9">din</text:span></text:p>
          </draw:text-box>
        </draw:frame>
        <draw:frame draw:style-name="gr44" draw:text-style-name="P14" draw:layer="layout" svg:width="2.073cm" svg:height="0.725cm" svg:x="23.734cm" svg:y="10.244cm">
          <draw:text-box>
            <text:p><text:span text:style-name="T9">cout</text:span></text:p>
          </draw:text-box>
        </draw:frame>
        <draw:frame draw:style-name="gr44" draw:text-style-name="P14" draw:layer="layout" svg:width="2.073cm" svg:height="0.725cm" svg:x="23.692cm" svg:y="12.911cm">
          <draw:text-box>
            <text:p><text:span text:style-name="T9">dout</text:span></text:p>
          </draw:text-box>
        </draw:frame>
        <draw:frame draw:style-name="gr36" draw:text-style-name="P11" draw:layer="layout" svg:width="2.449cm" svg:height="0.962cm" svg:x="13.361cm" svg:y="9.097cm">
          <draw:text-box>
            <text:p><text:span text:style-name="T7">00010</text:span></text:p>
          </draw:text-box>
        </draw:frame>
        <draw:frame draw:style-name="gr36" draw:text-style-name="P11" draw:layer="layout" svg:width="2.449cm" svg:height="0.962cm" svg:x="13.325cm" svg:y="11.498cm">
          <draw:text-box>
            <text:p><text:span text:style-name="T7">00100</text:span></text:p>
          </draw:text-box>
        </draw:frame>
        <draw:frame draw:style-name="gr36" draw:text-style-name="P11" draw:layer="layout" svg:width="2.449cm" svg:height="0.962cm" svg:x="13.319cm" svg:y="16.621cm">
          <draw:text-box>
            <text:p><text:span text:style-name="T7">10000</text:span></text:p>
          </draw:text-box>
        </draw:frame>
        <draw:frame draw:style-name="gr36" draw:text-style-name="P11" draw:layer="layout" svg:width="2.449cm" svg:height="0.962cm" svg:x="13.319cm" svg:y="14.165cm">
          <draw:text-box>
            <text:p><text:span text:style-name="T7">01000</text:span></text:p>
          </draw:text-box>
        </draw:frame>
      </draw:page>
      <draw:page draw:name="Left Shift Logical - Vue Interne" draw:style-name="dp1" draw:master-page-name="Default">
        <draw:custom-shape draw:style-name="gr45" draw:text-style-name="P1" draw:layer="layout" svg:width="1.27cm" svg:height="1.27cm" svg:x="5.445cm" svg:y="7.985cm">
          <text:p/>
          <draw:enhanced-geometry svg:viewBox="0 0 21600 21600" draw:type="rectangle" draw:enhanced-path="M 0 0 L 21600 0 21600 21600 0 21600 0 0 Z N"/>
        </draw:custom-shape>
        <draw:frame draw:style-name="gr46" draw:text-style-name="P15" draw:layer="layout" svg:width="0.959cm" svg:height="0.962cm" svg:x="5.614cm" svg:y="8.123cm">
          <draw:text-box>
            <text:p><text:span text:style-name="T10">&amp;</text:span></text:p>
          </draw:text-box>
        </draw:frame>
        <draw:line draw:style-name="gr47" draw:text-style-name="P1" draw:layer="layout" svg:x1="1.635cm" svg:y1="8.323cm" svg:x2="5.445cm" svg:y2="8.323cm">
          <text:p/>
        </draw:line>
        <draw:line draw:style-name="gr48" draw:text-style-name="P1" draw:layer="layout" svg:x1="1.635cm" svg:y1="8.958cm" svg:x2="5.445cm" svg:y2="8.958cm">
          <text:p/>
        </draw:line>
        <draw:frame draw:style-name="gr49" draw:text-style-name="P13" draw:layer="layout" svg:width="0.976cm" svg:height="0.725cm" svg:x="4.598cm" svg:y="7.514cm">
          <draw:text-box>
            <text:p><text:span text:style-name="T8">32</text:span></text:p>
          </draw:text-box>
        </draw:frame>
        <draw:frame draw:style-name="gr50" draw:text-style-name="P13" draw:layer="layout" svg:width="0.739cm" svg:height="0.725cm" svg:x="4.79cm" svg:y="9.001cm">
          <draw:text-box>
            <text:p><text:span text:style-name="T8">1</text:span></text:p>
          </draw:text-box>
        </draw:frame>
        <draw:custom-shape draw:style-name="gr51" draw:text-style-name="P16" draw:layer="layout" svg:width="1.27cm" svg:height="0.635cm" svg:x="7.349cm" svg:y="7.646cm">
          <text:p text:style-name="P3"><text:span text:style-name="T11">&lt;&lt;4</text:span></text:p>
          <draw:enhanced-geometry svg:viewBox="0 0 21600 21600" draw:type="rectangle" draw:enhanced-path="M 0 0 L 21600 0 21600 21600 0 21600 0 0 Z N"/>
        </draw:custom-shape>
        <draw:line draw:style-name="gr16" draw:text-style-name="P1" draw:layer="layout" svg:x1="6.715cm" svg:y1="8.62cm" svg:x2="7.053cm" svg:y2="8.62cm">
          <text:p/>
        </draw:line>
        <draw:line draw:style-name="gr16" draw:text-style-name="P1" draw:layer="layout" svg:x1="7.053cm" svg:y1="7.984cm" svg:x2="7.349cm" svg:y2="7.984cm">
          <text:p/>
        </draw:line>
        <draw:line draw:style-name="gr16" draw:text-style-name="P1" draw:layer="layout" svg:x1="7.053cm" svg:y1="9.255cm" svg:x2="9.255cm" svg:y2="9.255cm">
          <text:p/>
        </draw:line>
        <draw:line draw:style-name="gr16" draw:text-style-name="P1" draw:layer="layout" svg:x1="7.053cm" svg:y1="7.985cm" svg:x2="7.053cm" svg:y2="9.255cm">
          <text:p/>
        </draw:line>
        <draw:custom-shape draw:style-name="gr52" draw:text-style-name="P1" draw:layer="layout" svg:width="2.582cm" svg:height="0.631cm" draw:transform="skewX (0.00314159265358979) rotate (1.57376338652329) translate (9.263cm 9.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1" draw:layer="layout" svg:x1="8.619cm" svg:y1="7.984cm" svg:x2="9.254cm" svg:y2="7.984cm">
          <text:p/>
        </draw:line>
        <draw:frame draw:style-name="gr50" draw:text-style-name="P17" draw:layer="layout" svg:width="0.739cm" svg:height="0.725cm" svg:x="9.212cm" svg:y="7.604cm">
          <draw:text-box>
            <text:p><text:span text:style-name="T11">0</text:span></text:p>
          </draw:text-box>
        </draw:frame>
        <draw:frame draw:style-name="gr50" draw:text-style-name="P17" draw:layer="layout" svg:width="0.739cm" svg:height="0.725cm" svg:x="9.212cm" svg:y="8.868cm">
          <draw:text-box>
            <text:p><text:span text:style-name="T11">1</text:span></text:p>
          </draw:text-box>
        </draw:frame>
        <draw:line draw:style-name="gr16" draw:text-style-name="P1" draw:layer="layout" svg:x1="9.636cm" svg:y1="6.715cm" svg:x2="9.636cm" svg:y2="7.688cm">
          <text:p/>
        </draw:line>
        <draw:frame draw:style-name="gr53" draw:text-style-name="P15" draw:layer="layout" svg:width="2.157cm" svg:height="0.962cm" svg:x="8.747cm" svg:y="5.699cm">
          <draw:text-box>
            <text:p><text:span text:style-name="T10">val[2]</text:span></text:p>
          </draw:text-box>
        </draw:frame>
        <draw:custom-shape draw:style-name="gr51" draw:text-style-name="P16" draw:layer="layout" svg:width="1.27cm" svg:height="0.635cm" svg:x="10.538cm" svg:y="7.646cm">
          <text:p text:style-name="P3"><text:span text:style-name="T11">&lt;&lt;2</text:span></text:p>
          <draw:enhanced-geometry svg:viewBox="0 0 21600 21600" draw:type="rectangle" draw:enhanced-path="M 0 0 L 21600 0 21600 21600 0 21600 0 0 Z N"/>
        </draw:custom-shape>
        <draw:line draw:style-name="gr16" draw:text-style-name="P1" draw:layer="layout" svg:x1="9.904cm" svg:y1="8.62cm" svg:x2="10.242cm" svg:y2="8.62cm">
          <text:p/>
        </draw:line>
        <draw:line draw:style-name="gr16" draw:text-style-name="P1" draw:layer="layout" svg:x1="10.242cm" svg:y1="7.984cm" svg:x2="10.538cm" svg:y2="7.984cm">
          <text:p/>
        </draw:line>
        <draw:line draw:style-name="gr16" draw:text-style-name="P1" draw:layer="layout" svg:x1="10.242cm" svg:y1="9.255cm" svg:x2="12.444cm" svg:y2="9.255cm">
          <text:p/>
        </draw:line>
        <draw:line draw:style-name="gr16" draw:text-style-name="P1" draw:layer="layout" svg:x1="10.242cm" svg:y1="7.985cm" svg:x2="10.242cm" svg:y2="9.255cm">
          <text:p/>
        </draw:line>
        <draw:custom-shape draw:style-name="gr52" draw:text-style-name="P1" draw:layer="layout" svg:width="2.582cm" svg:height="0.631cm" draw:transform="skewX (0.00314159265358979) rotate (1.57376338652329) translate (12.452cm 9.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1" draw:layer="layout" svg:x1="11.808cm" svg:y1="7.984cm" svg:x2="12.443cm" svg:y2="7.984cm">
          <text:p/>
        </draw:line>
        <draw:frame draw:style-name="gr50" draw:text-style-name="P17" draw:layer="layout" svg:width="0.739cm" svg:height="0.725cm" svg:x="12.401cm" svg:y="7.604cm">
          <draw:text-box>
            <text:p><text:span text:style-name="T11">0</text:span></text:p>
          </draw:text-box>
        </draw:frame>
        <draw:frame draw:style-name="gr50" draw:text-style-name="P17" draw:layer="layout" svg:width="0.739cm" svg:height="0.725cm" svg:x="12.401cm" svg:y="8.868cm">
          <draw:text-box>
            <text:p><text:span text:style-name="T11">1</text:span></text:p>
          </draw:text-box>
        </draw:frame>
        <draw:line draw:style-name="gr16" draw:text-style-name="P1" draw:layer="layout" svg:x1="12.825cm" svg:y1="6.715cm" svg:x2="12.825cm" svg:y2="7.688cm">
          <text:p/>
        </draw:line>
        <draw:frame draw:style-name="gr53" draw:text-style-name="P15" draw:layer="layout" svg:width="2.157cm" svg:height="0.962cm" svg:x="11.936cm" svg:y="5.699cm">
          <draw:text-box>
            <text:p><text:span text:style-name="T10">val[1]</text:span></text:p>
          </draw:text-box>
        </draw:frame>
        <draw:line draw:style-name="gr16" draw:text-style-name="P1" draw:layer="layout" svg:x1="9.904cm" svg:y1="8.621cm" svg:x2="10.242cm" svg:y2="8.621cm">
          <text:p/>
        </draw:line>
        <draw:line draw:style-name="gr16" draw:text-style-name="P1" draw:layer="layout" svg:x1="10.242cm" svg:y1="7.985cm" svg:x2="10.538cm" svg:y2="7.985cm">
          <text:p/>
        </draw:line>
        <draw:line draw:style-name="gr16" draw:text-style-name="P1" draw:layer="layout" svg:x1="10.242cm" svg:y1="9.256cm" svg:x2="12.444cm" svg:y2="9.256cm">
          <text:p/>
        </draw:line>
        <draw:line draw:style-name="gr16" draw:text-style-name="P1" draw:layer="layout" svg:x1="10.242cm" svg:y1="7.986cm" svg:x2="10.242cm" svg:y2="9.256cm">
          <text:p/>
        </draw:line>
        <draw:custom-shape draw:style-name="gr52" draw:text-style-name="P1" draw:layer="layout" svg:width="2.582cm" svg:height="0.631cm" draw:transform="skewX (0.00314159265358979) rotate (1.57376338652329) translate (12.452cm 9.8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1" draw:layer="layout" svg:x1="11.808cm" svg:y1="7.985cm" svg:x2="12.443cm" svg:y2="7.985cm">
          <text:p/>
        </draw:line>
        <draw:frame draw:style-name="gr50" draw:text-style-name="P17" draw:layer="layout" svg:width="0.739cm" svg:height="0.725cm" svg:x="12.401cm" svg:y="7.605cm">
          <draw:text-box>
            <text:p><text:span text:style-name="T11">0</text:span></text:p>
          </draw:text-box>
        </draw:frame>
        <draw:frame draw:style-name="gr50" draw:text-style-name="P17" draw:layer="layout" svg:width="0.739cm" svg:height="0.725cm" svg:x="12.401cm" svg:y="8.869cm">
          <draw:text-box>
            <text:p><text:span text:style-name="T11">1</text:span></text:p>
          </draw:text-box>
        </draw:frame>
        <draw:line draw:style-name="gr16" draw:text-style-name="P1" draw:layer="layout" svg:x1="12.825cm" svg:y1="6.716cm" svg:x2="12.825cm" svg:y2="7.689cm">
          <text:p/>
        </draw:line>
        <draw:custom-shape draw:style-name="gr51" draw:text-style-name="P16" draw:layer="layout" svg:width="1.27cm" svg:height="0.635cm" svg:x="13.699cm" svg:y="7.646cm">
          <text:p text:style-name="P3"><text:span text:style-name="T11">&lt;&lt;1</text:span></text:p>
          <draw:enhanced-geometry svg:viewBox="0 0 21600 21600" draw:type="rectangle" draw:enhanced-path="M 0 0 L 21600 0 21600 21600 0 21600 0 0 Z N"/>
        </draw:custom-shape>
        <draw:line draw:style-name="gr16" draw:text-style-name="P1" draw:layer="layout" svg:x1="13.065cm" svg:y1="8.62cm" svg:x2="13.403cm" svg:y2="8.62cm">
          <text:p/>
        </draw:line>
        <draw:line draw:style-name="gr16" draw:text-style-name="P1" draw:layer="layout" svg:x1="13.403cm" svg:y1="7.984cm" svg:x2="13.699cm" svg:y2="7.984cm">
          <text:p/>
        </draw:line>
        <draw:line draw:style-name="gr16" draw:text-style-name="P1" draw:layer="layout" svg:x1="13.403cm" svg:y1="9.255cm" svg:x2="15.605cm" svg:y2="9.255cm">
          <text:p/>
        </draw:line>
        <draw:line draw:style-name="gr16" draw:text-style-name="P1" draw:layer="layout" svg:x1="13.403cm" svg:y1="7.985cm" svg:x2="13.403cm" svg:y2="9.255cm">
          <text:p/>
        </draw:line>
        <draw:custom-shape draw:style-name="gr52" draw:text-style-name="P1" draw:layer="layout" svg:width="2.582cm" svg:height="0.631cm" draw:transform="skewX (0.00314159265358979) rotate (1.57376338652329) translate (15.613cm 9.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1" draw:layer="layout" svg:x1="14.969cm" svg:y1="7.984cm" svg:x2="15.604cm" svg:y2="7.984cm">
          <text:p/>
        </draw:line>
        <draw:frame draw:style-name="gr50" draw:text-style-name="P17" draw:layer="layout" svg:width="0.739cm" svg:height="0.725cm" svg:x="15.562cm" svg:y="7.604cm">
          <draw:text-box>
            <text:p><text:span text:style-name="T11">0</text:span></text:p>
          </draw:text-box>
        </draw:frame>
        <draw:frame draw:style-name="gr50" draw:text-style-name="P17" draw:layer="layout" svg:width="0.739cm" svg:height="0.725cm" svg:x="15.562cm" svg:y="8.868cm">
          <draw:text-box>
            <text:p><text:span text:style-name="T11">1</text:span></text:p>
          </draw:text-box>
        </draw:frame>
        <draw:line draw:style-name="gr16" draw:text-style-name="P1" draw:layer="layout" svg:x1="15.986cm" svg:y1="6.715cm" svg:x2="15.986cm" svg:y2="7.688cm">
          <text:p/>
        </draw:line>
        <draw:frame draw:style-name="gr53" draw:text-style-name="P15" draw:layer="layout" svg:width="2.157cm" svg:height="0.962cm" svg:x="15.097cm" svg:y="5.699cm">
          <draw:text-box>
            <text:p><text:span text:style-name="T10">val[0]</text:span></text:p>
          </draw:text-box>
        </draw:frame>
        <draw:line draw:style-name="gr48" draw:text-style-name="P1" draw:layer="layout" svg:x1="16.24cm" svg:y1="8.62cm" svg:x2="18.145cm" svg:y2="8.62cm">
          <text:p/>
        </draw:line>
        <draw:custom-shape draw:style-name="gr54" draw:text-style-name="P1" draw:layer="layout" svg:width="1.185cm" svg:height="1.185cm" svg:x="18.145cm" svg:y="8.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5" draw:text-style-name="P15" draw:layer="layout" svg:width="1.234cm" svg:height="0.962cm" svg:x="18.102cm" svg:y="8.166cm">
          <draw:text-box>
            <text:p><text:span text:style-name="T10">⎇</text:span></text:p>
          </draw:text-box>
        </draw:frame>
        <draw:line draw:style-name="gr47" draw:text-style-name="P1" draw:layer="layout" svg:x1="19.287cm" svg:y1="8.281cm" svg:x2="24.495cm" svg:y2="8.281cm">
          <text:p/>
        </draw:line>
        <draw:line draw:style-name="gr56" draw:text-style-name="P1" draw:layer="layout" svg:x1="19.288cm" svg:y1="8.747cm" svg:x2="24.495cm" svg:y2="8.747cm">
          <text:p/>
        </draw:line>
        <draw:frame draw:style-name="gr49" draw:text-style-name="P18" draw:layer="layout" svg:width="0.976cm" svg:height="0.725cm" svg:x="17.38cm" svg:y="7.9cm">
          <draw:text-box>
            <text:p><text:span text:style-name="T12">33</text:span></text:p>
          </draw:text-box>
        </draw:frame>
        <draw:frame draw:style-name="gr50" draw:text-style-name="P18" draw:layer="layout" svg:width="0.739cm" svg:height="0.725cm" svg:x="19.118cm" svg:y="7.604cm">
          <draw:text-box>
            <text:p><text:span text:style-name="T12">1</text:span></text:p>
          </draw:text-box>
        </draw:frame>
        <draw:frame draw:style-name="gr49" draw:text-style-name="P18" draw:layer="layout" svg:width="0.976cm" svg:height="0.725cm" svg:x="18.989cm" svg:y="8.771cm">
          <draw:text-box>
            <text:p><text:span text:style-name="T12">32</text:span></text:p>
          </draw:text-box>
        </draw:frame>
        <draw:frame draw:style-name="gr57" draw:text-style-name="P15" draw:layer="layout" svg:width="2.06cm" svg:height="0.962cm" svg:x="1.496cm" svg:y="7.35cm">
          <draw:text-box>
            <text:p><text:span text:style-name="T10">input</text:span></text:p>
          </draw:text-box>
        </draw:frame>
        <draw:frame draw:style-name="gr58" draw:text-style-name="P15" draw:layer="layout" svg:width="1.209cm" svg:height="0.962cm" svg:x="1.423cm" svg:y="9.128cm">
          <draw:text-box>
            <text:p><text:span text:style-name="T10">‘</text:span><text:span text:style-name="T10">0’</text:span></text:p>
          </draw:text-box>
        </draw:frame>
        <draw:frame draw:style-name="gr59" draw:text-style-name="P15" draw:layer="layout" svg:width="2.047cm" svg:height="0.962cm" svg:x="20.092cm" svg:y="7.319cm">
          <draw:text-box>
            <text:p><text:span text:style-name="T10">carry</text:span></text:p>
          </draw:text-box>
        </draw:frame>
        <draw:frame draw:style-name="gr60" draw:text-style-name="P15" draw:layer="layout" svg:width="2.483cm" svg:height="0.962cm" svg:x="20.05cm" svg:y="8.874cm">
          <draw:text-box>
            <text:p><text:span text:style-name="T10">output</text:span></text:p>
          </draw:text-box>
        </draw:frame>
      </draw:page>
      <draw:page draw:name="EXEC - Vue Interne Simplifiée" draw:style-name="dp1" draw:master-page-name="Default">
        <draw:custom-shape draw:style-name="gr61" draw:text-style-name="P12" draw:layer="layout" svg:width="0.635cm" svg:height="3.81cm" svg:x="9.255cm" svg:y="7.35cm">
          <text:p/>
          <draw:enhanced-geometry svg:viewBox="0 0 21600 21600" draw:type="rectangle" draw:enhanced-path="M 0 0 L 21600 0 21600 21600 0 21600 0 0 Z N"/>
        </draw:custom-shape>
        <draw:line draw:style-name="gr62" draw:text-style-name="P12" draw:layer="layout" svg:x1="9.593cm" svg:y1="3.54cm" svg:x2="9.593cm" svg:y2="7.35cm">
          <text:p/>
        </draw:line>
        <draw:line draw:style-name="gr63" draw:text-style-name="P19" draw:layer="layout" svg:x1="8.62cm" svg:y1="3.54cm" svg:x2="9.593cm" svg:y2="3.54cm">
          <text:p/>
        </draw:line>
        <draw:line draw:style-name="gr63" draw:text-style-name="P12" draw:layer="layout" svg:x1="8.62cm" svg:y1="6.08cm" svg:x2="9.593cm" svg:y2="6.08cm">
          <text:p/>
        </draw:line>
        <draw:line draw:style-name="gr63" draw:text-style-name="P12" draw:layer="layout" svg:x1="8.62cm" svg:y1="5.445cm" svg:x2="9.593cm" svg:y2="5.445cm">
          <text:p/>
        </draw:line>
        <draw:line draw:style-name="gr63" draw:text-style-name="P12" draw:layer="layout" svg:x1="8.62cm" svg:y1="4.81cm" svg:x2="9.593cm" svg:y2="4.81cm">
          <text:p/>
        </draw:line>
        <draw:line draw:style-name="gr63" draw:text-style-name="P12" draw:layer="layout" svg:x1="8.62cm" svg:y1="4.175cm" svg:x2="9.593cm" svg:y2="4.175cm">
          <text:p/>
        </draw:line>
        <draw:frame draw:style-name="gr64" draw:text-style-name="P20" draw:layer="layout" svg:width="3.175cm" svg:height="1.199cm" svg:x="5.656cm" svg:y="3.145cm">
          <draw:text-box>
            <text:p><text:span text:style-name="T13">dec_shift_lsl</text:span></text:p>
          </draw:text-box>
        </draw:frame>
        <draw:frame draw:style-name="gr64" draw:text-style-name="P21" draw:layer="layout" svg:width="3.216cm" svg:height="1.199cm" svg:x="5.699cm" svg:y="5.614cm">
          <draw:text-box>
            <text:p><text:span text:style-name="T13">dec_shift_rrx</text:span></text:p>
          </draw:text-box>
        </draw:frame>
        <draw:frame draw:style-name="gr64" draw:text-style-name="P21" draw:layer="layout" svg:width="3.302cm" svg:height="1.199cm" svg:x="5.487cm" svg:y="4.923cm">
          <draw:text-box>
            <text:p><text:span text:style-name="T13">dec_shift_ror</text:span></text:p>
          </draw:text-box>
        </draw:frame>
        <draw:frame draw:style-name="gr64" draw:text-style-name="P21" draw:layer="layout" svg:width="3.467cm" svg:height="1.199cm" svg:x="5.534cm" svg:y="4.344cm">
          <draw:text-box>
            <text:p><text:span text:style-name="T13">dec_shift_asr</text:span></text:p>
          </draw:text-box>
        </draw:frame>
        <draw:frame draw:style-name="gr64" draw:text-style-name="P21" draw:layer="layout" svg:width="3.175cm" svg:height="1.199cm" svg:x="5.614cm" svg:y="3.738cm">
          <draw:text-box>
            <text:p><text:span text:style-name="T13">dec_shift_lsr</text:span></text:p>
          </draw:text-box>
        </draw:frame>
        <draw:frame draw:style-name="gr65" draw:text-style-name="P21" draw:layer="layout" svg:width="0.296cm" svg:height="0.725cm" svg:x="9.678cm" svg:y="6.799cm">
          <draw:text-box>
            <text:p><text:span text:style-name="T13">5</text:span></text:p>
          </draw:text-box>
        </draw:frame>
        <draw:line draw:style-name="gr63" draw:text-style-name="P12" draw:layer="layout" svg:x1="13.7cm" svg:y1="8.62cm" svg:x2="13.7cm" svg:y2="11.16cm">
          <text:p/>
        </draw:line>
        <draw:line draw:style-name="gr63" draw:text-style-name="P12" draw:layer="layout" svg:x1="17.51cm" svg:y1="11.16cm" svg:x2="17.51cm" svg:y2="13.7cm">
          <text:p/>
        </draw:line>
        <draw:line draw:style-name="gr63" draw:text-style-name="P12" draw:layer="layout" svg:x1="13.7cm" svg:y1="13.7cm" svg:x2="13.7cm" svg:y2="16.24cm">
          <text:p/>
        </draw:line>
        <draw:line draw:style-name="gr63" draw:text-style-name="P12" draw:layer="layout" svg:x1="15.732cm" svg:y1="12.43cm" svg:x2="13.7cm" svg:y2="11.16cm">
          <text:p/>
        </draw:line>
        <draw:line draw:style-name="gr63" draw:text-style-name="P12" draw:layer="layout" svg:x1="13.7cm" svg:y1="13.7cm" svg:x2="15.732cm" svg:y2="12.43cm">
          <text:p/>
        </draw:line>
        <draw:line draw:style-name="gr63" draw:text-style-name="P12" draw:layer="layout" svg:x1="17.51cm" svg:y1="11.16cm" svg:x2="13.7cm" svg:y2="8.62cm">
          <text:p/>
        </draw:line>
        <draw:line draw:style-name="gr63" draw:text-style-name="P12" draw:layer="layout" svg:x1="17.51cm" svg:y1="13.7cm" svg:x2="13.7cm" svg:y2="16.24cm">
          <text:p/>
        </draw:line>
        <draw:line draw:style-name="gr66" draw:text-style-name="P22" draw:layer="layout" svg:x1="9.593cm" svg:y1="7.688cm" svg:x2="9.593cm" svg:y2="10.905cm">
          <text:p/>
        </draw:line>
        <draw:custom-shape draw:style-name="gr67" draw:text-style-name="P23" draw:layer="layout" svg:width="1.27cm" svg:height="0.635cm" draw:transform="rotate (1.5707963267949) translate (11.541cm 10.52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17" draw:layer="layout" svg:width="0.508cm" svg:height="1.199cm" svg:x="11.371cm" svg:y="9.326cm">
          <draw:text-box>
            <text:p><text:span text:style-name="T11">1</text:span></text:p>
            <text:p><text:span text:style-name="T11">0</text:span></text:p>
          </draw:text-box>
        </draw:frame>
        <draw:custom-shape draw:style-name="gr68" draw:text-style-name="P24" draw:layer="layout" svg:width="0.085cm" svg:height="0.084cm" svg:x="11.456cm" svg:y="9.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2" draw:layer="layout" svg:x1="11.16cm" svg:y1="9.509cm" svg:x2="11.456cm" svg:y2="9.509cm">
          <text:p/>
        </draw:line>
        <draw:line draw:style-name="gr63" draw:text-style-name="P12" draw:layer="layout" svg:x1="11.541cm" svg:y1="10.271cm" svg:x2="11.16cm" svg:y2="10.271cm">
          <text:p/>
        </draw:line>
        <draw:line draw:style-name="gr63" draw:text-style-name="P12" draw:layer="layout" svg:x1="11.16cm" svg:y1="9.509cm" svg:x2="11.16cm" svg:y2="10.271cm">
          <text:p/>
        </draw:line>
        <draw:custom-shape draw:style-name="gr67" draw:text-style-name="P23" draw:layer="layout" svg:width="1.27cm" svg:height="0.635cm" draw:transform="rotate (1.5707963267949) translate (11.541cm 15.60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17" draw:layer="layout" svg:width="0.508cm" svg:height="1.199cm" svg:x="11.371cm" svg:y="14.406cm">
          <draw:text-box>
            <text:p><text:span text:style-name="T11">1</text:span></text:p>
            <text:p><text:span text:style-name="T11">0</text:span></text:p>
          </draw:text-box>
        </draw:frame>
        <draw:custom-shape draw:style-name="gr68" draw:text-style-name="P24" draw:layer="layout" svg:width="0.085cm" svg:height="0.084cm" svg:x="11.456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2" draw:layer="layout" svg:x1="11.16cm" svg:y1="14.589cm" svg:x2="11.456cm" svg:y2="14.589cm">
          <text:p/>
        </draw:line>
        <draw:line draw:style-name="gr63" draw:text-style-name="P12" draw:layer="layout" svg:x1="11.541cm" svg:y1="15.351cm" svg:x2="11.16cm" svg:y2="15.351cm">
          <text:p/>
        </draw:line>
        <draw:line draw:style-name="gr63" draw:text-style-name="P12" draw:layer="layout" svg:x1="11.16cm" svg:y1="14.589cm" svg:x2="11.16cm" svg:y2="15.351cm">
          <text:p/>
        </draw:line>
        <draw:line draw:style-name="gr63" draw:text-style-name="P12" draw:layer="layout" svg:x1="11.16cm" svg:y1="9.89cm" svg:x2="9.89cm" svg:y2="9.89cm">
          <text:p/>
        </draw:line>
        <draw:line draw:style-name="gr63" draw:text-style-name="P12" draw:layer="layout" svg:x1="6.715cm" svg:y1="9.89cm" svg:x2="9.255cm" svg:y2="9.89cm">
          <text:p/>
        </draw:line>
        <draw:frame draw:style-name="gr64" draw:text-style-name="P21" draw:layer="layout" svg:width="2.328cm" svg:height="1.199cm" svg:x="4.598cm" svg:y="9.368cm">
          <draw:text-box>
            <text:p><text:span text:style-name="T13">dec_op2</text:span></text:p>
          </draw:text-box>
        </draw:frame>
        <draw:line draw:style-name="gr63" draw:text-style-name="P12" draw:layer="layout" svg:x1="6.715cm" svg:y1="8.62cm" svg:x2="9.255cm" svg:y2="8.62cm">
          <text:p/>
        </draw:line>
        <draw:frame draw:style-name="gr64" draw:text-style-name="P21" draw:layer="layout" svg:width="3.302cm" svg:height="1.199cm" svg:x="3.709cm" svg:y="8.069cm">
          <draw:text-box>
            <text:p><text:span text:style-name="T13">dec_shift_val</text:span></text:p>
          </draw:text-box>
        </draw:frame>
        <draw:line draw:style-name="gr63" draw:text-style-name="P12" draw:layer="layout" svg:x1="12.176cm" svg:y1="9.89cm" svg:x2="13.7cm" svg:y2="9.89cm">
          <text:p/>
        </draw:line>
        <draw:line draw:style-name="gr63" draw:text-style-name="P12" draw:layer="layout" svg:x1="6.715cm" svg:y1="11.541cm" svg:x2="9.593cm" svg:y2="11.541cm">
          <text:p/>
        </draw:line>
        <draw:line draw:style-name="gr63" draw:text-style-name="P12" draw:layer="layout" svg:x1="9.593cm" svg:y1="11.16cm" svg:x2="9.593cm" svg:y2="11.541cm">
          <text:p/>
        </draw:line>
        <draw:frame draw:style-name="gr64" draw:text-style-name="P21" draw:layer="layout" svg:width="2.117cm" svg:height="1.199cm" svg:x="4.598cm" svg:y="10.99cm">
          <draw:text-box>
            <text:p><text:span text:style-name="T13">dec_cy</text:span></text:p>
          </draw:text-box>
        </draw:frame>
        <draw:line draw:style-name="gr63" draw:text-style-name="P12" draw:layer="layout" svg:x1="11.795cm" svg:y1="12.091cm" svg:x2="6.715cm" svg:y2="12.091cm">
          <text:p/>
        </draw:line>
        <draw:frame draw:style-name="gr64" draw:text-style-name="P21" draw:layer="layout" svg:width="2.794cm" svg:height="1.199cm" svg:x="3.836cm" svg:y="12.035cm">
          <draw:text-box>
            <text:p><text:span text:style-name="T13">dec_alu_cy</text:span></text:p>
          </draw:text-box>
        </draw:frame>
        <draw:line draw:style-name="gr63" draw:text-style-name="P12" draw:layer="layout" svg:x1="14.335cm" svg:y1="12.43cm" svg:x2="15.054cm" svg:y2="12.853cm">
          <text:p/>
        </draw:line>
        <draw:line draw:style-name="gr63" draw:text-style-name="P12" draw:layer="layout" svg:x1="6.715cm" svg:y1="12.43cm" svg:x2="14.335cm" svg:y2="12.43cm">
          <text:p/>
        </draw:line>
        <draw:frame draw:style-name="gr64" draw:text-style-name="P21" draw:layer="layout" svg:width="3.81cm" svg:height="1.199cm" svg:x="2.989cm" svg:y="11.583cm">
          <draw:text-box>
            <text:p><text:span text:style-name="T13">dec_comp_op2</text:span></text:p>
          </draw:text-box>
        </draw:frame>
        <draw:line draw:style-name="gr63" draw:text-style-name="P12" draw:layer="layout" svg:x1="12.176cm" svg:y1="14.97cm" svg:x2="13.7cm" svg:y2="14.97cm">
          <text:p/>
        </draw:line>
        <draw:line draw:style-name="gr63" draw:text-style-name="P12" draw:layer="layout" svg:x1="11.795cm" svg:y1="12.726cm" svg:x2="6.715cm" svg:y2="12.726cm">
          <text:p/>
        </draw:line>
        <draw:frame draw:style-name="gr64" draw:text-style-name="P21" draw:layer="layout" svg:width="3.642cm" svg:height="1.199cm" svg:x="3.073cm" svg:y="12.501cm">
          <draw:text-box>
            <text:p><text:span text:style-name="T13">dec_comp_op1</text:span></text:p>
          </draw:text-box>
        </draw:frame>
        <draw:line draw:style-name="gr63" draw:text-style-name="P12" draw:layer="layout" svg:x1="6.715cm" svg:y1="14.97cm" svg:x2="11.16cm" svg:y2="14.97cm">
          <text:p/>
        </draw:line>
        <draw:frame draw:style-name="gr64" draw:text-style-name="P21" draw:layer="layout" svg:width="2.329cm" svg:height="1.199cm" svg:x="4.64cm" svg:y="14.406cm">
          <draw:text-box>
            <text:p><text:span text:style-name="T13">dec_op1</text:span></text:p>
          </draw:text-box>
        </draw:frame>
        <draw:line draw:style-name="gr63" draw:text-style-name="P12" draw:layer="layout" svg:x1="17.51cm" svg:y1="12.43cm" svg:x2="23.225cm" svg:y2="12.43cm">
          <text:p/>
        </draw:line>
        <draw:frame draw:style-name="gr64" draw:text-style-name="P21" draw:layer="layout" svg:width="2.074cm" svg:height="1.199cm" svg:x="21.15cm" svg:y="11.583cm">
          <draw:text-box>
            <text:p><text:span text:style-name="T13">alu_res</text:span></text:p>
          </draw:text-box>
        </draw:frame>
        <draw:line draw:style-name="gr63" draw:text-style-name="P12" draw:layer="layout" svg:x1="11.795cm" svg:y1="12.091cm" svg:x2="11.795cm" svg:y2="10.398cm">
          <text:p/>
        </draw:line>
        <draw:line draw:style-name="gr63" draw:text-style-name="P12" draw:layer="layout" svg:x1="6.715cm" svg:y1="2.905cm" svg:x2="14.25cm" svg:y2="2.905cm">
          <text:p/>
        </draw:line>
        <draw:line draw:style-name="gr69" draw:text-style-name="P12" draw:layer="layout" svg:x1="14.335cm" svg:y1="2.82cm" svg:x2="14.335cm" svg:y2="9.043cm">
          <text:p/>
        </draw:line>
        <draw:frame draw:style-name="gr64" draw:text-style-name="P21" draw:layer="layout" svg:width="3.387cm" svg:height="1.199cm" svg:x="6.532cm" svg:y="2.237cm">
          <draw:text-box>
            <text:p><text:span text:style-name="T13">dec_alu_cmd</text:span></text:p>
          </draw:text-box>
        </draw:frame>
        <draw:line draw:style-name="gr63" draw:text-style-name="P12" draw:layer="layout" svg:x1="11.795cm" svg:y1="12.726cm" svg:x2="11.795cm" svg:y2="14.462cm">
          <text:p/>
        </draw:line>
      </draw:page>
      <draw:page draw:name="EXEC - Vue Interne" draw:style-name="dp1" draw:master-page-name="Default">
        <draw:custom-shape draw:style-name="gr70" draw:text-style-name="P12" draw:layer="layout" svg:width="0.635cm" svg:height="3.81cm" svg:x="9.255cm" svg:y="7.35cm">
          <text:p/>
          <draw:enhanced-geometry svg:viewBox="0 0 21600 21600" draw:type="rectangle" draw:enhanced-path="M 0 0 L 21600 0 21600 21600 0 21600 0 0 Z N"/>
        </draw:custom-shape>
        <draw:line draw:style-name="gr71" draw:text-style-name="P12" draw:layer="layout" svg:x1="9.593cm" svg:y1="3.54cm" svg:x2="9.593cm" svg:y2="7.35cm">
          <text:p/>
        </draw:line>
        <draw:line draw:style-name="gr63" draw:text-style-name="P19" draw:layer="layout" svg:x1="8.62cm" svg:y1="3.54cm" svg:x2="9.593cm" svg:y2="3.54cm">
          <text:p/>
        </draw:line>
        <draw:line draw:style-name="gr63" draw:text-style-name="P12" draw:layer="layout" svg:x1="8.62cm" svg:y1="6.08cm" svg:x2="9.593cm" svg:y2="6.08cm">
          <text:p/>
        </draw:line>
        <draw:line draw:style-name="gr63" draw:text-style-name="P12" draw:layer="layout" svg:x1="8.62cm" svg:y1="5.445cm" svg:x2="9.593cm" svg:y2="5.445cm">
          <text:p/>
        </draw:line>
        <draw:line draw:style-name="gr63" draw:text-style-name="P12" draw:layer="layout" svg:x1="8.62cm" svg:y1="4.81cm" svg:x2="9.593cm" svg:y2="4.81cm">
          <text:p/>
        </draw:line>
        <draw:line draw:style-name="gr63" draw:text-style-name="P12" draw:layer="layout" svg:x1="8.62cm" svg:y1="4.175cm" svg:x2="9.593cm" svg:y2="4.175cm">
          <text:p/>
        </draw:line>
        <draw:frame draw:style-name="gr64" draw:text-style-name="P20" draw:layer="layout" svg:width="3.175cm" svg:height="1.199cm" svg:x="5.656cm" svg:y="3.145cm">
          <draw:text-box>
            <text:p><text:span text:style-name="T13">dec_shift_lsl</text:span></text:p>
          </draw:text-box>
        </draw:frame>
        <draw:frame draw:style-name="gr64" draw:text-style-name="P21" draw:layer="layout" svg:width="3.216cm" svg:height="1.199cm" svg:x="5.699cm" svg:y="5.614cm">
          <draw:text-box>
            <text:p><text:span text:style-name="T13">dec_shift_rrx</text:span></text:p>
          </draw:text-box>
        </draw:frame>
        <draw:frame draw:style-name="gr64" draw:text-style-name="P21" draw:layer="layout" svg:width="3.302cm" svg:height="1.199cm" svg:x="5.487cm" svg:y="4.923cm">
          <draw:text-box>
            <text:p><text:span text:style-name="T13">dec_shift_ror</text:span></text:p>
          </draw:text-box>
        </draw:frame>
        <draw:frame draw:style-name="gr64" draw:text-style-name="P21" draw:layer="layout" svg:width="3.467cm" svg:height="1.199cm" svg:x="5.534cm" svg:y="4.344cm">
          <draw:text-box>
            <text:p><text:span text:style-name="T13">dec_shift_asr</text:span></text:p>
          </draw:text-box>
        </draw:frame>
        <draw:frame draw:style-name="gr64" draw:text-style-name="P21" draw:layer="layout" svg:width="3.175cm" svg:height="1.199cm" svg:x="5.614cm" svg:y="3.738cm">
          <draw:text-box>
            <text:p><text:span text:style-name="T13">dec_shift_lsr</text:span></text:p>
          </draw:text-box>
        </draw:frame>
        <draw:frame draw:style-name="gr65" draw:text-style-name="P21" draw:layer="layout" svg:width="0.296cm" svg:height="0.725cm" svg:x="9.678cm" svg:y="6.799cm">
          <draw:text-box>
            <text:p><text:span text:style-name="T13">5</text:span></text:p>
          </draw:text-box>
        </draw:frame>
        <draw:line draw:style-name="gr63" draw:text-style-name="P12" draw:layer="layout" svg:x1="13.7cm" svg:y1="8.62cm" svg:x2="13.7cm" svg:y2="11.16cm">
          <text:p/>
        </draw:line>
        <draw:line draw:style-name="gr63" draw:text-style-name="P12" draw:layer="layout" svg:x1="17.51cm" svg:y1="11.16cm" svg:x2="17.51cm" svg:y2="13.7cm">
          <text:p/>
        </draw:line>
        <draw:line draw:style-name="gr63" draw:text-style-name="P12" draw:layer="layout" svg:x1="13.7cm" svg:y1="13.7cm" svg:x2="13.7cm" svg:y2="16.24cm">
          <text:p/>
        </draw:line>
        <draw:line draw:style-name="gr63" draw:text-style-name="P12" draw:layer="layout" svg:x1="15.732cm" svg:y1="12.43cm" svg:x2="13.7cm" svg:y2="11.16cm">
          <text:p/>
        </draw:line>
        <draw:line draw:style-name="gr63" draw:text-style-name="P12" draw:layer="layout" svg:x1="13.7cm" svg:y1="13.7cm" svg:x2="15.732cm" svg:y2="12.43cm">
          <text:p/>
        </draw:line>
        <draw:line draw:style-name="gr63" draw:text-style-name="P12" draw:layer="layout" svg:x1="17.51cm" svg:y1="11.16cm" svg:x2="13.7cm" svg:y2="8.62cm">
          <text:p/>
        </draw:line>
        <draw:line draw:style-name="gr63" draw:text-style-name="P12" draw:layer="layout" svg:x1="17.51cm" svg:y1="13.7cm" svg:x2="13.7cm" svg:y2="16.24cm">
          <text:p/>
        </draw:line>
        <draw:line draw:style-name="gr66" draw:text-style-name="P22" draw:layer="layout" svg:x1="9.593cm" svg:y1="7.688cm" svg:x2="9.593cm" svg:y2="10.905cm">
          <text:p/>
        </draw:line>
        <draw:custom-shape draw:style-name="gr72" draw:text-style-name="P23" draw:layer="layout" svg:width="1.27cm" svg:height="0.635cm" draw:transform="rotate (1.5707963267949) translate (11.541cm 10.52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17" draw:layer="layout" svg:width="0.508cm" svg:height="1.199cm" svg:x="11.371cm" svg:y="9.326cm">
          <draw:text-box>
            <text:p><text:span text:style-name="T11">1</text:span></text:p>
            <text:p><text:span text:style-name="T11">0</text:span></text:p>
          </draw:text-box>
        </draw:frame>
        <draw:custom-shape draw:style-name="gr68" draw:text-style-name="P24" draw:layer="layout" svg:width="0.085cm" svg:height="0.084cm" svg:x="11.456cm" svg:y="9.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2" draw:layer="layout" svg:x1="11.16cm" svg:y1="9.509cm" svg:x2="11.456cm" svg:y2="9.509cm">
          <text:p/>
        </draw:line>
        <draw:line draw:style-name="gr63" draw:text-style-name="P12" draw:layer="layout" svg:x1="11.541cm" svg:y1="10.271cm" svg:x2="11.16cm" svg:y2="10.271cm">
          <text:p/>
        </draw:line>
        <draw:line draw:style-name="gr63" draw:text-style-name="P12" draw:layer="layout" svg:x1="11.16cm" svg:y1="9.509cm" svg:x2="11.16cm" svg:y2="10.271cm">
          <text:p/>
        </draw:line>
        <draw:custom-shape draw:style-name="gr72" draw:text-style-name="P23" draw:layer="layout" svg:width="1.27cm" svg:height="0.635cm" draw:transform="rotate (1.5707963267949) translate (17.51cm 8.62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17" draw:layer="layout" svg:width="0.508cm" svg:height="1.199cm" svg:x="17.34cm" svg:y="7.421cm">
          <draw:text-box>
            <text:p><text:span text:style-name="T11">0</text:span></text:p>
            <text:p><text:span text:style-name="T11">1</text:span></text:p>
          </draw:text-box>
        </draw:frame>
        <draw:custom-shape draw:style-name="gr72" draw:text-style-name="P23" draw:layer="layout" svg:width="1.27cm" svg:height="0.635cm" draw:transform="rotate (1.5707963267949) translate (11.541cm 15.60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17" draw:layer="layout" svg:width="0.508cm" svg:height="1.199cm" svg:x="11.371cm" svg:y="14.406cm">
          <draw:text-box>
            <text:p><text:span text:style-name="T11">1</text:span></text:p>
            <text:p><text:span text:style-name="T11">0</text:span></text:p>
          </draw:text-box>
        </draw:frame>
        <draw:custom-shape draw:style-name="gr68" draw:text-style-name="P24" draw:layer="layout" svg:width="0.085cm" svg:height="0.084cm" svg:x="11.456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2" draw:layer="layout" svg:x1="11.16cm" svg:y1="14.589cm" svg:x2="11.456cm" svg:y2="14.589cm">
          <text:p/>
        </draw:line>
        <draw:line draw:style-name="gr63" draw:text-style-name="P12" draw:layer="layout" svg:x1="11.541cm" svg:y1="15.351cm" svg:x2="11.16cm" svg:y2="15.351cm">
          <text:p/>
        </draw:line>
        <draw:line draw:style-name="gr63" draw:text-style-name="P12" draw:layer="layout" svg:x1="11.16cm" svg:y1="14.589cm" svg:x2="11.16cm" svg:y2="15.351cm">
          <text:p/>
        </draw:line>
        <draw:line draw:style-name="gr63" draw:text-style-name="P12" draw:layer="layout" svg:x1="11.16cm" svg:y1="9.89cm" svg:x2="9.89cm" svg:y2="9.89cm">
          <text:p/>
        </draw:line>
        <draw:line draw:style-name="gr63" draw:text-style-name="P12" draw:layer="layout" svg:x1="6.715cm" svg:y1="9.89cm" svg:x2="9.255cm" svg:y2="9.89cm">
          <text:p/>
        </draw:line>
        <draw:frame draw:style-name="gr64" draw:text-style-name="P21" draw:layer="layout" svg:width="2.328cm" svg:height="1.199cm" svg:x="4.598cm" svg:y="9.368cm">
          <draw:text-box>
            <text:p><text:span text:style-name="T13">dec_op2</text:span></text:p>
          </draw:text-box>
        </draw:frame>
        <draw:line draw:style-name="gr63" draw:text-style-name="P12" draw:layer="layout" svg:x1="6.715cm" svg:y1="8.62cm" svg:x2="9.255cm" svg:y2="8.62cm">
          <text:p/>
        </draw:line>
        <draw:frame draw:style-name="gr64" draw:text-style-name="P21" draw:layer="layout" svg:width="3.302cm" svg:height="1.199cm" svg:x="3.709cm" svg:y="8.069cm">
          <draw:text-box>
            <text:p><text:span text:style-name="T13">dec_shift_val</text:span></text:p>
          </draw:text-box>
        </draw:frame>
        <draw:line draw:style-name="gr63" draw:text-style-name="P12" draw:layer="layout" svg:x1="12.176cm" svg:y1="9.89cm" svg:x2="13.7cm" svg:y2="9.89cm">
          <text:p/>
        </draw:line>
        <draw:line draw:style-name="gr63" draw:text-style-name="P12" draw:layer="layout" svg:x1="6.715cm" svg:y1="11.541cm" svg:x2="9.593cm" svg:y2="11.541cm">
          <text:p/>
        </draw:line>
        <draw:line draw:style-name="gr63" draw:text-style-name="P12" draw:layer="layout" svg:x1="9.593cm" svg:y1="11.16cm" svg:x2="9.593cm" svg:y2="11.541cm">
          <text:p/>
        </draw:line>
        <draw:frame draw:style-name="gr64" draw:text-style-name="P21" draw:layer="layout" svg:width="2.117cm" svg:height="1.199cm" svg:x="4.598cm" svg:y="10.99cm">
          <draw:text-box>
            <text:p><text:span text:style-name="T13">dec_cy</text:span></text:p>
          </draw:text-box>
        </draw:frame>
        <draw:line draw:style-name="gr63" draw:text-style-name="P12" draw:layer="layout" svg:x1="11.795cm" svg:y1="12.091cm" svg:x2="6.715cm" svg:y2="12.091cm">
          <text:p/>
        </draw:line>
        <draw:frame draw:style-name="gr64" draw:text-style-name="P21" draw:layer="layout" svg:width="2.794cm" svg:height="1.199cm" svg:x="3.836cm" svg:y="12.035cm">
          <draw:text-box>
            <text:p><text:span text:style-name="T13">dec_alu_cy</text:span></text:p>
          </draw:text-box>
        </draw:frame>
        <draw:line draw:style-name="gr63" draw:text-style-name="P12" draw:layer="layout" svg:x1="14.335cm" svg:y1="12.43cm" svg:x2="15.054cm" svg:y2="12.853cm">
          <text:p/>
        </draw:line>
        <draw:line draw:style-name="gr63" draw:text-style-name="P12" draw:layer="layout" svg:x1="6.715cm" svg:y1="12.43cm" svg:x2="14.335cm" svg:y2="12.43cm">
          <text:p/>
        </draw:line>
        <draw:frame draw:style-name="gr64" draw:text-style-name="P21" draw:layer="layout" svg:width="3.81cm" svg:height="1.199cm" svg:x="2.989cm" svg:y="11.583cm">
          <draw:text-box>
            <text:p><text:span text:style-name="T13">dec_comp_op2</text:span></text:p>
          </draw:text-box>
        </draw:frame>
        <draw:line draw:style-name="gr63" draw:text-style-name="P12" draw:layer="layout" svg:x1="12.176cm" svg:y1="14.97cm" svg:x2="13.7cm" svg:y2="14.97cm">
          <text:p/>
        </draw:line>
        <draw:line draw:style-name="gr63" draw:text-style-name="P12" draw:layer="layout" svg:x1="11.795cm" svg:y1="12.726cm" svg:x2="6.715cm" svg:y2="12.726cm">
          <text:p/>
        </draw:line>
        <draw:frame draw:style-name="gr64" draw:text-style-name="P21" draw:layer="layout" svg:width="3.642cm" svg:height="1.199cm" svg:x="3.073cm" svg:y="12.501cm">
          <draw:text-box>
            <text:p><text:span text:style-name="T13">dec_comp_op1</text:span></text:p>
          </draw:text-box>
        </draw:frame>
        <draw:line draw:style-name="gr63" draw:text-style-name="P12" draw:layer="layout" svg:x1="17.51cm" svg:y1="7.604cm" svg:x2="9.89cm" svg:y2="7.604cm">
          <text:p/>
        </draw:line>
        <draw:frame draw:style-name="gr64" draw:text-style-name="P21" draw:layer="layout" svg:width="2.446cm" svg:height="1.199cm" svg:x="15.191cm" svg:y="6.98cm">
          <draw:text-box>
            <text:p><text:span text:style-name="T13">c_shifter</text:span></text:p>
          </draw:text-box>
        </draw:frame>
        <draw:line draw:style-name="gr63" draw:text-style-name="P12" draw:layer="layout" svg:x1="15.139cm" svg:y1="9.593cm" svg:x2="16.24cm" svg:y2="8.408cm">
          <text:p/>
        </draw:line>
        <draw:line draw:style-name="gr63" draw:text-style-name="P12" draw:layer="layout" svg:x1="16.24cm" svg:y1="8.408cm" svg:x2="17.51cm" svg:y2="8.408cm">
          <text:p/>
        </draw:line>
        <draw:frame draw:style-name="gr73" draw:text-style-name="P21" draw:layer="layout" svg:width="1.862cm" svg:height="0.727cm" svg:x="15.192cm" svg:y="7.75cm">
          <draw:text-box>
            <text:p><text:span text:style-name="T13">c_alu</text:span></text:p>
          </draw:text-box>
        </draw:frame>
        <draw:line draw:style-name="gr63" draw:text-style-name="P12" draw:layer="layout" svg:x1="18.145cm" svg:y1="7.985cm" svg:x2="23.225cm" svg:y2="7.985cm">
          <text:p/>
        </draw:line>
        <draw:line draw:style-name="gr63" draw:text-style-name="P12" draw:layer="layout" svg:x1="17.129cm" svg:y1="10.906cm" svg:x2="17.51cm" svg:y2="10.525cm">
          <text:p/>
        </draw:line>
        <draw:line draw:style-name="gr63" draw:text-style-name="P12" draw:layer="layout" svg:x1="17.51cm" svg:y1="10.525cm" svg:x2="23.225cm" svg:y2="10.525cm">
          <text:p/>
        </draw:line>
        <draw:line draw:style-name="gr63" draw:text-style-name="P12" draw:layer="layout" svg:x1="17.51cm" svg:y1="8.789cm" svg:x2="16.07cm" svg:y2="10.186cm">
          <text:p/>
        </draw:line>
        <draw:line draw:style-name="gr63" draw:text-style-name="P12" draw:layer="layout" svg:x1="17.51cm" svg:y1="8.789cm" svg:x2="23.225cm" svg:y2="8.789cm">
          <text:p/>
        </draw:line>
        <draw:line draw:style-name="gr63" draw:text-style-name="P12" draw:layer="layout" svg:x1="17.51cm" svg:y1="9.636cm" svg:x2="16.621cm" svg:y2="10.567cm">
          <text:p/>
        </draw:line>
        <draw:line draw:style-name="gr63" draw:text-style-name="P12" draw:layer="layout" svg:x1="17.51cm" svg:y1="9.636cm" svg:x2="23.225cm" svg:y2="9.636cm">
          <text:p/>
        </draw:line>
        <draw:frame draw:style-name="gr73" draw:text-style-name="P21" draw:layer="layout" svg:width="1.862cm" svg:height="0.727cm" svg:x="21.333cm" svg:y="7.075cm">
          <draw:text-box>
            <text:p><text:span text:style-name="T13">exe_c</text:span></text:p>
          </draw:text-box>
        </draw:frame>
        <draw:frame draw:style-name="gr73" draw:text-style-name="P21" draw:layer="layout" svg:width="1.862cm" svg:height="0.727cm" svg:x="21.333cm" svg:y="9.615cm">
          <draw:text-box>
            <text:p><text:span text:style-name="T13">exe_z</text:span></text:p>
          </draw:text-box>
        </draw:frame>
        <draw:frame draw:style-name="gr73" draw:text-style-name="P21" draw:layer="layout" svg:width="1.862cm" svg:height="0.727cm" svg:x="21.333cm" svg:y="8.718cm">
          <draw:text-box>
            <text:p><text:span text:style-name="T13">exe_n</text:span></text:p>
          </draw:text-box>
        </draw:frame>
        <draw:frame draw:style-name="gr73" draw:text-style-name="P21" draw:layer="layout" svg:width="1.862cm" svg:height="0.727cm" svg:x="21.333cm" svg:y="7.879cm">
          <draw:text-box>
            <text:p><text:span text:style-name="T13">exe_v</text:span></text:p>
          </draw:text-box>
        </draw:frame>
        <draw:line draw:style-name="gr63" draw:text-style-name="P12" draw:layer="layout" svg:x1="6.715cm" svg:y1="14.97cm" svg:x2="11.16cm" svg:y2="14.97cm">
          <text:p/>
        </draw:line>
        <draw:frame draw:style-name="gr64" draw:text-style-name="P21" draw:layer="layout" svg:width="2.329cm" svg:height="1.199cm" svg:x="4.64cm" svg:y="14.406cm">
          <draw:text-box>
            <text:p><text:span text:style-name="T13">dec_op1</text:span></text:p>
          </draw:text-box>
        </draw:frame>
        <draw:custom-shape draw:style-name="gr72" draw:text-style-name="P23" draw:layer="layout" svg:width="1.27cm" svg:height="0.635cm" draw:transform="rotate (1.5707963267949) translate (18.992cm 17.213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17" draw:layer="layout" svg:width="0.508cm" svg:height="1.199cm" svg:x="18.822cm" svg:y="16.014cm">
          <draw:text-box>
            <text:p><text:span text:style-name="T11">0</text:span></text:p>
            <text:p><text:span text:style-name="T11">1</text:span></text:p>
          </draw:text-box>
        </draw:frame>
        <draw:line draw:style-name="gr63" draw:text-style-name="P12" draw:layer="layout" svg:x1="17.51cm" svg:y1="12.43cm" svg:x2="23.225cm" svg:y2="12.43cm">
          <text:p/>
        </draw:line>
        <draw:frame draw:style-name="gr64" draw:text-style-name="P21" draw:layer="layout" svg:width="2.37cm" svg:height="1.199cm" svg:x="21.32cm" svg:y="11.66cm">
          <draw:text-box>
            <text:p><text:span text:style-name="T13">exe_res</text:span></text:p>
          </draw:text-box>
        </draw:frame>
        <draw:frame draw:style-name="gr64" draw:text-style-name="P21" draw:layer="layout" svg:width="2.074cm" svg:height="1.199cm" svg:x="17.637cm" svg:y="11.625cm">
          <draw:text-box>
            <text:p><text:span text:style-name="T13">alu_res</text:span></text:p>
          </draw:text-box>
        </draw:frame>
        <draw:line draw:style-name="gr69" draw:text-style-name="P12" draw:layer="layout" svg:x1="18.145cm" svg:y1="12.345cm" svg:x2="18.145cm" svg:y2="16.24cm">
          <text:p/>
        </draw:line>
        <draw:line draw:style-name="gr63" draw:text-style-name="P12" draw:layer="layout" svg:x1="18.145cm" svg:y1="16.24cm" svg:x2="18.991cm" svg:y2="16.24cm">
          <text:p/>
        </draw:line>
        <draw:line draw:style-name="gr69" draw:text-style-name="P12" draw:layer="layout" svg:x1="10.525cm" svg:y1="14.885cm" svg:x2="10.525cm" svg:y2="16.875cm">
          <text:p/>
        </draw:line>
        <draw:line draw:style-name="gr63" draw:text-style-name="P12" draw:layer="layout" svg:x1="10.525cm" svg:y1="16.875cm" svg:x2="18.991cm" svg:y2="16.875cm">
          <text:p/>
        </draw:line>
        <draw:line draw:style-name="gr63" draw:text-style-name="P12" draw:layer="layout" svg:x1="19.415cm" svg:y1="17.51cm" svg:x2="19.415cm" svg:y2="17.002cm">
          <text:p/>
        </draw:line>
        <draw:line draw:style-name="gr63" draw:text-style-name="P12" draw:layer="layout" svg:x1="11.795cm" svg:y1="12.091cm" svg:x2="11.795cm" svg:y2="10.398cm">
          <text:p/>
        </draw:line>
        <draw:line draw:style-name="gr63" draw:text-style-name="P12" draw:layer="layout" svg:x1="6.715cm" svg:y1="17.51cm" svg:x2="19.414cm" svg:y2="17.51cm">
          <text:p/>
        </draw:line>
        <draw:frame draw:style-name="gr64" draw:text-style-name="P21" draw:layer="layout" svg:width="3.768cm" svg:height="1.199cm" svg:x="3.455cm" svg:y="16.861cm">
          <draw:text-box>
            <text:p><text:span text:style-name="T13">dec_pre_index</text:span></text:p>
          </draw:text-box>
        </draw:frame>
        <draw:line draw:style-name="gr63" draw:text-style-name="P12" draw:layer="layout" svg:x1="19.626cm" svg:y1="16.578cm" svg:x2="23.225cm" svg:y2="16.578cm">
          <text:p/>
        </draw:line>
        <draw:frame draw:style-name="gr65" draw:text-style-name="P21" draw:layer="layout" svg:width="4.276cm" svg:height="0.725cm" svg:x="21.108cm" svg:y="15.988cm">
          <draw:text-box>
            <text:p><text:span text:style-name="T13">exe_mem_addr</text:span></text:p>
          </draw:text-box>
        </draw:frame>
        <draw:line draw:style-name="gr63" draw:text-style-name="P12" draw:layer="layout" svg:x1="6.715cm" svg:y1="2.905cm" svg:x2="17.933cm" svg:y2="2.905cm">
          <text:p/>
        </draw:line>
        <draw:line draw:style-name="gr63" draw:text-style-name="P12" draw:layer="layout" svg:x1="17.933cm" svg:y1="2.905cm" svg:x2="17.933cm" svg:y2="7.561cm">
          <text:p/>
        </draw:line>
        <draw:line draw:style-name="gr69" draw:text-style-name="P12" draw:layer="layout" svg:x1="14.335cm" svg:y1="2.82cm" svg:x2="14.335cm" svg:y2="9.043cm">
          <text:p/>
        </draw:line>
        <draw:frame draw:style-name="gr64" draw:text-style-name="P21" draw:layer="layout" svg:width="3.387cm" svg:height="1.199cm" svg:x="6.532cm" svg:y="2.237cm">
          <draw:text-box>
            <text:p><text:span text:style-name="T13">dec_alu_cmd</text:span></text:p>
          </draw:text-box>
        </draw:frame>
        <draw:line draw:style-name="gr63" draw:text-style-name="P12" draw:layer="layout" svg:x1="11.795cm" svg:y1="12.726cm" svg:x2="11.795cm" svg:y2="14.462cm">
          <text:p/>
        </draw:line>
      </draw:page>
      <draw:page draw:name="DECOD - Vue Interne" draw:style-name="dp1" draw:master-page-name="Default">
        <draw:custom-shape draw:style-name="gr74" draw:text-style-name="P1" draw:layer="layout" svg:width="5.037cm" svg:height="3.514cm" svg:x="11.16cm" svg:y="2.566cm">
          <text:p/>
          <draw:enhanced-geometry svg:viewBox="0 0 21600 21600" draw:type="rectangle" draw:enhanced-path="M 0 0 L 21600 0 21600 21600 0 21600 0 0 Z N"/>
        </draw:custom-shape>
        <draw:line draw:style-name="gr63" draw:text-style-name="P1" draw:layer="layout" svg:x1="13.7cm" svg:y1="5.445cm" svg:x2="13.065cm" svg:y2="6.08cm">
          <text:p/>
        </draw:line>
        <draw:line draw:style-name="gr63" draw:text-style-name="P1" draw:layer="layout" svg:x1="14.335cm" svg:y1="6.08cm" svg:x2="13.7cm" svg:y2="5.445cm">
          <text:p/>
        </draw:line>
        <draw:frame draw:style-name="gr75" draw:text-style-name="P15" draw:layer="layout" svg:width="1.919cm" svg:height="0.962cm" svg:x="12.754cm" svg:y="3.551cm">
          <draw:text-box>
            <text:p><text:span text:style-name="T10">REG</text:span></text:p>
          </draw:text-box>
        </draw:frame>
        <draw:line draw:style-name="gr63" draw:text-style-name="P1" draw:layer="layout" svg:x1="8.62cm" svg:y1="4.175cm" svg:x2="11.16cm" svg:y2="4.175cm">
          <text:p/>
        </draw:line>
        <draw:custom-shape draw:style-name="gr76" draw:text-style-name="P1" draw:layer="layout" svg:width="0.635cm" svg:height="3.175cm" svg:x="6.08cm" svg:y="5.445cm">
          <text:p text:style-name="P3"><text:span text:style-name="T10">F</text:span></text:p>
          <text:p text:style-name="P3"><text:span text:style-name="T10">I</text:span></text:p>
          <text:p text:style-name="P3"><text:span text:style-name="T10">F</text:span></text:p>
          <text:p text:style-name="P3"><text:span text:style-name="T10">O</text:span></text:p>
          <draw:enhanced-geometry svg:viewBox="0 0 21600 21600" draw:type="rectangle" draw:enhanced-path="M 0 0 L 21600 0 21600 21600 0 21600 0 0 Z N"/>
        </draw:custom-shape>
        <draw:custom-shape draw:style-name="gr76" draw:text-style-name="P1" draw:layer="layout" svg:width="0.635cm" svg:height="3.175cm" svg:x="2.27cm" svg:y="16.875cm">
          <text:p text:style-name="P3"><text:span text:style-name="T10">F</text:span></text:p>
          <text:p text:style-name="P3"><text:span text:style-name="T10">I</text:span></text:p>
          <text:p text:style-name="P3"><text:span text:style-name="T10">F</text:span></text:p>
          <text:p text:style-name="P3"><text:span text:style-name="T10">O</text:span></text:p>
          <draw:enhanced-geometry svg:viewBox="0 0 21600 21600" draw:type="rectangle" draw:enhanced-path="M 0 0 L 21600 0 21600 21600 0 21600 0 0 Z N"/>
        </draw:custom-shape>
        <draw:line draw:style-name="gr63" draw:text-style-name="P12" draw:layer="layout" svg:x1="11.16cm" svg:y1="5.741cm" svg:x2="6.715cm" svg:y2="5.741cm">
          <text:p/>
        </draw:line>
        <draw:custom-shape draw:style-name="gr77" draw:text-style-name="P1" draw:layer="layout" svg:width="2.54cm" svg:height="1.27cm" svg:x="6.08cm" svg:y="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4" draw:layer="layout" svg:width="1.738cm" svg:height="1.115cm" svg:x="6.545cm" svg:y="3.624cm">
          <draw:text-box>
            <text:p text:style-name="P3"><text:span text:style-name="T1">reg</text:span></text:p>
            <text:p text:style-name="P3"><text:span text:style-name="T1">invalid</text:span></text:p>
          </draw:text-box>
        </draw:frame>
        <draw:line draw:style-name="gr63" draw:text-style-name="P1" draw:layer="layout" svg:x1="3.54cm" svg:y1="2.27cm" svg:x2="3.54cm" svg:y2="19.457cm">
          <text:p/>
        </draw:line>
        <draw:custom-shape draw:style-name="gr79" draw:text-style-name="P1" draw:layer="layout" svg:width="5.08cm" svg:height="6.35cm" svg:x="11.16cm" svg:y="8.958cm">
          <text:p/>
          <draw:enhanced-geometry svg:viewBox="0 0 21600 21600" draw:type="rectangle" draw:enhanced-path="M 0 0 L 21600 0 21600 21600 0 21600 0 0 Z N"/>
        </draw:custom-shape>
        <draw:custom-shape draw:style-name="gr77" draw:text-style-name="P1" draw:layer="layout" svg:width="2.54cm" svg:height="1.27cm" svg:x="7.519cm" svg:y="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4" draw:layer="layout" svg:width="1.738cm" svg:height="1.115cm" svg:x="7.984cm" svg:y="9.254cm">
          <draw:text-box>
            <text:p text:style-name="P3"><text:span text:style-name="T1">reg</text:span></text:p>
            <text:p text:style-name="P3"><text:span text:style-name="T1">invalid</text:span></text:p>
          </draw:text-box>
        </draw:frame>
        <draw:line draw:style-name="gr63" draw:text-style-name="P1" draw:layer="layout" svg:x1="11.16cm" svg:y1="9.593cm" svg:x2="9.974cm" svg:y2="9.593cm">
          <text:p/>
        </draw:line>
        <draw:line draw:style-name="gr63" draw:text-style-name="P1" draw:layer="layout" svg:x1="11.16cm" svg:y1="10.059cm" svg:x2="9.974cm" svg:y2="10.059cm">
          <text:p/>
        </draw:line>
        <draw:frame draw:style-name="gr80" draw:text-style-name="P20" draw:layer="layout" svg:width="1.514cm" svg:height="0.725cm" svg:x="9.805cm" svg:y="8.826cm">
          <draw:text-box>
            <text:p><text:span text:style-name="T14">cond</text:span></text:p>
          </draw:text-box>
        </draw:frame>
        <draw:frame draw:style-name="gr81" draw:text-style-name="P20" draw:layer="layout" svg:width="1.751cm" svg:height="0.725cm" svg:x="9.509cm" svg:y="10.101cm">
          <draw:text-box>
            <text:p><text:span text:style-name="T14">condv</text:span></text:p>
          </draw:text-box>
        </draw:frame>
        <draw:custom-shape draw:style-name="gr77" draw:text-style-name="P1" draw:layer="layout" svg:width="2.54cm" svg:height="1.27cm" svg:x="7.477cm" svg:y="10.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4" draw:layer="layout" svg:width="2.034cm" svg:height="1.115cm" svg:x="7.858cm" svg:y="10.595cm">
          <draw:text-box>
            <text:p text:style-name="P3"><text:span text:style-name="T1">operand</text:span></text:p>
            <text:p text:style-name="P3"><text:span text:style-name="T1">validate</text:span></text:p>
          </draw:text-box>
        </draw:frame>
        <draw:line draw:style-name="gr63" draw:text-style-name="P1" draw:layer="layout" svg:x1="10.017cm" svg:y1="11.16cm" svg:x2="11.16cm" svg:y2="11.16cm">
          <text:p/>
        </draw:line>
        <draw:frame draw:style-name="gr83" draw:text-style-name="P20" draw:layer="layout" svg:width="1.658cm" svg:height="0.725cm" svg:x="9.72cm" svg:y="11.281cm">
          <draw:text-box>
            <text:p><text:span text:style-name="T14">operv</text:span></text:p>
          </draw:text-box>
        </draw:frame>
        <draw:frame draw:style-name="gr84" draw:text-style-name="P15" draw:layer="layout" svg:width="1.844cm" svg:height="0.962cm" svg:x="12.745cm" svg:y="11.456cm">
          <draw:text-box>
            <text:p><text:span text:style-name="T10">FSM</text:span></text:p>
          </draw:text-box>
        </draw:frame>
        <draw:line draw:style-name="gr63" draw:text-style-name="P1" draw:layer="layout" svg:x1="16.197cm" svg:y1="4.175cm" svg:x2="18.737cm" svg:y2="4.175cm">
          <text:p/>
        </draw:line>
        <draw:custom-shape draw:style-name="gr77" draw:text-style-name="P1" draw:layer="layout" svg:width="2.54cm" svg:height="1.27cm" svg:x="18.737cm" svg:y="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5" draw:text-style-name="P4" draw:layer="layout" svg:width="1.323cm" svg:height="1.115cm" svg:x="19.341cm" svg:y="3.624cm">
          <draw:text-box>
            <text:p text:style-name="P3"><text:span text:style-name="T1">reg</text:span></text:p>
            <text:p text:style-name="P3"><text:span text:style-name="T1">read</text:span></text:p>
          </draw:text-box>
        </draw:frame>
        <draw:line draw:style-name="gr63" draw:text-style-name="P10" draw:layer="layout" svg:x1="6.08cm" svg:y1="5.741cm" svg:x2="1.635cm" svg:y2="5.741cm">
          <text:p/>
        </draw:line>
        <draw:line draw:style-name="gr63" draw:text-style-name="P1" draw:layer="layout" svg:x1="6.207cm" svg:y1="8.62cm" svg:x2="6.207cm" svg:y2="9.255cm">
          <text:p/>
        </draw:line>
        <draw:line draw:style-name="gr63" draw:text-style-name="P10" draw:layer="layout" svg:x1="6.207cm" svg:y1="9.255cm" svg:x2="1.635cm" svg:y2="9.255cm">
          <text:p/>
        </draw:line>
        <draw:line draw:style-name="gr63" draw:text-style-name="P1" draw:layer="layout" svg:x1="6.503cm" svg:y1="8.62cm" svg:x2="6.503cm" svg:y2="12.43cm">
          <text:p/>
        </draw:line>
        <draw:line draw:style-name="gr63" draw:text-style-name="P1" draw:layer="layout" svg:x1="6.503cm" svg:y1="12.43cm" svg:x2="11.16cm" svg:y2="12.43cm">
          <text:p/>
        </draw:line>
        <draw:custom-shape draw:style-name="gr86" draw:text-style-name="P1" draw:layer="layout" svg:width="2.54cm" svg:height="2.54cm" svg:x="7.3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4" draw:layer="layout" svg:width="2.36cm" svg:height="1.979cm" svg:x="7.487cm" svg:y="17.298cm">
          <draw:text-box>
            <text:p text:style-name="P3"><text:span text:style-name="T1">decod</text:span></text:p>
            <text:p text:style-name="P3"><text:span text:style-name="T1">instruction</text:span></text:p>
            <text:p text:style-name="P3"><text:span text:style-name="T1">type</text:span></text:p>
          </draw:text-box>
        </draw:frame>
        <draw:line draw:style-name="gr63" draw:text-style-name="P1" draw:layer="layout" svg:x1="2.905cm" svg:y1="18.145cm" svg:x2="7.35cm" svg:y2="18.145cm">
          <text:p/>
        </draw:line>
        <draw:custom-shape draw:style-name="gr86" draw:text-style-name="P1" draw:layer="layout" svg:width="2.54cm" svg:height="2.54cm" svg:x="14.33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4" draw:layer="layout" svg:width="2.36cm" svg:height="1.979cm" svg:x="14.472cm" svg:y="17.298cm">
          <draw:text-box>
            <text:p text:style-name="P3"><text:span text:style-name="T1">decod</text:span></text:p>
            <text:p text:style-name="P3"><text:span text:style-name="T1">instruction</text:span></text:p>
            <text:p text:style-name="P3"><text:span text:style-name="T1">type</text:span></text:p>
          </draw:text-box>
        </draw:frame>
        <draw:line draw:style-name="gr63" draw:text-style-name="P1" draw:layer="layout" svg:x1="9.89cm" svg:y1="18.145cm" svg:x2="14.335cm" svg:y2="18.145cm">
          <text:p/>
        </draw:line>
        <draw:line draw:style-name="gr88" draw:text-style-name="P1" draw:layer="layout" svg:x1="13.7cm" svg:y1="15.308cm" svg:x2="13.7cm" svg:y2="18.272cm">
          <text:p/>
        </draw:line>
        <draw:line draw:style-name="gr63" draw:text-style-name="P1" draw:layer="layout" svg:x1="24.495cm" svg:y1="2.27cm" svg:x2="24.495cm" svg:y2="19.457cm">
          <text:p/>
        </draw:line>
        <draw:custom-shape draw:style-name="gr89" draw:text-style-name="P1" draw:layer="layout" svg:width="1.905cm" svg:height="13.293cm" svg:x="21.955cm" svg:y="5.487cm">
          <text:p/>
          <draw:enhanced-geometry svg:viewBox="0 0 21600 21600" draw:type="rectangle" draw:enhanced-path="M 0 0 L 21600 0 21600 21600 0 21600 0 0 Z N"/>
        </draw:custom-shape>
        <draw:frame draw:style-name="gr90" draw:text-style-name="P25" draw:layer="layout" svg:width="1.162cm" svg:height="4.027cm" svg:x="22.42cm" svg:y="10.525cm">
          <draw:text-box>
            <text:p text:style-name="P3"><text:span text:style-name="T15">F</text:span></text:p>
            <text:p text:style-name="P3"><text:span text:style-name="T15">I</text:span></text:p>
            <text:p text:style-name="P3"><text:span text:style-name="T15">F</text:span></text:p>
            <text:p text:style-name="P3"><text:span text:style-name="T15">O</text:span></text:p>
          </draw:text-box>
        </draw:frame>
        <draw:frame draw:style-name="gr91" draw:text-style-name="P20" draw:layer="layout" svg:width="1.895cm" svg:height="0.725cm" svg:x="8.958cm" svg:y="4.974cm">
          <draw:text-box>
            <text:p><text:span text:style-name="T14">reg_pc</text:span></text:p>
          </draw:text-box>
        </draw:frame>
        <draw:frame draw:style-name="gr92" draw:text-style-name="P20" draw:layer="layout" svg:width="1.967cm" svg:height="0.725cm" svg:x="4.282cm" svg:y="4.974cm">
          <draw:text-box>
            <text:p><text:span text:style-name="T14">dec_pc</text:span></text:p>
          </draw:text-box>
        </draw:frame>
        <draw:frame draw:style-name="gr93" draw:text-style-name="P20" draw:layer="layout" svg:width="0.997cm" svg:height="0.725cm" svg:x="1.973cm" svg:y="5.087cm">
          <draw:text-box>
            <text:p><text:span text:style-name="T14">pc</text:span></text:p>
          </draw:text-box>
        </draw:frame>
        <draw:frame draw:style-name="gr94" draw:text-style-name="P20" draw:layer="layout" svg:width="2.644cm" svg:height="0.725cm" svg:x="2.1cm" svg:y="8.535cm">
          <draw:text-box>
            <text:p><text:span text:style-name="T14">pop,empty</text:span></text:p>
          </draw:text-box>
        </draw:frame>
        <draw:line draw:style-name="gr63" draw:text-style-name="P1" draw:layer="layout" svg:x1="2.905cm" svg:y1="17.51cm" svg:x2="6.08cm" svg:y2="17.51cm">
          <text:p/>
        </draw:line>
        <draw:line draw:style-name="gr63" draw:text-style-name="P1" draw:layer="layout" svg:x1="6.08cm" svg:y1="13.7cm" svg:x2="6.08cm" svg:y2="17.51cm">
          <text:p/>
        </draw:line>
        <draw:line draw:style-name="gr63" draw:text-style-name="P1" draw:layer="layout" svg:x1="6.08cm" svg:y1="13.7cm" svg:x2="11.16cm" svg:y2="13.7cm">
          <text:p/>
        </draw:line>
        <draw:line draw:style-name="gr63" draw:text-style-name="P1" draw:layer="layout" svg:x1="6.715cm" svg:y1="14.335cm" svg:x2="11.16cm" svg:y2="14.335cm">
          <text:p/>
        </draw:line>
        <draw:line draw:style-name="gr88" draw:text-style-name="P1" draw:layer="layout" svg:x1="6.715cm" svg:y1="14.335cm" svg:x2="6.715cm" svg:y2="18.272cm">
          <text:p/>
        </draw:line>
        <draw:frame draw:style-name="gr94" draw:text-style-name="P20" draw:layer="layout" svg:width="2.644cm" svg:height="0.725cm" svg:x="3.328cm" svg:y="16.663cm">
          <draw:text-box>
            <text:p><text:span text:style-name="T14">pop,empty</text:span></text:p>
          </draw:text-box>
        </draw:frame>
        <draw:frame draw:style-name="gr95" draw:text-style-name="P20" draw:layer="layout" svg:width="0.925cm" svg:height="0.725cm" svg:x="3.8cm" svg:y="18.182cm">
          <draw:text-box>
            <text:p><text:span text:style-name="T14">IR</text:span></text:p>
          </draw:text-box>
        </draw:frame>
        <draw:frame draw:style-name="gr95" draw:text-style-name="P20" draw:layer="layout" svg:width="0.925cm" svg:height="0.725cm" svg:x="10.065cm" svg:y="14.546cm">
          <draw:text-box>
            <text:p><text:span text:style-name="T14">IR</text:span></text:p>
          </draw:text-box>
        </draw:frame>
        <draw:frame draw:style-name="gr96" draw:text-style-name="P20" draw:layer="layout" svg:width="2.763cm" svg:height="0.725cm" svg:x="8.439cm" svg:y="12.98cm">
          <draw:text-box>
            <text:p><text:span text:style-name="T14">pop_empty</text:span></text:p>
          </draw:text-box>
        </draw:frame>
        <draw:line draw:style-name="gr63" draw:text-style-name="P1" draw:layer="layout" svg:x1="16.197cm" svg:y1="2.905cm" svg:x2="26.4cm" svg:y2="2.905cm">
          <text:p/>
        </draw:line>
        <draw:frame draw:style-name="gr97" draw:text-style-name="P20" draw:layer="layout" svg:width="1.59cm" svg:height="0.725cm" svg:x="10.882cm" svg:y="17.467cm">
          <draw:text-box>
            <text:p><text:span text:style-name="T14">xxx_t</text:span></text:p>
          </draw:text-box>
        </draw:frame>
        <draw:frame draw:style-name="gr98" draw:text-style-name="P20" draw:layer="layout" svg:width="1.569cm" svg:height="0.725cm" svg:x="16.917cm" svg:y="18.139cm">
          <draw:text-box>
            <text:p><text:span text:style-name="T14">xxx_i</text:span></text:p>
          </draw:text-box>
        </draw:frame>
        <draw:line draw:style-name="gr63" draw:text-style-name="P1" draw:layer="layout" svg:x1="16.875cm" svg:y1="18.145cm" svg:x2="18.145cm" svg:y2="18.145cm">
          <text:p/>
        </draw:line>
        <draw:line draw:style-name="gr63" draw:text-style-name="P1" draw:layer="layout" svg:x1="14.335cm" svg:y1="15.308cm" svg:x2="14.335cm" svg:y2="16.24cm">
          <text:p/>
        </draw:line>
        <draw:line draw:style-name="gr63" draw:text-style-name="P1" draw:layer="layout" svg:x1="14.335cm" svg:y1="16.24cm" svg:x2="18.145cm" svg:y2="16.24cm">
          <text:p/>
        </draw:line>
        <draw:line draw:style-name="gr63" draw:text-style-name="P1" draw:layer="layout" svg:x1="18.145cm" svg:y1="16.24cm" svg:x2="18.145cm" svg:y2="18.145cm">
          <text:p/>
        </draw:line>
        <draw:line draw:style-name="gr63" draw:text-style-name="P1" draw:layer="layout" svg:x1="18.78cm" svg:y1="18.145cm" svg:x2="21.955cm" svg:y2="18.145cm">
          <text:p/>
        </draw:line>
        <draw:line draw:style-name="gr63" draw:text-style-name="P1" draw:layer="layout" svg:x1="18.78cm" svg:y1="15.605cm" svg:x2="18.78cm" svg:y2="18.145cm">
          <text:p/>
        </draw:line>
        <draw:frame draw:style-name="gr99" draw:text-style-name="P20" draw:layer="layout" svg:width="2.424cm" svg:height="0.725cm" svg:x="19.065cm" svg:y="18.06cm">
          <draw:text-box>
            <text:p><text:span text:style-name="T14">push,full</text:span></text:p>
          </draw:text-box>
        </draw:frame>
        <draw:line draw:style-name="gr63" draw:text-style-name="P1" draw:layer="layout" svg:x1="22.886cm" svg:y1="18.78cm" svg:x2="22.886cm" svg:y2="19.161cm">
          <text:p/>
        </draw:line>
        <draw:line draw:style-name="gr63" draw:text-style-name="P1" draw:layer="layout" svg:x1="22.886cm" svg:y1="19.161cm" svg:x2="26.4cm" svg:y2="19.161cm">
          <text:p/>
        </draw:line>
        <draw:frame draw:style-name="gr94" draw:text-style-name="P20" draw:layer="layout" svg:width="2.644cm" svg:height="0.725cm" svg:x="24.518cm" svg:y="19.409cm">
          <draw:text-box>
            <text:p><text:span text:style-name="T14">pop,empty</text:span></text:p>
          </draw:text-box>
        </draw:frame>
        <draw:line draw:style-name="gr63" draw:text-style-name="P1" draw:layer="layout" svg:x1="14.97cm" svg:y1="15.308cm" svg:x2="14.97cm" svg:y2="15.605cm">
          <text:p/>
        </draw:line>
        <draw:line draw:style-name="gr63" draw:text-style-name="P1" draw:layer="layout" svg:x1="14.97cm" svg:y1="15.605cm" svg:x2="18.78cm" svg:y2="15.605cm">
          <text:p/>
        </draw:line>
        <draw:frame draw:style-name="gr100" draw:text-style-name="P20" draw:layer="layout" svg:width="2.413cm" svg:height="0.762cm" svg:x="19.542cm" svg:y="9.974cm">
          <draw:text-box>
            <text:p><text:span text:style-name="T14">push,full</text:span></text:p>
          </draw:text-box>
        </draw:frame>
        <draw:line draw:style-name="gr63" draw:text-style-name="P1" draw:layer="layout" svg:x1="16.24cm" svg:y1="9.255cm" svg:x2="18.145cm" svg:y2="9.255cm">
          <text:p/>
        </draw:line>
        <draw:line draw:style-name="gr63" draw:text-style-name="P1" draw:layer="layout" svg:x1="16.24cm" svg:y1="9.89cm" svg:x2="21.955cm" svg:y2="9.89cm">
          <text:p/>
        </draw:line>
        <draw:frame draw:style-name="gr99" draw:text-style-name="P20" draw:layer="layout" svg:width="1.56cm" svg:height="0.725cm" svg:x="16.748cm" svg:y="8.662cm">
          <draw:text-box>
            <text:p><text:span text:style-name="T14">blink</text:span></text:p>
          </draw:text-box>
        </draw:frame>
        <draw:custom-shape draw:style-name="gr77" draw:text-style-name="P1" draw:layer="layout" svg:width="2.54cm" svg:height="1.27cm" svg:x="16.282cm" svg:y="1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1" draw:text-style-name="P4" draw:layer="layout" svg:width="1.802cm" svg:height="1.115cm" svg:x="16.66cm" svg:y="10.779cm">
          <draw:text-box>
            <text:p text:style-name="P3"><text:span text:style-name="T1">mtrans</text:span></text:p>
            <text:p text:style-name="P3"><text:span text:style-name="T1">reg list</text:span></text:p>
          </draw:text-box>
        </draw:frame>
        <draw:line draw:style-name="gr63" draw:text-style-name="P1" draw:layer="layout" svg:x1="17.637cm" svg:y1="14.335cm" svg:x2="17.637cm" svg:y2="11.922cm">
          <text:p/>
        </draw:line>
        <draw:line draw:style-name="gr63" draw:text-style-name="P1" draw:layer="layout" svg:x1="16.24cm" svg:y1="14.335cm" svg:x2="17.637cm" svg:y2="14.335cm">
          <text:p/>
        </draw:line>
        <draw:frame draw:style-name="gr102" draw:text-style-name="P20" draw:layer="layout" svg:width="1.78cm" svg:height="0.725cm" svg:x="16.746cm" svg:y="2.137cm">
          <draw:text-box>
            <text:p><text:span text:style-name="T14">w_xxx</text:span></text:p>
          </draw:text-box>
        </draw:frame>
        <draw:line draw:style-name="gr63" draw:text-style-name="P1" draw:layer="layout" svg:x1="17.51cm" svg:y1="6.715cm" svg:x2="21.955cm" svg:y2="6.715cm">
          <text:p/>
        </draw:line>
        <draw:line draw:style-name="gr63" draw:text-style-name="P1" draw:layer="layout" svg:x1="16.197cm" svg:y1="5.445cm" svg:x2="17.51cm" svg:y2="5.445cm">
          <text:p/>
        </draw:line>
        <draw:line draw:style-name="gr63" draw:text-style-name="P1" draw:layer="layout" svg:x1="17.51cm" svg:y1="6.715cm" svg:x2="17.51cm" svg:y2="5.445cm">
          <text:p/>
        </draw:line>
        <draw:frame draw:style-name="gr99" draw:text-style-name="P20" draw:layer="layout" svg:width="2.752cm" svg:height="0.725cm" svg:x="19.203cm" svg:y="5.868cm">
          <draw:text-box>
            <text:p><text:span text:style-name="T14">rdata3, cry</text:span></text:p>
          </draw:text-box>
        </draw:frame>
        <draw:line draw:style-name="gr63" draw:text-style-name="P1" draw:layer="layout" svg:x1="23.86cm" svg:y1="11.795cm" svg:x2="26.4cm" svg:y2="11.795cm">
          <text:p/>
        </draw:line>
        <draw:custom-shape draw:style-name="gr77" draw:text-style-name="P1" draw:layer="layout" svg:width="2.54cm" svg:height="1.27cm" svg:x="18.864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3" draw:text-style-name="P26" draw:layer="layout" svg:width="1.937cm" svg:height="1.319cm" svg:x="19.203cm" svg:y="11.075cm">
          <draw:text-box>
            <text:p text:style-name="P3"><text:span text:style-name="T16">decod</text:span></text:p>
            <text:p text:style-name="P3"><text:span text:style-name="T16">interface</text:span></text:p>
            <text:p text:style-name="P3"><text:span text:style-name="T16">operands</text:span></text:p>
          </draw:text-box>
        </draw:frame>
        <draw:custom-shape draw:style-name="gr77" draw:text-style-name="P1" draw:layer="layout" svg:width="2.54cm" svg:height="1.27cm" svg:x="18.864cm" svg:y="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26" draw:layer="layout" svg:width="1.975cm" svg:height="0.963cm" svg:x="19.118cm" svg:y="12.567cm">
          <draw:text-box>
            <text:p text:style-name="P3"><text:span text:style-name="T16">dec2mem</text:span></text:p>
            <text:p text:style-name="P3"><text:span text:style-name="T16">interface</text:span></text:p>
          </draw:text-box>
        </draw:frame>
        <draw:custom-shape draw:style-name="gr77" draw:text-style-name="P1" draw:layer="layout" svg:width="2.54cm" svg:height="1.27cm" svg:x="18.90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26" draw:layer="layout" svg:width="2.187cm" svg:height="0.963cm" svg:x="19.034cm" svg:y="13.88cm">
          <draw:text-box>
            <text:p text:style-name="P3"><text:span text:style-name="T16">shifter</text:span></text:p>
            <text:p text:style-name="P3"><text:span text:style-name="T16">commands</text:span></text:p>
          </draw:text-box>
        </draw:frame>
        <draw:custom-shape draw:style-name="gr77" draw:text-style-name="P1" draw:layer="layout" svg:width="2.54cm" svg:height="1.27cm" svg:x="18.907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26" draw:layer="layout" svg:width="1.886cm" svg:height="0.963cm" svg:x="19.33cm" svg:y="15.15cm">
          <draw:text-box>
            <text:p text:style-name="P3"><text:span text:style-name="T16">ALU op</text:span></text:p>
            <text:p text:style-name="P3"><text:span text:style-name="T16">selection</text:span></text:p>
          </draw:text-box>
        </draw:frame>
        <draw:custom-shape draw:style-name="gr77" draw:text-style-name="P1" draw:layer="layout" svg:width="2.54cm" svg:height="1.27cm" svg:x="18.907cm" svg:y="1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26" draw:layer="layout" svg:width="1.899cm" svg:height="0.607cm" svg:x="19.288cm" svg:y="16.536cm">
          <draw:text-box>
            <text:p text:style-name="P3"><text:span text:style-name="T16">ALU cmd</text:span></text:p>
          </draw:text-box>
        </draw:frame>
        <draw:line draw:style-name="gr63" draw:text-style-name="P27" draw:layer="layout" svg:x1="21.955cm" svg:y1="11.795cm" svg:x2="21.404cm" svg:y2="11.795cm">
          <text:p/>
        </draw:line>
        <draw:line draw:style-name="gr63" draw:text-style-name="P27" draw:layer="layout" svg:x1="21.955cm" svg:y1="13.065cm" svg:x2="21.404cm" svg:y2="13.065cm">
          <text:p/>
        </draw:line>
        <draw:line draw:style-name="gr63" draw:text-style-name="P27" draw:layer="layout" svg:x1="21.955cm" svg:y1="14.335cm" svg:x2="21.447cm" svg:y2="14.335cm">
          <text:p/>
        </draw:line>
        <draw:line draw:style-name="gr63" draw:text-style-name="P27" draw:layer="layout" svg:x1="21.955cm" svg:y1="15.605cm" svg:x2="21.447cm" svg:y2="15.605cm">
          <text:p/>
        </draw:line>
        <draw:line draw:style-name="gr63" draw:text-style-name="P27" draw:layer="layout" svg:x1="21.955cm" svg:y1="16.875cm" svg:x2="21.447cm" svg:y2="16.875cm">
          <text:p/>
        </draw:line>
      </draw:page>
      <draw:page draw:name="Flot de Conception P&amp;R" draw:style-name="dp1" draw:master-page-name="Default">
        <draw:custom-shape draw:style-name="gr108" draw:text-style-name="P28" draw:layer="layout" svg:width="4.352cm" svg:height="3.036cm" svg:x="3.709cm" svg:y="3.679cm">
          <text:p/>
          <draw:enhanced-geometry svg:viewBox="0 0 21600 21600" draw:type="rectangle" draw:enhanced-path="M 0 0 L 21600 0 21600 21600 0 21600 0 0 Z N"/>
        </draw:custom-shape>
        <draw:frame draw:style-name="gr109" draw:text-style-name="P29" draw:layer="layout" svg:width="3.624cm" svg:height="2.471cm" svg:x="4.186cm" svg:y="3.517cm">
          <draw:text-box>
            <text:p><text:span text:style-name="T17">Comparaison</text:span></text:p>
            <text:p><text:span text:style-name="T17">netlists</text:span></text:p>
            <text:p><text:span text:style-name="T17">avant/après</text:span></text:p>
            <text:p><text:span text:style-name="T17">routage</text:span></text:p>
          </draw:text-box>
        </draw:frame>
        <draw:custom-shape draw:style-name="gr110" draw:text-style-name="P28" draw:layer="layout" svg:width="2.698cm" svg:height="1.324cm" svg:x="9.608cm" svg:y="4.874cm">
          <text:p text:style-name="P3"><text:span text:style-name="T17">Extraction</text:span></text:p>
          <text:p text:style-name="P3"><text:span text:style-name="T17">niv. portes</text:span></text:p>
          <draw:enhanced-geometry svg:viewBox="0 0 21600 21600" draw:type="rectangle" draw:enhanced-path="M 0 0 L 21600 0 21600 21600 0 21600 0 0 Z N"/>
        </draw:custom-shape>
        <draw:custom-shape draw:style-name="gr111" draw:text-style-name="P28" draw:layer="layout" svg:width="6.331cm" svg:height="1.195cm" svg:x="11.91cm" svg:y="2.354cm">
          <text:p text:style-name="P3"><text:span text:style-name="T17">Design Rules Checking</text:span></text:p>
          <draw:enhanced-geometry svg:viewBox="0 0 21600 21600" draw:type="rectangle" draw:enhanced-path="M 0 0 L 21600 0 21600 21600 0 21600 0 0 Z N"/>
        </draw:custom-shape>
        <draw:custom-shape draw:style-name="gr112" draw:text-style-name="P28" draw:layer="layout" svg:width="3.561cm" svg:height="1.344cm" svg:x="18.478cm" svg:y="4.82cm">
          <text:p text:style-name="P3"><text:span text:style-name="T17">Extraction</text:span></text:p>
          <text:p text:style-name="P3"><text:span text:style-name="T17">niv. transistors</text:span></text:p>
          <draw:enhanced-geometry svg:viewBox="0 0 21600 21600" draw:type="rectangle" draw:enhanced-path="M 0 0 L 21600 0 21600 21600 0 21600 0 0 Z N"/>
        </draw:custom-shape>
        <draw:custom-shape draw:style-name="gr113" draw:text-style-name="P28" draw:layer="layout" svg:width="3.561cm" svg:height="1.324cm" svg:x="23.008cm" svg:y="4.82cm">
          <text:p text:style-name="P3"><text:span text:style-name="T17">Extraction</text:span></text:p>
          <text:p text:style-name="P3"><text:span text:style-name="T17">niv. transistors</text:span></text:p>
          <draw:enhanced-geometry svg:viewBox="0 0 21600 21600" draw:type="rectangle" draw:enhanced-path="M 0 0 L 21600 0 21600 21600 0 21600 0 0 Z N"/>
        </draw:custom-shape>
        <draw:custom-shape draw:style-name="gr114" draw:text-style-name="P28" draw:layer="layout" svg:width="3.302cm" svg:height="3.036cm" svg:x="3.159cm" svg:y="8.716cm">
          <text:p text:style-name="P3"><text:span text:style-name="T17">Verification</text:span></text:p>
          <text:p text:style-name="P3"><text:span text:style-name="T17">syntaxique</text:span></text:p>
          <text:p text:style-name="P3"><text:span text:style-name="T17">preprocessing</text:span></text:p>
          <text:p text:style-name="P3"><text:span text:style-name="T17">du modèle</text:span></text:p>
          <draw:enhanced-geometry svg:viewBox="0 0 21600 21600" draw:type="rectangle" draw:enhanced-path="M 0 0 L 21600 0 21600 21600 0 21600 0 0 Z N"/>
        </draw:custom-shape>
        <draw:custom-shape draw:style-name="gr115" draw:text-style-name="P28" draw:layer="layout" svg:width="2.913cm" svg:height="3.036cm" svg:x="7.9cm" svg:y="8.662cm">
          <text:p text:style-name="P3"><text:span text:style-name="T17">Optimisation</text:span></text:p>
          <text:p text:style-name="P3"><text:span text:style-name="T17">booléenne</text:span></text:p>
          <draw:enhanced-geometry svg:viewBox="0 0 21600 21600" draw:type="rectangle" draw:enhanced-path="M 0 0 L 21600 0 21600 21600 0 21600 0 0 Z N"/>
        </draw:custom-shape>
        <draw:custom-shape draw:style-name="gr116" draw:text-style-name="P28" draw:layer="layout" svg:width="2.837cm" svg:height="3.036cm" svg:x="12.218cm" svg:y="8.704cm">
          <text:p text:style-name="P3"><text:span text:style-name="T17">Projection</text:span></text:p>
          <text:p text:style-name="P3"><text:span text:style-name="T17">Structurelle</text:span></text:p>
          <draw:enhanced-geometry svg:viewBox="0 0 21600 21600" draw:type="rectangle" draw:enhanced-path="M 0 0 L 21600 0 21600 21600 0 21600 0 0 Z N"/>
        </draw:custom-shape>
        <draw:custom-shape draw:style-name="gr116" draw:text-style-name="P28" draw:layer="layout" svg:width="2.837cm" svg:height="3.036cm" svg:x="17.171cm" svg:y="8.535cm">
          <text:p text:style-name="P3"><text:span text:style-name="T17">Placement</text:span></text:p>
          <text:p text:style-name="P3"><text:span text:style-name="T17">&amp;</text:span></text:p>
          <text:p text:style-name="P3"><text:span text:style-name="T17">Routage</text:span></text:p>
          <draw:enhanced-geometry svg:viewBox="0 0 21600 21600" draw:type="rectangle" draw:enhanced-path="M 0 0 L 21600 0 21600 21600 0 21600 0 0 Z N"/>
        </draw:custom-shape>
        <draw:custom-shape draw:style-name="gr116" draw:text-style-name="P28" draw:layer="layout" svg:width="2.837cm" svg:height="3.036cm" svg:x="12.218cm" svg:y="8.704cm">
          <text:p text:style-name="P3"><text:span text:style-name="T17">Projection</text:span></text:p>
          <text:p text:style-name="P3"><text:span text:style-name="T17">Structurelle</text:span></text:p>
          <draw:enhanced-geometry svg:viewBox="0 0 21600 21600" draw:type="rectangle" draw:enhanced-path="M 0 0 L 21600 0 21600 21600 0 21600 0 0 Z N"/>
        </draw:custom-shape>
        <draw:custom-shape draw:style-name="gr116" draw:text-style-name="P28" draw:layer="layout" svg:width="2.837cm" svg:height="3.036cm" svg:x="21.785cm" svg:y="8.535cm">
          <text:p text:style-name="P3"><text:span text:style-name="T17">Expansion</text:span></text:p>
          <draw:enhanced-geometry svg:viewBox="0 0 21600 21600" draw:type="rectangle" draw:enhanced-path="M 0 0 L 21600 0 21600 21600 0 21600 0 0 Z N"/>
        </draw:custom-shape>
        <draw:line draw:style-name="gr117" draw:text-style-name="P10" draw:layer="layout" svg:x1="15.097cm" svg:y1="10.567cm" svg:x2="17.129cm" svg:y2="10.567cm">
          <text:p/>
        </draw:line>
        <draw:line draw:style-name="gr117" draw:text-style-name="P10" draw:layer="layout" svg:x1="20.05cm" svg:y1="10.525cm" svg:x2="21.743cm" svg:y2="10.525cm">
          <text:p/>
        </draw:line>
        <draw:line draw:style-name="gr117" draw:text-style-name="P10" draw:layer="layout" svg:x1="10.863cm" svg:y1="10.525cm" svg:x2="12.176cm" svg:y2="10.525cm">
          <text:p/>
        </draw:line>
        <draw:line draw:style-name="gr117" draw:text-style-name="P10" draw:layer="layout" svg:x1="6.503cm" svg:y1="10.525cm" svg:x2="7.858cm" svg:y2="10.525cm">
          <text:p/>
        </draw:line>
        <draw:line draw:style-name="gr117" draw:text-style-name="P10" draw:layer="layout" svg:x1="24.664cm" svg:y1="10.525cm" svg:x2="26.357cm" svg:y2="10.525cm">
          <text:p/>
        </draw:line>
        <draw:line draw:style-name="gr117" draw:text-style-name="P10" draw:layer="layout" svg:x1="1.423cm" svg:y1="10.525cm" svg:x2="3.116cm" svg:y2="10.525cm">
          <text:p/>
        </draw:line>
        <draw:line draw:style-name="gr118" draw:text-style-name="P10" draw:layer="layout" svg:x1="15.986cm" svg:y1="10.736cm" svg:x2="15.986cm" svg:y2="3.54cm">
          <text:p/>
        </draw:line>
        <draw:line draw:style-name="gr119" draw:text-style-name="P10" draw:layer="layout" svg:x1="16.155cm" svg:y1="6.376cm" svg:x2="8.112cm" svg:y2="6.419cm">
          <text:p/>
        </draw:line>
        <draw:line draw:style-name="gr120" draw:text-style-name="P10" draw:layer="layout" svg:x1="15.986cm" svg:y1="5.402cm" svg:x2="18.441cm" svg:y2="5.402cm">
          <text:p/>
        </draw:line>
        <draw:line draw:style-name="gr119" draw:text-style-name="P10" draw:layer="layout" svg:x1="16.155cm" svg:y1="5.402cm" svg:x2="12.303cm" svg:y2="5.402cm">
          <text:p/>
        </draw:line>
        <draw:line draw:style-name="gr120" draw:text-style-name="P10" draw:layer="layout" svg:x1="9.551cm" svg:y1="5.445cm" svg:x2="8.112cm" svg:y2="5.445cm">
          <text:p/>
        </draw:line>
        <draw:line draw:style-name="gr120" draw:text-style-name="P10" draw:layer="layout" svg:x1="22.082cm" svg:y1="5.487cm" svg:x2="22.971cm" svg:y2="5.487cm">
          <text:p/>
        </draw:line>
        <draw:custom-shape draw:style-name="gr121" draw:text-style-name="P30" draw:layer="layout" svg:width="0.635cm" svg:height="0.635cm" svg:x="2.905cm" svg:y="14.335cm">
          <text:p/>
          <draw:enhanced-geometry svg:viewBox="0 0 21600 21600" draw:type="rectangle" draw:enhanced-path="M 0 0 L 21600 0 21600 21600 0 21600 0 0 Z N"/>
        </draw:custom-shape>
        <draw:frame draw:style-name="gr122" draw:text-style-name="P31" draw:layer="layout" svg:width="2.123cm" svg:height="1.916cm" svg:x="6.207cm" svg:y="11.53cm">
          <draw:text-box>
            <text:p text:style-name="P3"><text:span text:style-name="T18">modèle</text:span></text:p>
            <text:p text:style-name="P3"><text:span text:style-name="T18">VHDL</text:span></text:p>
            <text:p text:style-name="P3"><text:span text:style-name="T18">vérifié</text:span></text:p>
          </draw:text-box>
        </draw:frame>
        <draw:frame draw:style-name="gr123" draw:text-style-name="P32" draw:layer="layout" svg:width="1.912cm" svg:height="0.962cm" svg:x="21.647cm" svg:y="3.89cm">
          <draw:text-box>
            <text:p><text:span text:style-name="T19">(.spi)</text:span></text:p>
          </draw:text-box>
        </draw:frame>
        <draw:frame draw:style-name="gr124" draw:text-style-name="P31" draw:layer="layout" svg:width="2.123cm" svg:height="1.361cm" svg:x="0.957cm" svg:y="11.276cm">
          <draw:text-box>
            <text:p text:style-name="P3"><text:span text:style-name="T18">modèle</text:span></text:p>
            <text:p text:style-name="P3"><text:span text:style-name="T18">VHDL</text:span></text:p>
          </draw:text-box>
        </draw:frame>
        <draw:frame draw:style-name="gr125" draw:text-style-name="P32" draw:layer="layout" svg:width="2.263cm" svg:height="0.962cm" svg:x="0.866cm" svg:y="12.472cm">
          <draw:text-box>
            <text:p><text:span text:style-name="T19">(.vhdl)</text:span></text:p>
          </draw:text-box>
        </draw:frame>
        <draw:frame draw:style-name="gr126" draw:text-style-name="P31" draw:layer="layout" svg:width="2.348cm" svg:height="1.916cm" svg:x="10.398cm" svg:y="11.541cm">
          <draw:text-box>
            <text:p text:style-name="P3"><text:span text:style-name="T18">modèle</text:span></text:p>
            <text:p text:style-name="P3"><text:span text:style-name="T18">VHDL</text:span></text:p>
            <text:p text:style-name="P3"><text:span text:style-name="T18">optimisé</text:span></text:p>
          </draw:text-box>
        </draw:frame>
        <draw:frame draw:style-name="gr127" draw:text-style-name="P31" draw:layer="layout" svg:width="1.802cm" svg:height="0.806cm" svg:x="15.097cm" svg:y="10.906cm">
          <draw:text-box>
            <text:p text:style-name="P3"><text:span text:style-name="T18">netlist</text:span></text:p>
          </draw:text-box>
        </draw:frame>
        <draw:frame draw:style-name="gr128" draw:text-style-name="P32" draw:layer="layout" svg:width="1.916cm" svg:height="0.962cm" svg:x="14.879cm" svg:y="11.722cm">
          <draw:text-box>
            <text:p><text:span text:style-name="T19">(.vst)</text:span></text:p>
          </draw:text-box>
        </draw:frame>
        <draw:frame draw:style-name="gr129" draw:text-style-name="P31" draw:layer="layout" svg:width="3.008cm" svg:height="1.361cm" svg:x="19.687cm" svg:y="11.456cm">
          <draw:text-box>
            <text:p text:style-name="P3"><text:span text:style-name="T18">masque</text:span></text:p>
            <text:p text:style-name="P3"><text:span text:style-name="T18">symbolique</text:span></text:p>
          </draw:text-box>
        </draw:frame>
        <draw:frame draw:style-name="gr130" draw:text-style-name="P32" draw:layer="layout" svg:width="1.806cm" svg:height="0.962cm" svg:x="20.177cm" svg:y="12.514cm">
          <draw:text-box>
            <text:p><text:span text:style-name="T19">(.ap)</text:span></text:p>
          </draw:text-box>
        </draw:frame>
        <draw:frame draw:style-name="gr131" draw:text-style-name="P32" draw:layer="layout" svg:width="1.594cm" svg:height="0.962cm" svg:x="7.985cm" svg:y="3.878cm">
          <draw:text-box>
            <text:p><text:span text:style-name="T19">(.al)</text:span></text:p>
          </draw:text-box>
        </draw:frame>
        <draw:frame draw:style-name="gr132" draw:text-style-name="P33" draw:layer="layout" svg:width="1.687cm" svg:height="0.962cm" svg:x="22.837cm" svg:y="6.207cm">
          <draw:text-box>
            <text:p><text:span text:style-name="T20">TAS</text:span></text:p>
          </draw:text-box>
        </draw:frame>
        <draw:frame draw:style-name="gr133" draw:text-style-name="P33" draw:layer="layout" svg:width="3.288cm" svg:height="0.962cm" svg:x="18.447cm" svg:y="6.207cm">
          <draw:text-box>
            <text:p><text:span text:style-name="T20">COUGAR</text:span></text:p>
          </draw:text-box>
        </draw:frame>
        <draw:frame draw:style-name="gr134" draw:text-style-name="P33" draw:layer="layout" svg:width="2.331cm" svg:height="0.962cm" svg:x="16.07cm" svg:y="3.54cm">
          <draw:text-box>
            <text:p><text:span text:style-name="T20">DRUC</text:span></text:p>
          </draw:text-box>
        </draw:frame>
        <draw:frame draw:style-name="gr135" draw:text-style-name="P33" draw:layer="layout" svg:width="1.653cm" svg:height="0.962cm" svg:x="4.64cm" svg:y="6.757cm">
          <draw:text-box>
            <text:p><text:span text:style-name="T20">LVX</text:span></text:p>
          </draw:text-box>
        </draw:frame>
        <draw:frame draw:style-name="gr133" draw:text-style-name="P33" draw:layer="layout" svg:width="3.288cm" svg:height="0.962cm" svg:x="9.466cm" svg:y="6.503cm">
          <draw:text-box>
            <text:p><text:span text:style-name="T20">COUGAR</text:span></text:p>
          </draw:text-box>
        </draw:frame>
        <draw:frame draw:style-name="gr136" draw:text-style-name="P33" draw:layer="layout" svg:width="2.149cm" svg:height="0.962cm" svg:x="3.749cm" svg:y="11.891cm">
          <draw:text-box>
            <text:p><text:span text:style-name="T20">VASY</text:span></text:p>
          </draw:text-box>
        </draw:frame>
        <draw:frame draw:style-name="gr137" draw:text-style-name="P33" draw:layer="layout" svg:width="2.445cm" svg:height="0.962cm" svg:x="8.249cm" svg:y="11.837cm">
          <draw:text-box>
            <text:p><text:span text:style-name="T20">BOOM</text:span></text:p>
          </draw:text-box>
        </draw:frame>
        <draw:frame draw:style-name="gr138" draw:text-style-name="P33" draw:layer="layout" svg:width="2.267cm" svg:height="0.962cm" svg:x="12.398cm" svg:y="11.795cm">
          <draw:text-box>
            <text:p><text:span text:style-name="T20">BOOL</text:span></text:p>
          </draw:text-box>
        </draw:frame>
        <draw:frame draw:style-name="gr139" draw:text-style-name="P33" draw:layer="layout" svg:width="1.844cm" svg:height="0.962cm" svg:x="17.74cm" svg:y="11.625cm">
          <draw:text-box>
            <text:p><text:span text:style-name="T20">CGT</text:span></text:p>
          </draw:text-box>
        </draw:frame>
        <draw:frame draw:style-name="gr140" draw:text-style-name="P33" draw:layer="layout" svg:width="1.734cm" svg:height="0.962cm" svg:x="22.464cm" svg:y="11.595cm">
          <draw:text-box>
            <text:p><text:span text:style-name="T20">S2R</text:span></text:p>
          </draw:text-box>
        </draw:frame>
        <draw:custom-shape draw:style-name="gr141" draw:text-style-name="P34" draw:layer="layout" svg:width="0.635cm" svg:height="0.635cm" svg:x="2.905cm" svg:y="18.145cm">
          <text:p/>
          <draw:enhanced-geometry svg:viewBox="0 0 21600 21600" draw:type="rectangle" draw:enhanced-path="M 0 0 L 21600 0 21600 21600 0 21600 0 0 Z N"/>
        </draw:custom-shape>
        <draw:custom-shape draw:style-name="gr142" draw:text-style-name="P35" draw:layer="layout" svg:width="0.635cm" svg:height="0.635cm" svg:x="2.905cm" svg:y="16.875cm">
          <text:p/>
          <draw:enhanced-geometry svg:viewBox="0 0 21600 21600" draw:type="rectangle" draw:enhanced-path="M 0 0 L 21600 0 21600 21600 0 21600 0 0 Z N"/>
        </draw:custom-shape>
        <draw:custom-shape draw:style-name="gr143" draw:text-style-name="P36" draw:layer="layout" svg:width="0.635cm" svg:height="0.635cm" svg:x="2.905cm" svg:y="15.605cm">
          <text:p/>
          <draw:enhanced-geometry svg:viewBox="0 0 21600 21600" draw:type="rectangle" draw:enhanced-path="M 0 0 L 21600 0 21600 21600 0 21600 0 0 Z N"/>
        </draw:custom-shape>
        <draw:frame draw:style-name="gr144" draw:text-style-name="P37" draw:layer="layout" svg:width="6.204cm" svg:height="0.962cm" svg:x="4.048cm" svg:y="14.165cm">
          <draw:text-box>
            <text:p>étape de conception</text:p>
          </draw:text-box>
        </draw:frame>
        <draw:frame draw:style-name="gr145" draw:text-style-name="P38" draw:layer="layout" svg:width="4.972cm" svg:height="0.962cm" svg:x="4.09cm" svg:y="15.532cm">
          <draw:text-box>
            <text:p><text:span text:style-name="T21">flux de données</text:span></text:p>
          </draw:text-box>
        </draw:frame>
        <draw:frame draw:style-name="gr146" draw:text-style-name="P32" draw:layer="layout" svg:width="6.103cm" svg:height="0.962cm" svg:x="3.982cm" svg:y="16.79cm">
          <draw:text-box>
            <text:p><text:span text:style-name="T19">formats de données</text:span></text:p>
          </draw:text-box>
        </draw:frame>
        <draw:frame draw:style-name="gr147" draw:text-style-name="P33" draw:layer="layout" svg:width="4.227cm" svg:height="0.962cm" svg:x="4.048cm" svg:y="18.102cm">
          <draw:text-box>
            <text:p><text:span text:style-name="T20">logiciel utilisé</text:span></text:p>
          </draw:text-box>
        </draw:frame>
        <draw:frame draw:style-name="gr148" draw:text-style-name="P31" draw:layer="layout" svg:width="2.263cm" svg:height="1.361cm" svg:x="24.622cm" svg:y="11.414cm">
          <draw:text-box>
            <text:p text:style-name="P3"><text:span text:style-name="T18">masque</text:span></text:p>
            <text:p text:style-name="P3"><text:span text:style-name="T18">réel</text:span></text:p>
          </draw:text-box>
        </draw:frame>
      </draw:page>
      <draw:page draw:name="DECOD - IFETCH portion" draw:style-name="dp1" draw:master-page-name="Default">
        <draw:custom-shape draw:style-name="gr149" draw:text-style-name="P10" xml:id="id1" draw:id="id1" draw:layer="layout" svg:width="4.823cm" svg:height="3.179cm" svg:x="18.105cm" svg:y="4.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0" draw:text-style-name="P40" draw:layer="layout" svg:width="3.62cm" svg:height="1.245cm" svg:x="18.708cm" svg:y="5.404cm">
          <draw:text-box>
            <text:p text:style-name="P39"><text:span text:style-name="T2">IFETCH</text:span></text:p>
          </draw:text-box>
        </draw:frame>
        <draw:custom-shape draw:style-name="gr149" draw:text-style-name="P10" draw:layer="layout" svg:width="4.823cm" svg:height="3.179cm" svg:x="9.28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0" draw:layer="layout" svg:width="4.823cm" svg:height="3.179cm" svg:x="9.28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1" draw:text-style-name="P40" draw:layer="layout" svg:width="2.427cm" svg:height="1.246cm" svg:x="10.361cm" svg:y="13.626cm">
          <draw:text-box>
            <text:p text:style-name="P39"><text:span text:style-name="T2">RUN</text:span></text:p>
          </draw:text-box>
        </draw:frame>
        <draw:connector draw:style-name="gr2" draw:text-style-name="P10" draw:layer="layout" draw:type="line" svg:x1="18.811cm" svg:y1="7.171cm" svg:x2="11.635cm" svg:y2="12.569cm" draw:start-shape="id1" draw:start-glue-point="7" svg:d="M18811 7171l-7176 5398" svg:viewBox="0 0 7177 5399">
          <text:p/>
        </draw:connector>
        <draw:frame draw:style-name="gr152" draw:text-style-name="P42" draw:layer="layout" svg:width="4.751cm" svg:height="0.939cm" svg:x="11.637cm" svg:y="7.563cm">
          <draw:text-box>
            <text:p text:style-name="P41"><text:span text:style-name="T22">pc devient valide</text:span></text:p>
          </draw:text-box>
        </draw:frame>
        <draw:path draw:style-name="gr153" draw:text-style-name="P10" draw:layer="layout" svg:width="0.902cm" svg:height="1.018cm" draw:transform="skewX (-0.174881991049832) rotate (1.89839462739423) translate (9.49274677876045cm 13.5347304157369cm)" svg:viewBox="0 0 903 1019" svg:d="M0 0c1966 3 111 1019 111 1019l18-47">
          <text:p/>
        </draw:path>
        <draw:path draw:style-name="gr153" draw:text-style-name="P10" draw:layer="layout" svg:width="0.902cm" svg:height="1.018cm" draw:transform="skewX (-0.173834793498635) rotate (-2.69583556263044) translate (10.1012782431416cm 15.3974768142888cm)" svg:viewBox="0 0 903 1019" svg:d="M0 0c1966 4 111 1019 111 1019l18-47">
          <text:p/>
        </draw:path>
        <draw:frame draw:style-name="gr154" draw:text-style-name="P42" draw:layer="layout" svg:width="5.512cm" svg:height="1.553cm" svg:x="6.672cm" svg:y="15.914cm">
          <draw:text-box>
            <text:p text:style-name="P41"><text:span text:style-name="T22">l’instruction est gelée</text:span></text:p>
          </draw:text-box>
        </draw:frame>
        <draw:frame draw:style-name="gr155" draw:text-style-name="P42" draw:layer="layout" svg:width="5.6cm" svg:height="1.553cm" svg:x="6.703cm" svg:y="10.596cm">
          <draw:text-box>
            <text:p text:style-name="P41"><text:span text:style-name="T22">on passe à</text:span></text:p>
            <text:p text:style-name="P41"><text:span text:style-name="T22">l’instruction suivante</text:span></text:p>
          </draw:text-box>
        </draw:frame>
      </draw:page>
      <draw:page draw:name="ARM_CORE - Modélisation Séquentielle" draw:style-name="dp1" draw:master-page-name="Default">
        <draw:custom-shape draw:style-name="gr156" draw:text-style-name="P10" xml:id="id4" draw:id="id4" draw:layer="layout" svg:width="3.725cm" svg:height="2.455cm" svg:x="9.932cm" svg:y="2.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43" draw:layer="layout" svg:width="2.796cm" svg:height="0.962cm" svg:x="10.398cm" svg:y="3.678cm">
          <draw:text-box>
            <text:p><text:span text:style-name="T2">IFETCH</text:span></text:p>
          </draw:text-box>
        </draw:frame>
        <draw:custom-shape draw:style-name="gr156" draw:text-style-name="P10" draw:layer="layout" svg:width="3.725cm" svg:height="2.455cm" svg:x="3.117cm" svg:y="9.2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6" draw:text-style-name="P10" xml:id="id5" draw:id="id5" draw:layer="layout" svg:width="3.725cm" svg:height="2.455cm" svg:x="10.101cm" svg:y="1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43" draw:layer="layout" svg:width="3.216cm" svg:height="0.962cm" svg:x="10.355cm" svg:y="16.028cm">
          <draw:text-box>
            <text:p><text:span text:style-name="T2">MTRANS</text:span></text:p>
          </draw:text-box>
        </draw:frame>
        <draw:custom-shape draw:style-name="gr156" draw:text-style-name="P10" draw:layer="layout" svg:width="3.725cm" svg:height="2.455cm" svg:x="3.117cm" svg:y="9.2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9" draw:text-style-name="P43" draw:layer="layout" svg:width="1.874cm" svg:height="0.962cm" svg:x="3.952cm" svg:y="10.028cm">
          <draw:text-box>
            <text:p><text:span text:style-name="T2">RUN</text:span></text:p>
          </draw:text-box>
        </draw:frame>
        <draw:custom-shape draw:style-name="gr156" draw:text-style-name="P10" xml:id="id3" draw:id="id3" draw:layer="layout" svg:width="3.725cm" svg:height="2.455cm" svg:x="16.113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0" draw:text-style-name="P43" draw:layer="layout" svg:width="3.245cm" svg:height="0.962cm" svg:x="16.381cm" svg:y="10.017cm">
          <draw:text-box>
            <text:p><text:span text:style-name="T2">BRANCH</text:span></text:p>
          </draw:text-box>
        </draw:frame>
        <draw:custom-shape draw:style-name="gr156" draw:text-style-name="P10" xml:id="id2" draw:id="id2" draw:layer="layout" svg:width="3.725cm" svg:height="2.455cm" svg:x="9.805cm" svg:y="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1" draw:text-style-name="P43" draw:layer="layout" svg:width="1.984cm" svg:height="0.962cm" svg:x="10.652cm" svg:y="9.974cm">
          <draw:text-box>
            <text:p><text:span text:style-name="T2">LINK</text:span></text:p>
          </draw:text-box>
        </draw:frame>
        <draw:connector draw:style-name="gr2" draw:text-style-name="P10" draw:layer="layout" draw:type="line" svg:x1="6.799cm" svg:y1="10.44cm" svg:x2="9.805cm" svg:y2="10.398cm" draw:end-shape="id2" draw:end-glue-point="6" svg:d="M6799 10440l3006-42" svg:viewBox="0 0 3007 43">
          <text:p/>
        </draw:connector>
        <draw:connector draw:style-name="gr2" draw:text-style-name="P10" draw:layer="layout" draw:type="line" svg:x1="13.53cm" svg:y1="10.398cm" svg:x2="16.113cm" svg:y2="10.483cm" draw:start-shape="id2" draw:start-glue-point="10" draw:end-shape="id3" draw:end-glue-point="6" svg:d="M13530 10398l2583 85" svg:viewBox="0 0 2584 86">
          <text:p/>
        </draw:connector>
        <draw:connector draw:style-name="gr2" draw:text-style-name="P10" draw:layer="layout" draw:type="line" svg:x1="17.975cm" svg:y1="9.255cm" svg:x2="13.112cm" svg:y2="5.043cm" draw:start-shape="id3" draw:start-glue-point="4" draw:end-shape="id4" draw:end-glue-point="9" svg:d="M17975 9255l-4863-4212" svg:viewBox="0 0 4864 4213">
          <text:p/>
        </draw:connector>
        <draw:connector draw:style-name="gr2" draw:text-style-name="P10" draw:layer="layout" draw:type="line" svg:x1="10.477cm" svg:y1="5.043cm" svg:x2="4.936cm" svg:y2="9.212cm" draw:start-shape="id4" draw:start-glue-point="7" svg:d="M10477 5043l-5541 4169" svg:viewBox="0 0 5542 4170">
          <text:p/>
        </draw:connector>
        <draw:path draw:style-name="gr162" draw:text-style-name="P10" draw:layer="layout" svg:width="6.843cm" svg:height="6.064cm" draw:transform="skewX (0.0275762021815104) rotate (-0.713141532364883) translate (10.936467097808cm 6.04726830787228cm)" svg:viewBox="0 0 6844 6065" svg:d="M0 6065c5661 1 6844-6065 6844-6065">
          <text:p/>
        </draw:path>
        <draw:connector draw:style-name="gr163" draw:text-style-name="P10" draw:layer="layout" draw:type="line" svg:x1="10.101cm" svg:y1="16.452cm" svg:x2="4.936cm" svg:y2="11.667cm" draw:start-shape="id5" draw:start-glue-point="6" svg:d="M10101 16452l-5165-4785" svg:viewBox="0 0 5166 4786">
          <text:p/>
        </draw:connector>
        <draw:connector draw:style-name="gr163" draw:text-style-name="P10" draw:layer="layout" draw:type="line" svg:x1="13.826cm" svg:y1="16.452cm" svg:x2="17.975cm" svg:y2="11.71cm" draw:start-shape="id5" draw:start-glue-point="10" draw:end-shape="id3" draw:end-glue-point="8" svg:d="M13826 16452l4149-4742" svg:viewBox="0 0 4150 4743">
          <text:p/>
        </draw:connector>
        <draw:frame draw:style-name="gr164" draw:text-style-name="P42" draw:layer="layout" svg:width="3.901cm" svg:height="1.199cm" svg:x="6.715cm" svg:y="8.831cm">
          <draw:text-box>
            <text:p><text:span text:style-name="T22">l’instruction est un</text:span></text:p>
            <text:p><text:span text:style-name="T22">branch and link</text:span></text:p>
          </draw:text-box>
        </draw:frame>
        <draw:frame draw:style-name="gr165" draw:text-style-name="P44" draw:layer="layout" svg:width="1.645cm" svg:height="0.725cm" svg:x="6.763cm" svg:y="9.805cm">
          <draw:text-box>
            <text:p><text:span text:style-name="T23">bl_i=1</text:span></text:p>
          </draw:text-box>
        </draw:frame>
        <draw:frame draw:style-name="gr166" draw:text-style-name="P44" draw:layer="layout" svg:width="1.552cm" svg:height="0.725cm" svg:x="11.964cm" svg:y="13.144cm">
          <draw:text-box>
            <text:p><text:span text:style-name="T23">boi=1</text:span></text:p>
          </draw:text-box>
        </draw:frame>
        <draw:frame draw:style-name="gr164" draw:text-style-name="P42" draw:layer="layout" svg:width="3.901cm" svg:height="1.199cm" svg:x="11.922cm" svg:y="12.255cm">
          <draw:text-box>
            <text:p><text:span text:style-name="T22">l’instruction est un</text:span></text:p>
            <text:p><text:span text:style-name="T22">branch</text:span></text:p>
          </draw:text-box>
        </draw:frame>
        <draw:frame draw:style-name="gr167" draw:text-style-name="P42" draw:layer="layout" svg:width="3.669cm" svg:height="0.725cm" svg:x="4.937cm" svg:y="5.346cm">
          <draw:text-box>
            <text:p><text:span text:style-name="T22">pc devient valide</text:span></text:p>
          </draw:text-box>
        </draw:frame>
        <draw:frame draw:style-name="gr168" draw:text-style-name="P44" draw:layer="layout" svg:width="2.496cm" svg:height="0.725cm" svg:x="4.979cm" svg:y="5.995cm">
          <draw:text-box>
            <text:p><text:span text:style-name="T23">reg_pcv=1</text:span></text:p>
          </draw:text-box>
        </draw:frame>
        <draw:path draw:style-name="gr153" draw:text-style-name="P10" draw:layer="layout" svg:width="3.826cm" svg:height="6.112cm" draw:transform="skewX (-0.00541052068118246) rotate (-1.79734006370376) translate (10.840221940084cm 13.0492509057806cm)" svg:viewBox="0 0 3827 6113" svg:d="M0 6113c5355 0 3526-6113 3526-6113">
          <text:p/>
        </draw:path>
        <draw:frame draw:style-name="gr169" draw:text-style-name="P42" draw:layer="layout" svg:width="3.999cm" svg:height="1.199cm" svg:x="8.239cm" svg:y="13.361cm">
          <draw:text-box>
            <text:p><text:span text:style-name="T22">le transfert n’a pas</text:span></text:p>
            <text:p><text:span text:style-name="T22">modifié r15</text:span></text:p>
          </draw:text-box>
        </draw:frame>
        <draw:frame draw:style-name="gr168" draw:text-style-name="P44" draw:layer="layout" svg:width="2.496cm" svg:height="0.725cm" svg:x="8.154cm" svg:y="14.287cm">
          <draw:text-box>
            <text:p><text:span text:style-name="T23">reg_pcv=1</text:span></text:p>
          </draw:text-box>
        </draw:frame>
        <draw:frame draw:style-name="gr164" draw:text-style-name="P42" draw:layer="layout" svg:width="3.901cm" svg:height="1.199cm" svg:x="1.465cm" svg:y="15.083cm">
          <draw:text-box>
            <text:p><text:span text:style-name="T22">l’instruction est un</text:span></text:p>
            <text:p><text:span text:style-name="T22">multiple transfert</text:span></text:p>
          </draw:text-box>
        </draw:frame>
        <draw:frame draw:style-name="gr170" draw:text-style-name="P44" draw:layer="layout" svg:width="2.636cm" svg:height="0.725cm" svg:x="1.496cm" svg:y="16.028cm">
          <draw:text-box>
            <text:p><text:span text:style-name="T23">mtrans_t=1</text:span></text:p>
          </draw:text-box>
        </draw:frame>
        <draw:frame draw:style-name="gr171" draw:text-style-name="P42" draw:layer="layout" svg:width="2.864cm" svg:height="1.199cm" svg:x="16.282cm" svg:y="13.517cm">
          <draw:text-box>
            <text:p><text:span text:style-name="T22">le transfert a</text:span></text:p>
            <text:p><text:span text:style-name="T22">modifié r15</text:span></text:p>
          </draw:text-box>
        </draw:frame>
        <draw:frame draw:style-name="gr168" draw:text-style-name="P44" draw:layer="layout" svg:width="2.496cm" svg:height="0.725cm" svg:x="16.326cm" svg:y="14.419cm">
          <draw:text-box>
            <text:p><text:span text:style-name="T23">reg_pcv=0</text:span></text:p>
          </draw:text-box>
        </draw:frame>
        <draw:path draw:style-name="gr153" draw:text-style-name="P10" draw:layer="layout" svg:width="0.696cm" svg:height="0.786cm" draw:transform="skewX (-0.175056523975031) rotate (1.89874369324463) translate (3.28137445008358cm 9.95744707425943cm)" svg:viewBox="0 0 697 787" svg:d="M0 0c1518 3 85 787 85 787l14-36">
          <text:p/>
        </draw:path>
        <draw:path draw:style-name="gr153" draw:text-style-name="P10" draw:layer="layout" svg:width="0.696cm" svg:height="0.786cm" draw:transform="skewX (-0.175056523975031) rotate (-2.69583556263044) translate (3.75132425346948cm 11.3959878153655cm)" svg:viewBox="0 0 697 787" svg:d="M0 0c1518 3 85 787 85 787l14-36">
          <text:p/>
        </draw:path>
        <draw:frame draw:style-name="gr172" draw:text-style-name="P42" draw:layer="layout" svg:width="4.257cm" svg:height="1.199cm" svg:x="1.103cm" svg:y="11.795cm">
          <draw:text-box>
            <text:p><text:span text:style-name="T22">l’instruction est gelée</text:span></text:p>
          </draw:text-box>
        </draw:frame>
        <draw:frame draw:style-name="gr173" draw:text-style-name="P44" draw:layer="layout" svg:width="2.119cm" svg:height="1.199cm" svg:x="1.084cm" svg:y="12.712cm">
          <draw:text-box>
            <text:p><text:span text:style-name="T23">condv=0</text:span></text:p>
            <text:p><text:span text:style-name="T23">operv=0</text:span></text:p>
          </draw:text-box>
        </draw:frame>
        <draw:frame draw:style-name="gr174" draw:text-style-name="P42" draw:layer="layout" svg:width="4.325cm" svg:height="1.199cm" svg:x="1.127cm" svg:y="7.688cm">
          <draw:text-box>
            <text:p><text:span text:style-name="T22">on passe à</text:span></text:p>
            <text:p><text:span text:style-name="T22">l’instruction suivan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5T09:48:00.619344838</meta:creation-date>
    <dc:date>2018-01-26T01:12:05.873714254</dc:date>
    <meta:editing-duration>PT5H44M59S</meta:editing-duration>
    <meta:editing-cycles>25</meta:editing-cycles>
    <meta:generator>LibreOffice/5.4.4.2$Linux_X86_64 LibreOffice_project/40m0$Build-2</meta:generator>
    <meta:document-statistic meta:object-count="561"/>
  </office:meta>
</office:document-meta>
</file>